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rocessing.core.PApplet;</text:p>
      <text:p text:style-name="Standard">import processing.core.PImage;</text:p>
      <text:p text:style-name="Standard"/>
      <text:p text:style-name="Standard">import java.io.*;</text:p>
      <text:p text:style-name="Standard">import java.net.*;</text:p>
      <text:p text:style-name="Standard">import java.nio.charset.StandardCharsets;</text:p>
      <text:p text:style-name="Standard">import java.nio.file.Files;</text:p>
      <text:p text:style-name="Standard">import java.nio.file.StandardCopyOption;</text:p>
      <text:p text:style-name="Standard">import java.util.*;</text:p>
      <text:p text:style-name="Standard"/>
      <text:p text:style-name="Standard">// ----------------------------------------------------</text:p>
      <text:p text:style-name="Standard">// RÉGLAGES</text:p>
      <text:p text:style-name="Standard">// ----------------------------------------------------</text:p>
      <text:p text:style-name="Standard">int controlDisplay = 1; <text:s text:c="2"/>// écran tactile / contrôle</text:p>
      <text:p text:style-name="Standard">int outputDisplay <text:s/>= 2; <text:s text:c="2"/>// écran d'affichage</text:p>
      <text:p text:style-name="Standard">int serverPort = 8080;</text:p>
      <text:p text:style-name="Standard"/>
      <text:p text:style-name="Standard">// ----------------------------------------------------</text:p>
      <text:p text:style-name="Standard">// CARTE DES LIEUX</text:p>
      <text:p text:style-name="Standard">// ----------------------------------------------------</text:p>
      <text:p text:style-name="Standard">// true = affiche les zones en cercle pour les placer facilement</text:p>
      <text:p text:style-name="Standard">// false = zones invisibles, seuls les noms restent visibles</text:p>
      <text:p text:style-name="Standard">boolean placeMapDebug = true;</text:p>
      <text:p text:style-name="Standard"/>
      <text:p text:style-name="Standard">PImage placeMapImage;</text:p>
      <text:p text:style-name="Standard">HashMap&lt;Integer, PImage&gt; placePngCache = new HashMap&lt;Integer, PImage&gt;();</text:p>
      <text:p text:style-name="Standard"/>
      <text:p text:style-name="Standard">float placeMapX, placeMapY, placeMapW, placeMapH;</text:p>
      <text:p text:style-name="Standard">float placePreviewX, placePreviewY, placePreviewW, placePreviewH;</text:p>
      <text:p text:style-name="Standard"/>
      <text:p text:style-name="Standard">ArrayList&lt;PlaceZone&gt; placeZones = new ArrayList&lt;PlaceZone&gt;();</text:p>
      <text:p text:style-name="Standard"/>
      <text:p text:style-name="Standard">// ----------------------------------------------------</text:p>
      <text:p text:style-name="Standard">// ÉCRANS</text:p>
      <text:p text:style-name="Standard">// ----------------------------------------------------</text:p>
      <text:p text:style-name="Standard">final int SCREEN_MENU = 0;</text:p>
      <text:p text:style-name="Standard">final int SCREEN_OLD_IMAGES = 1;</text:p>
      <text:p text:style-name="Standard">final int SCREEN_SCAN_PHOTO = 2;</text:p>
      <text:p text:style-name="Standard">final int SCREEN_EDUCATOR = 3;</text:p>
      <text:p text:style-name="Standard">final int SCREEN_PARTICIPANT_COUNT = 4;</text:p>
      <text:p text:style-name="Standard">final int SCREEN_PARTICIPANTS = 5;</text:p>
      <text:p text:style-name="Standard">final int SCREEN_ARCHIVE = 6;</text:p>
      <text:p text:style-name="Standard"/>
      <text:p text:style-name="Standard">int currentScreen = SCREEN_MENU;</text:p>
      <text:p text:style-name="Standard"/>
      <text:p text:style-name="Standard">// ----------------------------------------------------</text:p>
      <text:p text:style-name="Standard">// PARTICIPANTS</text:p>
      <text:p text:style-name="Standard">// ----------------------------------------------------</text:p>
      <text:p text:style-name="Standard">int participantCount = 0;</text:p>
      <text:p text:style-name="Standard"/>
      <text:p text:style-name="Standard">// écran choix nombre de participants</text:p>
      <text:p text:style-name="Standard">float participantCountBtnX, participantCountBtnW, participantCountBtnH;</text:p>
      <text:p text:style-name="Standard"><text:soft-page-break/>float participantCountBtnY1, participantCountBtnY2, participantCountBtnY3, participantCountBtnY4;</text:p>
      <text:p text:style-name="Standard">float participantCountContinueX, participantCountContinueY, participantCountContinueW, participantCountContinueH;</text:p>
      <text:p text:style-name="Standard"/>
      <text:p text:style-name="Standard">// ----------------------------------------------------</text:p>
      <text:p text:style-name="Standard">// DONNÉES / ÉTAT</text:p>
      <text:p text:style-name="Standard">// ----------------------------------------------------</text:p>
      <text:p text:style-name="Standard">SharedState shared;</text:p>
      <text:p text:style-name="Standard">UploadServer uploadServer;</text:p>
      <text:p text:style-name="Standard">DisplayWindow displayWindow;</text:p>
      <text:p text:style-name="Standard"/>
      <text:p text:style-name="Standard">String uploadsDir;</text:p>
      <text:p text:style-name="Standard">String encodedDir;</text:p>
      <text:p text:style-name="Standard">String metadataCsvPath;</text:p>
      <text:p text:style-name="Standard">String sessionTempPath;</text:p>
      <text:p text:style-name="Standard">String idCounterPath;</text:p>
      <text:p text:style-name="Standard">String localIp = "localhost";</text:p>
      <text:p text:style-name="Standard"/>
      <text:p text:style-name="Standard">HashMap&lt;String, PImage&gt; controlCache = new HashMap&lt;String, PImage&gt;();</text:p>
      <text:p text:style-name="Standard"/>
      <text:p text:style-name="Standard">int minYear = 1960;</text:p>
      <text:p text:style-name="Standard">int maxYear;</text:p>
      <text:p text:style-name="Standard"/>
      <text:p text:style-name="Standard">// session identité</text:p>
      <text:p text:style-name="Standard">String educatorName = "";</text:p>
      <text:p text:style-name="Standard">String[] participantNames = { "", "", "", "" };</text:p>
      <text:p text:style-name="Standard">int activeParticipant = -1;</text:p>
      <text:p text:style-name="Standard">boolean sessionIdentityReady = false;</text:p>
      <text:p text:style-name="Standard"/>
      <text:p text:style-name="Standard">// ----------------------------------------------------</text:p>
      <text:p text:style-name="Standard">// UI ARCHIVAGE</text:p>
      <text:p text:style-name="Standard">// ----------------------------------------------------</text:p>
      <text:p text:style-name="Standard">float previewAreaX, previewAreaY, previewAreaW, previewAreaH;</text:p>
      <text:p text:style-name="Standard">float metaPanelX, metaPanelY, metaPanelW, metaPanelH;</text:p>
      <text:p text:style-name="Standard"/>
      <text:p text:style-name="Standard">float daySliderX, daySliderY;</text:p>
      <text:p text:style-name="Standard">float monthSliderX, monthSliderY;</text:p>
      <text:p text:style-name="Standard">float yearSliderX, yearSliderY;</text:p>
      <text:p text:style-name="Standard">float sliderW, sliderH = 16;</text:p>
      <text:p text:style-name="Standard"/>
      <text:p text:style-name="Standard">String activeSlider = "";</text:p>
      <text:p text:style-name="Standard"/>
      <text:p text:style-name="Standard">// boutons carrousel</text:p>
      <text:p text:style-name="Standard">float leftBtnX, rightBtnX, btnY, btnW, btnH;</text:p>
      <text:p text:style-name="Standard"/>
      <text:p text:style-name="Standard">// miniatures</text:p>
      <text:p text:style-name="Standard">float thumbsY, thumbsH, thumbsGap, thumbsW;</text:p>
      <text:p text:style-name="Standard"/>
      <text:p text:style-name="Standard">// bouton validation</text:p>
      <text:p text:style-name="Standard">float validateBtnX, validateBtnY, validateBtnW, validateBtnH;</text:p>
      <text:p text:style-name="Standard"/>
      <text:p text:style-name="Standard"><text:soft-page-break/>// bouton fin de session</text:p>
      <text:p text:style-name="Standard">float endSessionBtnX, endSessionBtnY, endSessionBtnW, endSessionBtnH;</text:p>
      <text:p text:style-name="Standard"/>
      <text:p text:style-name="Standard">// menu de démarrage</text:p>
      <text:p text:style-name="Standard">float menuBtnX, menuBtnY1, menuBtnY2, menuBtnY3, menuBtnW, menuBtnH;</text:p>
      <text:p text:style-name="Standard"/>
      <text:p text:style-name="Standard">// écran éducateur</text:p>
      <text:p text:style-name="Standard">float educatorDoneX, educatorDoneY, educatorDoneW, educatorDoneH;</text:p>
      <text:p text:style-name="Standard"/>
      <text:p text:style-name="Standard">// messages</text:p>
      <text:p text:style-name="Standard">String flashMessage = "";</text:p>
      <text:p text:style-name="Standard">int flashMessageUntil = 0;</text:p>
      <text:p text:style-name="Standard"/>
      <text:p text:style-name="Standard">// clavier simple</text:p>
      <text:p text:style-name="Standard">String[][] keyboardRows = {</text:p>
      <text:p text:style-name="Standard"><text:s text:c="2"/>{ "A", "B", "C", "D", "E", "F", "G" },</text:p>
      <text:p text:style-name="Standard"><text:s text:c="2"/>{ "H", "I", "J", "K", "L", "M", "N" },</text:p>
      <text:p text:style-name="Standard"><text:s text:c="2"/>{ "O", "P", "Q", "R", "S", "T", "U" },</text:p>
      <text:p text:style-name="Standard"><text:s text:c="2"/>{ "V", "W", "X", "Y", "Z", " ", "&lt;" }</text:p>
      <text:p text:style-name="Standard">};</text:p>
      <text:p text:style-name="Standard"/>
      <text:p text:style-name="Standard">// ----------------------------------------------------</text:p>
      <text:p text:style-name="Standard">// SETUP / DRAW ROUTEUR</text:p>
      <text:p text:style-name="Standard">// ----------------------------------------------------</text:p>
      <text:p text:style-name="Standard">void settings() {</text:p>
      <text:p text:style-name="Standard"><text:s text:c="2"/>fullScreen(controlDisplay);</text:p>
      <text:p text:style-name="Standard">}</text:p>
      <text:p text:style-name="Standard"/>
      <text:p text:style-name="Standard">void setup() {</text:p>
      <text:p text:style-name="Standard"><text:s text:c="2"/>surface.setTitle("Contrôle tactile");</text:p>
      <text:p text:style-name="Standard"><text:s text:c="2"/>textFont(createFont("Arial", 22));</text:p>
      <text:p text:style-name="Standard"><text:s text:c="2"/>noStroke();</text:p>
      <text:p text:style-name="Standard"/>
      <text:p text:style-name="Standard"><text:s text:c="2"/>Calendar cal = Calendar.getInstance();</text:p>
      <text:p text:style-name="Standard"><text:s text:c="2"/>maxYear = cal.get(Calendar.YEAR) + 10;</text:p>
      <text:p text:style-name="Standard"/>
      <text:p text:style-name="Standard"><text:s text:c="2"/>uploadsDir = sketchPath("uploads");</text:p>
      <text:p text:style-name="Standard"><text:s text:c="2"/>File uploadsFolder = new File(uploadsDir);</text:p>
      <text:p text:style-name="Standard"><text:s text:c="2"/>if (!uploadsFolder.exists()) uploadsFolder.mkdirs();</text:p>
      <text:p text:style-name="Standard"/>
      <text:p text:style-name="Standard"><text:s text:c="2"/>encodedDir = sketchPath("encoded");</text:p>
      <text:p text:style-name="Standard"><text:s text:c="2"/>File encodedFolder = new File(encodedDir);</text:p>
      <text:p text:style-name="Standard"><text:s text:c="2"/>if (!encodedFolder.exists()) encodedFolder.mkdirs();</text:p>
      <text:p text:style-name="Standard"/>
      <text:p text:style-name="Standard"><text:s text:c="2"/>metadataCsvPath = sketchPath("metadata.csv");</text:p>
      <text:p text:style-name="Standard"><text:s text:c="2"/>sessionTempPath = sketchPath("session_temp.csv");</text:p>
      <text:p text:style-name="Standard"><text:s text:c="2"/>idCounterPath = sketchPath("last_image_id.txt");</text:p>
      <text:p text:style-name="Standard"/>
      <text:p text:style-name="Standard"><text:s text:c="2"/>localIp = findLocalIPv4();</text:p>
      <text:p text:style-name="Standard"/>
      <text:p text:style-name="Standard"><text:s text:c="2"/>shared = new SharedState();</text:p>
      <text:p text:style-name="Standard"/>
      <text:p text:style-name="Standard"><text:soft-page-break/><text:s text:c="2"/>placeMapImage = loadImage("carte_lieux.png");</text:p>
      <text:p text:style-name="Standard"><text:s text:c="2"/>initPlaceZones();</text:p>
      <text:p text:style-name="Standard"/>
      <text:p text:style-name="Standard"><text:s text:c="2"/>recoverSessionTempIfPresent();</text:p>
      <text:p text:style-name="Standard"/>
      <text:p text:style-name="Standard"><text:s text:c="2"/>uploadServer = new UploadServer(serverPort, uploadsDir, shared);</text:p>
      <text:p text:style-name="Standard"><text:s text:c="2"/>uploadServer.start();</text:p>
      <text:p text:style-name="Standard"/>
      <text:p text:style-name="Standard"><text:s text:c="2"/>displayWindow = new DisplayWindow(shared, outputDisplay);</text:p>
      <text:p text:style-name="Standard"><text:s text:c="2"/>PApplet.runSketch(new String[] { "DisplayWindow" }, displayWindow);</text:p>
      <text:p text:style-name="Standard"/>
      <text:p text:style-name="Standard"><text:s text:c="2"/>println("========================================");</text:p>
      <text:p text:style-name="Standard"><text:s text:c="2"/>println("Serveur lancé");</text:p>
      <text:p text:style-name="Standard"><text:s text:c="2"/>println("Local <text:s text:c="7"/>: http://localhost:" + serverPort);</text:p>
      <text:p text:style-name="Standard"><text:s text:c="2"/>println("Téléphone <text:s text:c="3"/>: http://" + localIp + ":" + serverPort);</text:p>
      <text:p text:style-name="Standard"><text:s text:c="2"/>println("Uploads <text:s text:c="5"/>: " + uploadsDir);</text:p>
      <text:p text:style-name="Standard"><text:s text:c="2"/>println("Encoded <text:s text:c="5"/>: " + encodedDir);</text:p>
      <text:p text:style-name="Standard"><text:s text:c="2"/>println("CSV final <text:s text:c="3"/>: " + metadataCsvPath);</text:p>
      <text:p text:style-name="Standard"><text:s text:c="2"/>println("CSV session <text:s/>: " + sessionTempPath);</text:p>
      <text:p text:style-name="Standard"><text:s text:c="2"/>println("ID counter <text:s text:c="2"/>: " + idCounterPath);</text:p>
      <text:p text:style-name="Standard"><text:s text:c="2"/>println("========================================");</text:p>
      <text:p text:style-name="Standard">}</text:p>
      <text:p text:style-name="Standard"/>
      <text:p text:style-name="Standard">void draw() {</text:p>
      <text:p text:style-name="Standard"><text:s text:c="2"/>background(18);</text:p>
      <text:p text:style-name="Standard"/>
      <text:p text:style-name="Standard"><text:s text:c="2"/>switch(currentScreen) {</text:p>
      <text:p text:style-name="Standard"><text:s text:c="2"/>case SCREEN_MENU:</text:p>
      <text:p text:style-name="Standard"><text:s text:c="4"/>draw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draw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draw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draw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draw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4"/>drawStubScreen("Visionneuse anciennes images", "Pas encore codé.");</text:p>
      <text:p text:style-name="Standard"><text:s text:c="4"/>break;</text:p>
      <text:p text:style-name="Standard"/>
      <text:p text:style-name="Standard"><text:s text:c="2"/>case SCREEN_SCAN_PHOTO:</text:p>
      <text:p text:style-name="Standard"><text:soft-page-break/><text:s text:c="4"/>drawStubScreen("Archivage via scan photo", "Bouton présent, mode pas encore codé.");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OURIS / CLAVIER ROUTEUR</text:p>
      <text:p text:style-name="Standard">// ----------------------------------------------------</text:p>
      <text:p text:style-name="Standard">void mousePressed() {</text:p>
      <text:p text:style-name="Standard"><text:s text:c="2"/>switch(currentScreen) {</text:p>
      <text:p text:style-name="Standard"><text:s text:c="2"/>case SCREEN_MENU:</text:p>
      <text:p text:style-name="Standard"><text:s text:c="4"/>mousePressed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mousePressed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mousePressed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mousePressed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mousePressed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2"/>case SCREEN_SCAN_PHOTO:</text:p>
      <text:p text:style-name="Standard"><text:s text:c="4"/>if (isOverBackToMenuButton()) {</text:p>
      <text:p text:style-name="Standard"><text:s text:c="6"/>currentScreen = SCREEN_MENU;</text:p>
      <text:p text:style-name="Standard"><text:s text:c="4"/>}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void mouseDragged() {</text:p>
      <text:p text:style-name="Standard"><text:s text:c="2"/>if (currentScreen == SCREEN_ARCHIVE) {</text:p>
      <text:p text:style-name="Standard"><text:s text:c="4"/>mouseDraggedArchiveMode();</text:p>
      <text:p text:style-name="Standard"><text:s text:c="2"/>}</text:p>
      <text:p text:style-name="Standard">}</text:p>
      <text:p text:style-name="Standard"/>
      <text:p text:style-name="Standard">void mouseReleased() {</text:p>
      <text:p text:style-name="Standard"><text:s text:c="2"/>if (currentScreen == SCREEN_ARCHIVE) {</text:p>
      <text:p text:style-name="Standard"><text:s text:c="4"/>mouseReleasedArchiveMode();</text:p>
      <text:p text:style-name="Standard"><text:s text:c="2"/>}</text:p>
      <text:p text:style-name="Standard">}</text:p>
      <text:p text:style-name="Standard"/>
      <text:p text:style-name="Standard">void keyPressed() {</text:p>
      <text:p text:style-name="Standard"><text:soft-page-break/><text:s text:c="2"/>if (currentScreen == SCREEN_ARCHIVE) {</text:p>
      <text:p text:style-name="Standard"><text:s text:c="4"/>keyPressedArchiveMode(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MENU DE DÉMARRAGE - PORTRAIT</text:p>
      <text:p text:style-name="Standard">// ----------------------------------------------------</text:p>
      <text:p text:style-name="Standard">void layoutStartMenu(float rw, float rh) {</text:p>
      <text:p text:style-name="Standard"><text:s text:c="2"/>menuBtnW = min(720, rw * 0.56);</text:p>
      <text:p text:style-name="Standard"><text:s text:c="2"/>menuBtnH = 110;</text:p>
      <text:p text:style-name="Standard"><text:s text:c="2"/>menuBtnX = (rw - menuBtnW) / 2.0;</text:p>
      <text:p text:style-name="Standard"/>
      <text:p text:style-name="Standard"><text:s text:c="2"/>float gap = 28;</text:p>
      <text:p text:style-name="Standard"><text:s text:c="2"/>float totalH = menuBtnH * 3 + gap * 2;</text:p>
      <text:p text:style-name="Standard"><text:s text:c="2"/>float startY = (rh - totalH) / 2.0;</text:p>
      <text:p text:style-name="Standard"/>
      <text:p text:style-name="Standard"><text:s text:c="2"/>menuBtnY1 = startY;</text:p>
      <text:p text:style-name="Standard"><text:s text:c="2"/>menuBtnY2 = startY + menuBtnH + gap;</text:p>
      <text:p text:style-name="Standard"><text:s text:c="2"/>menuBtnY3 = startY + (menuBtnH + gap) * 2;</text:p>
      <text:p text:style-name="Standard">}</text:p>
      <text:p text:style-name="Standard"/>
      <text:p text:style-name="Standard">void drawStartMenu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drawStartMenu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StartMenu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layoutStartMenu(rw, rh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38);</text:p>
      <text:p text:style-name="Standard"><text:s text:c="2"/>text("Choix du mode", rw / 2.0, 70);</text:p>
      <text:p text:style-name="Standard"/>
      <text:p text:style-name="Standard"><text:s text:c="2"/>drawMenuButton(menuBtnX, menuBtnY1, menuBtnW, menuBtnH,</text:p>
      <text:p text:style-name="Standard"><text:s text:c="4"/>"Regarder les anciennes images",</text:p>
      <text:p text:style-name="Standard"><text:s text:c="4"/>isOverRectLocal(rx, ry, menuBtnX, menuBtnY1, menuBtnW, menuBtnH));</text:p>
      <text:p text:style-name="Standard"/>
      <text:p text:style-name="Standard"><text:s text:c="2"/>drawMenuButton(menuBtnX, menuBtnY2, menuBtnW, menuBtnH,</text:p>
      <text:p text:style-name="Standard"><text:soft-page-break/><text:s text:c="4"/>"Archiver via scan photo",</text:p>
      <text:p text:style-name="Standard"><text:s text:c="4"/>isOverRectLocal(rx, ry, menuBtnX, menuBtnY2, menuBtnW, menuBtnH));</text:p>
      <text:p text:style-name="Standard"/>
      <text:p text:style-name="Standard"><text:s text:c="2"/>drawMenuButton(menuBtnX, menuBtnY3, menuBtnW, menuBtnH,</text:p>
      <text:p text:style-name="Standard"><text:s text:c="4"/>"Mode archivage",</text:p>
      <text:p text:style-name="Standard"><text:s text:c="4"/>isOverRectLocal(rx, ry, menuBtnX, menuBtnY3, menuBtnW, menuBtnH));</text:p>
      <text:p text:style-name="Standard"/>
      <text:p text:style-name="Standard"><text:s text:c="2"/>fill(150);</text:p>
      <text:p text:style-name="Standard"><text:s text:c="2"/>textSize(16);</text:p>
      <text:p text:style-name="Standard"><text:s text:c="2"/>text("Le mode archivage ouvre la saisie de l’éducateur, puis le nombre de participants.", rw / 2.0, menuBtnY3 + menuBtnH + 30);</text:p>
      <text:p text:style-name="Standard"/>
      <text:p text:style-name="Standard"><text:s text:c="2"/>if (shared.getCount() &gt; 0 &amp;&amp; sessionIdentityReady) {</text:p>
      <text:p text:style-name="Standard"><text:s text:c="4"/>fill(120, 220, 255);</text:p>
      <text:p text:style-name="Standard"><text:s text:c="4"/>text("Une session temporaire a été récupérée. Reprends le mode archivage pour continuer.", rw / 2.0, menuBtnY3 + menuBtnH + 58);</text:p>
      <text:p text:style-name="Standard"><text:s text:c="2"/>}</text:p>
      <text:p text:style-name="Standard">}</text:p>
      <text:p text:style-name="Standard"/>
      <text:p text:style-name="Standard">void drawMenuButton(float x, float y, float w, float h, String label, boolean over) {</text:p>
      <text:p text:style-name="Standard"><text:s text:c="2"/>fill(over ? color(75, 120, 200) : color(48));</text:p>
      <text:p text:style-name="Standard"><text:s text:c="2"/>rect(x, y, w, 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8);</text:p>
      <text:p text:style-name="Standard"><text:s text:c="2"/>text(label, x + w / 2.0, y + h / 2.0);</text:p>
      <text:p text:style-name="Standard">}</text:p>
      <text:p text:style-name="Standard"/>
      <text:p text:style-name="Standard">void mousePressedStartMenu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menuBtnX, menuBtnY1, menuBtnW, menuBtnH)) {</text:p>
      <text:p text:style-name="Standard"><text:s text:c="4"/>flash("Visionneuse anciennes images : pas encore codé");</text:p>
      <text:p text:style-name="Standard"><text:s text:c="4"/>currentScreen = SCREEN_OLD_IMAGES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2, menuBtnW, menuBtnH)) {</text:p>
      <text:p text:style-name="Standard"><text:s text:c="4"/>flash("Scan photo : pas encore codé");</text:p>
      <text:p text:style-name="Standard"><text:s text:c="4"/>currentScreen = SCREEN_SCAN_PHOTO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3, menuBtnW, menuBtnH)) {</text:p>
      <text:p text:style-name="Standard"><text:s text:c="4"/>if (shared.getCount() &gt; 0 &amp;&amp; sessionIdentityReady) {</text:p>
      <text:p text:style-name="Standard"><text:s text:c="6"/>currentScreen = SCREEN_ARCHIVE;</text:p>
      <text:p text:style-name="Standard"><text:s text:c="4"/>} else {</text:p>
      <text:p text:style-name="Standard"><text:s text:c="6"/>educatorName = "";</text:p>
      <text:p text:style-name="Standard"><text:s text:c="6"/>participantNames = new String[] { "", "", "", "" };</text:p>
      <text:p text:style-name="Standard"><text:s text:c="6"/>participantCount = 0;</text:p>
      <text:p text:style-name="Standard"><text:soft-page-break/><text:s text:c="6"/>activeParticipant = -1;</text:p>
      <text:p text:style-name="Standard"><text:s text:c="6"/>sessionIdentityReady = false;</text:p>
      <text:p text:style-name="Standard"><text:s text:c="6"/>currentScreen = SCREEN_EDUCATOR;</text:p>
      <text:p text:style-name="Standard"><text:s text:c="4"/>}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STUB - PORTRAIT</text:p>
      <text:p text:style-name="Standard">// ----------------------------------------------------</text:p>
      <text:p text:style-name="Standard">void drawStubScreen(String title, String subtitle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drawStubScreenLocal(title, subtitle, 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StubScreenLocal(String title, String subtitle, 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title, rw / 2.0, rh / 2.0 - 60);</text:p>
      <text:p text:style-name="Standard"/>
      <text:p text:style-name="Standard"><text:s text:c="2"/>fill(180);</text:p>
      <text:p text:style-name="Standard"><text:s text:c="2"/>textSize(20);</text:p>
      <text:p text:style-name="Standard"><text:s text:c="2"/>text(subtitle, rw / 2.0, rh / 2.0);</text:p>
      <text:p text:style-name="Standard"/>
      <text:p text:style-name="Standard"><text:s text:c="2"/>drawBackToMenuButtonLocal(isOverRectLocal(rx, ry, 40, 40, 260, 70));</text:p>
      <text:p text:style-name="Standard">}</text:p>
      <text:p text:style-name="Standard"/>
      <text:p text:style-name="Standard">void drawBackToMenuButtonLocal(boolean over) {</text:p>
      <text:p text:style-name="Standard"><text:s text:c="2"/>float w = 260;</text:p>
      <text:p text:style-name="Standard"><text:s text:c="2"/>float h = 70;</text:p>
      <text:p text:style-name="Standard"><text:s text:c="2"/>float x = 40;</text:p>
      <text:p text:style-name="Standard"><text:s text:c="2"/>float y = 40;</text:p>
      <text:p text:style-name="Standard"/>
      <text:p text:style-name="Standard"><text:s text:c="2"/>fill(over ? color(90, 130, 200) : color(50));</text:p>
      <text:p text:style-name="Standard"><text:s text:c="2"/>rect(x, y, w, 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oft-page-break/><text:s text:c="2"/>textSize(24);</text:p>
      <text:p text:style-name="Standard"><text:s text:c="2"/>text("Retour menu", x + w / 2.0, y + h / 2.0);</text:p>
      <text:p text:style-name="Standard">}</text:p>
      <text:p text:style-name="Standard"/>
      <text:p text:style-name="Standard">boolean isOverBackToMenuButton() {</text:p>
      <text:p text:style-name="Standard"><text:s text:c="2"/>float rx = portraitMouseX();</text:p>
      <text:p text:style-name="Standard"><text:s text:c="2"/>float ry = portraitMouseY();</text:p>
      <text:p text:style-name="Standard"><text:s text:c="2"/>return isOverRectLocal(rx, ry, 40, 40, 260, 70);</text:p>
      <text:p text:style-name="Standard">}</text:p>
      <text:p text:style-name="Standard"/>
      <text:p text:style-name="Standard">// ----------------------------------------------------</text:p>
      <text:p text:style-name="Standard">// CLAVIER SIMPLE</text:p>
      <text:p text:style-name="Standard">// ----------------------------------------------------</text:p>
      <text:p text:style-name="Standard">void drawKeyboardLocal(float x, float y, float w, float h, boolean highlight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fill(highlight ? color(70, 110, 190) : color(45));</text:p>
      <text:p text:style-name="Standard"><text:s text:c="6"/>rect(kx, ky, keyW, keyH, 12);</text:p>
      <text:p text:style-name="Standard"/>
      <text:p text:style-name="Standard"><text:s text:c="6"/>fill(255);</text:p>
      <text:p text:style-name="Standard"><text:s text:c="6"/>textAlign(CENTER, CENTER);</text:p>
      <text:p text:style-name="Standard"><text:s text:c="6"/>textSize(min(28, keyH * 0.38));</text:p>
      <text:p text:style-name="Standard"><text:s text:c="6"/>String label = keyboardRows[r][c];</text:p>
      <text:p text:style-name="Standard"><text:s text:c="6"/>if (label.equals(" ")) label = "ESPACE";</text:p>
      <text:p text:style-name="Standard"><text:s text:c="6"/>if (label.equals("&lt;")) label = "EFF";</text:p>
      <text:p text:style-name="Standard"><text:s text:c="6"/>text(label, kx + keyW / 2.0, ky + keyH / 2.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String keyHitLocal(float mx, float my, float x, float y, float w, float h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><text:soft-page-break/></text:p>
      <text:p text:style-name="Standard"><text:s text:c="6"/>if (mx &gt;= kx &amp;&amp; mx &lt;= kx + keyW &amp;&amp; my &gt;= ky &amp;&amp; my &lt;= ky + keyH) {</text:p>
      <text:p text:style-name="Standard"><text:s text:c="8"/>return keyboardRows[r][c]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String sanitizeSimpleName(String s) {</text:p>
      <text:p text:style-name="Standard"><text:s text:c="2"/>s = s.toUpperCase();</text:p>
      <text:p text:style-name="Standard"/>
      <text:p text:style-name="Standard"><text:s text:c="2"/>String out = "";</text:p>
      <text:p text:style-name="Standard"><text:s text:c="2"/>for (int i = 0; i &lt; s.length(); i++) {</text:p>
      <text:p text:style-name="Standard"><text:s text:c="4"/>char ch = s.charAt(i);</text:p>
      <text:p text:style-name="Standard"><text:s text:c="4"/>if ((ch &gt;= 'A' &amp;&amp; ch &lt;= 'Z') || ch == ' ') {</text:p>
      <text:p text:style-name="Standard"><text:s text:c="6"/>out += ch;</text:p>
      <text:p text:style-name="Standard"><text:s text:c="4"/>}</text:p>
      <text:p text:style-name="Standard"><text:s text:c="2"/>}</text:p>
      <text:p text:style-name="Standard"/>
      <text:p text:style-name="Standard"><text:s text:c="2"/>while (out.indexOf(" <text:s/>") != -1) {</text:p>
      <text:p text:style-name="Standard"><text:s text:c="4"/>out = out.replace(" <text:s/>", " ");</text:p>
      <text:p text:style-name="Standard"><text:s text:c="2"/>}</text:p>
      <text:p text:style-name="Standard"/>
      <text:p text:style-name="Standard"><text:s text:c="2"/>return trim(out);</text:p>
      <text:p text:style-name="Standard">}</text:p>
      <text:p text:style-name="Standard"/>
      <text:p text:style-name="Standard">// ----------------------------------------------------</text:p>
      <text:p text:style-name="Standard">// ÉCRAN ÉDUCATEUR - PORTRAIT</text:p>
      <text:p text:style-name="Standard">// ----------------------------------------------------</text:p>
      <text:p text:style-name="Standard">void drawEducatorScreen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drawEducatorScreen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EducatorScreen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ill(255);</text:p>
      <text:p text:style-name="Standard"><text:s text:c="2"/>textAlign(CENTER, TOP);</text:p>
      <text:p text:style-name="Standard"><text:soft-page-break/><text:s text:c="2"/>textSize(34);</text:p>
      <text:p text:style-name="Standard"><text:s text:c="2"/>text("Nom de l’éducateur", rw / 2.0, 40);</text:p>
      <text:p text:style-name="Standard"/>
      <text:p text:style-name="Standard"><text:s text:c="2"/>float boxX = rw * 0.12;</text:p>
      <text:p text:style-name="Standard"><text:s text:c="2"/>float boxY = 120;</text:p>
      <text:p text:style-name="Standard"><text:s text:c="2"/>float boxW = rw * 0.76;</text:p>
      <text:p text:style-name="Standard"><text:s text:c="2"/>float boxH = 90;</text:p>
      <text:p text:style-name="Standard"/>
      <text:p text:style-name="Standard"><text:s text:c="2"/>fill(35);</text:p>
      <text:p text:style-name="Standard"><text:s text:c="2"/>rect(boxX, boxY, boxW, box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0);</text:p>
      <text:p text:style-name="Standard"><text:s text:c="2"/>String shown = educatorName.length() == 0 ? "TAPER LE NOM" : educatorName;</text:p>
      <text:p text:style-name="Standard"><text:s text:c="2"/>text(shown, boxX + boxW / 2.0, boxY + boxH / 2.0)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drawKeyboardLocal(kbX, kbY, kbW, kbH, true);</text:p>
      <text:p text:style-name="Standard"/>
      <text:p text:style-name="Standard"><text:s text:c="2"/>educatorDoneW = 320;</text:p>
      <text:p text:style-name="Standard"><text:s text:c="2"/>educatorDoneH = 70;</text:p>
      <text:p text:style-name="Standard"><text:s text:c="2"/>educatorDoneX = (rw - educatorDoneW) / 2.0;</text:p>
      <text:p text:style-name="Standard"><text:s text:c="2"/>educatorDoneY = rh - 100;</text:p>
      <text:p text:style-name="Standard"/>
      <text:p text:style-name="Standard"><text:s text:c="2"/>boolean over = isOverRectLocal(rx, ry, educatorDoneX, educatorDoneY, educatorDoneW, educatorDoneH);</text:p>
      <text:p text:style-name="Standard"/>
      <text:p text:style-name="Standard"><text:s text:c="2"/>fill(educatorName.length() &gt; 0 ? (over ? color(90, 190, 115) : color(70, 170, 95)) : color(60));</text:p>
      <text:p text:style-name="Standard"><text:s text:c="2"/>rect(educatorDoneX, educatorDoneY, educatorDoneW, educatorDone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Valider", educatorDoneX + educatorDoneW / 2.0, educatorDoneY + educatorDoneH / 2.0);</text:p>
      <text:p text:style-name="Standard">}</text:p>
      <text:p text:style-name="Standard"/>
      <text:p text:style-name="Standard">void mousePressedEducator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><text:soft-page-break/></text:p>
      <text:p text:style-name="Standard"><text:s text:c="2"/>if (rx &gt;= educatorDoneX &amp;&amp; rx &lt;= educatorDoneX + educatorDoneW &amp;&amp;</text:p>
      <text:p text:style-name="Standard"><text:s text:c="4"/>ry &gt;= educatorDoneY &amp;&amp; ry &lt;= educatorDoneY + educatorDoneH) {</text:p>
      <text:p text:style-name="Standard"><text:s text:c="4"/>if (educatorName.length() &gt; 0) {</text:p>
      <text:p text:style-name="Standard"><text:s text:c="6"/>participantCount = 0;</text:p>
      <text:p text:style-name="Standard"><text:s text:c="6"/>activeParticipant = -1;</text:p>
      <text:p text:style-name="Standard"><text:s text:c="6"/>currentScreen = SCREEN_PARTICIPANT_COUNT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String key = keyHitLocal(rx, r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educatorName.length() &gt; 0) {</text:p>
      <text:p text:style-name="Standard"><text:s text:c="8"/>educatorName = educatorName.substring(0, educatorName.length() - 1);</text:p>
      <text:p text:style-name="Standard"><text:s text:c="6"/>}</text:p>
      <text:p text:style-name="Standard"><text:s text:c="4"/>} else {</text:p>
      <text:p text:style-name="Standard"><text:s text:c="6"/>educatorName = sanitizeSimpleName(educatorName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CHOIX NOMBRE DE PARTICIPANTS</text:p>
      <text:p text:style-name="Standard">// ----------------------------------------------------</text:p>
      <text:p text:style-name="Standard">void layoutParticipantCountScreen(float rw, float rh) {</text:p>
      <text:p text:style-name="Standard"><text:s text:c="2"/>participantCountBtnW = min(520, rw * 0.58);</text:p>
      <text:p text:style-name="Standard"><text:s text:c="2"/>participantCountBtnH = 86;</text:p>
      <text:p text:style-name="Standard"><text:s text:c="2"/>participantCountBtnX = (rw - participantCountBtnW) / 2.0;</text:p>
      <text:p text:style-name="Standard"/>
      <text:p text:style-name="Standard"><text:s text:c="2"/>float gap = 18;</text:p>
      <text:p text:style-name="Standard"><text:s text:c="2"/>float totalH = participantCountBtnH * 4 + gap * 3;</text:p>
      <text:p text:style-name="Standard"><text:s text:c="2"/>float startY = (rh - totalH) / 2.0 - 40;</text:p>
      <text:p text:style-name="Standard"/>
      <text:p text:style-name="Standard"><text:s text:c="2"/>participantCountBtnY1 = startY;</text:p>
      <text:p text:style-name="Standard"><text:s text:c="2"/>participantCountBtnY2 = participantCountBtnY1 + participantCountBtnH + gap;</text:p>
      <text:p text:style-name="Standard"><text:s text:c="2"/>participantCountBtnY3 = participantCountBtnY2 + participantCountBtnH + gap;</text:p>
      <text:p text:style-name="Standard"><text:s text:c="2"/>participantCountBtnY4 = participantCountBtnY3 + participantCountBtnH + gap;</text:p>
      <text:p text:style-name="Standard"/>
      <text:p text:style-name="Standard"><text:s text:c="2"/>participantCountContinueW = 320;</text:p>
      <text:p text:style-name="Standard"><text:s text:c="2"/>participantCountContinueH = 72;</text:p>
      <text:p text:style-name="Standard"><text:s text:c="2"/>participantCountContinueX = (rw - participantCountContinueW) / 2.0;</text:p>
      <text:p text:style-name="Standard"><text:s text:c="2"/>participantCountContinueY = participantCountBtnY4 + participantCountBtnH + 40;</text:p>
      <text:p text:style-name="Standard">}</text:p>
      <text:p text:style-name="Standard"/>
      <text:p text:style-name="Standard">void drawParticipantCountScreen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><text:soft-page-break/></text:p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drawParticipantCountScreen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CountScreen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layoutParticipantCountScreen(rw, rh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34);</text:p>
      <text:p text:style-name="Standard"><text:s text:c="2"/>text("Nombre de participants", rw / 2.0, 50);</text:p>
      <text:p text:style-name="Standard"/>
      <text:p text:style-name="Standard"><text:s text:c="2"/>fill(180);</text:p>
      <text:p text:style-name="Standard"><text:s text:c="2"/>textSize(20);</text:p>
      <text:p text:style-name="Standard"><text:s text:c="2"/>text("Choisis combien de participants seront saisis", rw / 2.0, 100);</text:p>
      <text:p text:style-name="Standard"/>
      <text:p text:style-name="Standard"><text:s text:c="2"/>drawParticipantCountChoiceButton(1, participantCountBtnX, participantCountBtnY1, participantCountBtnW, participantCountBtnH,</text:p>
      <text:p text:style-name="Standard"><text:s text:c="4"/>isOverRectLocal(rx, ry, participantCountBtnX, participantCountBtnY1, participantCountBtnW, participantCountBtnH));</text:p>
      <text:p text:style-name="Standard"/>
      <text:p text:style-name="Standard"><text:s text:c="2"/>drawParticipantCountChoiceButton(2, participantCountBtnX, participantCountBtnY2, participantCountBtnW, participantCountBtnH,</text:p>
      <text:p text:style-name="Standard"><text:s text:c="4"/>isOverRectLocal(rx, ry, participantCountBtnX, participantCountBtnY2, participantCountBtnW, participantCountBtnH));</text:p>
      <text:p text:style-name="Standard"/>
      <text:p text:style-name="Standard"><text:s text:c="2"/>drawParticipantCountChoiceButton(3, participantCountBtnX, participantCountBtnY3, participantCountBtnW, participantCountBtnH,</text:p>
      <text:p text:style-name="Standard"><text:s text:c="4"/>isOverRectLocal(rx, ry, participantCountBtnX, participantCountBtnY3, participantCountBtnW, participantCountBtnH));</text:p>
      <text:p text:style-name="Standard"/>
      <text:p text:style-name="Standard"><text:s text:c="2"/>drawParticipantCountChoiceButton(4, participantCountBtnX, participantCountBtnY4, participantCountBtnW, participantCountBtnH,</text:p>
      <text:p text:style-name="Standard"><text:s text:c="4"/>isOverRectLocal(rx, ry, participantCountBtnX, participantCountBtnY4, participantCountBtnW, participantCountBtnH));</text:p>
      <text:p text:style-name="Standard"/>
      <text:p text:style-name="Standard"><text:s text:c="2"/>boolean overContinue = isOverRectLocal(rx, ry, participantCountContinueX, participantCountContinueY, participantCountContinueW, participantCountContinueH);</text:p>
      <text:p text:style-name="Standard"/>
      <text:p text:style-name="Standard"><text:s text:c="2"/>fill(participantCount &gt; 0</text:p>
      <text:p text:style-name="Standard"><text:s text:c="4"/>? (overContinue ? color(90, 190, 115) : color(70, 170, 95))</text:p>
      <text:p text:style-name="Standard"><text:s text:c="4"/>: color(60));</text:p>
      <text:p text:style-name="Standard"><text:s text:c="2"/>rect(participantCountContinueX, participantCountContinueY, participantCountContinueW, participantCountContinueH, 16);</text:p>
      <text:p text:style-name="Standard"><text:soft-page-break/></text:p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ntinuer", participantCountContinueX + participantCountContinueW / 2.0, participantCountContinueY + participantCountContinueH / 2.0);</text:p>
      <text:p text:style-name="Standard">}</text:p>
      <text:p text:style-name="Standard"/>
      <text:p text:style-name="Standard">void drawParticipantCountChoiceButton(int count, float x, float y, float w, float h, boolean over) {</text:p>
      <text:p text:style-name="Standard"><text:s text:c="2"/>boolean selected = (participantCount == count);</text:p>
      <text:p text:style-name="Standard"/>
      <text:p text:style-name="Standard"><text:s text:c="2"/>if (selected) {</text:p>
      <text:p text:style-name="Standard"><text:s text:c="4"/>fill(over ? color(100, 180, 255) : color(80, 160, 235));</text:p>
      <text:p text:style-name="Standard"><text:s text:c="2"/>} else {</text:p>
      <text:p text:style-name="Standard"><text:s text:c="4"/>fill(over ? color(70) : color(45));</text:p>
      <text:p text:style-name="Standard"><text:s text:c="2"/>}</text:p>
      <text:p text:style-name="Standard"/>
      <text:p text:style-name="Standard"><text:s text:c="2"/>rect(x, y, w, 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8);</text:p>
      <text:p text:style-name="Standard"><text:s text:c="2"/>text(str(count) + " participant" + (count &gt; 1 ? "s" : ""), x + w / 2.0, y + h / 2.0);</text:p>
      <text:p text:style-name="Standard">}</text:p>
      <text:p text:style-name="Standard"/>
      <text:p text:style-name="Standard">void mousePressedParticipantCount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participantCountBtnX, participantCountBtnY1, participantCountBtnW, participantCountBtnH)) {</text:p>
      <text:p text:style-name="Standard"><text:s text:c="4"/>participantCount = 1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2, participantCountBtnW, participantCountBtnH)) {</text:p>
      <text:p text:style-name="Standard"><text:s text:c="4"/>participantCount = 2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3, participantCountBtnW, participantCountBtnH)) {</text:p>
      <text:p text:style-name="Standard"><text:s text:c="4"/>participantCount = 3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4, participantCountBtnW, participantCountBtnH)) {</text:p>
      <text:p text:style-name="Standard"><text:s text:c="4"/>participantCount = 4;</text:p>
      <text:p text:style-name="Standard"><text:s text:c="4"/>return;</text:p>
      <text:p text:style-name="Standard"><text:s text:c="2"/>}</text:p>
      <text:p text:style-name="Standard"><text:soft-page-break/></text:p>
      <text:p text:style-name="Standard"><text:s text:c="2"/>if (isOverRectLocal(rx, ry, participantCountContinueX, participantCountContinueY, participantCountContinueW, participantCountContinueH)) {</text:p>
      <text:p text:style-name="Standard"><text:s text:c="4"/>if (participantCount &gt; 0) {</text:p>
      <text:p text:style-name="Standard"><text:s text:c="6"/>for (int i = participantCount; i &lt; 4; i++) {</text:p>
      <text:p text:style-name="Standard"><text:s text:c="8"/>participantNames[i] = "";</text:p>
      <text:p text:style-name="Standard"><text:s text:c="6"/>}</text:p>
      <text:p text:style-name="Standard"><text:s text:c="6"/>activeParticipant = 0;</text:p>
      <text:p text:style-name="Standard"><text:s text:c="6"/>currentScreen = SCREEN_PARTICIPANTS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PARTICIPANTS</text:p>
      <text:p text:style-name="Standard">// ----------------------------------------------------</text:p>
      <text:p text:style-name="Standard">void drawParticipantsScreen() {</text:p>
      <text:p text:style-name="Standard"><text:s text:c="2"/>background(18);</text:p>
      <text:p text:style-name="Standard"/>
      <text:p text:style-name="Standard"><text:s text:c="2"/>drawParticipantQuadrant(0, 0, 0, width / 2.0, height / 2.0, true);</text:p>
      <text:p text:style-name="Standard"><text:s text:c="2"/>drawParticipantQuadrant(1, width / 2.0, 0, width / 2.0, height / 2.0, true);</text:p>
      <text:p text:style-name="Standard"/>
      <text:p text:style-name="Standard"><text:s text:c="2"/>drawParticipantQuadrant(2, 0, height / 2.0, width / 2.0, height / 2.0, false);</text:p>
      <text:p text:style-name="Standard"><text:s text:c="2"/>drawParticipantQuadrant(3, width / 2.0, height / 2.0, width / 2.0, height / 2.0, false);</text:p>
      <text:p text:style-name="Standard"/>
      <text:p text:style-name="Standard"><text:s text:c="2"/>drawParticipantsContinueButton();</text:p>
      <text:p text:style-name="Standard">}</text:p>
      <text:p text:style-name="Standard"/>
      <text:p text:style-name="Standard">void drawParticipantQuadrant(int idx, float x, float y, float w, float h, boolean rotated180) {</text:p>
      <text:p text:style-name="Standard"><text:s text:c="2"/>pushMatrix();</text:p>
      <text:p text:style-name="Standard"/>
      <text:p text:style-name="Standard"><text:s text:c="2"/>if (rotated180) {</text:p>
      <text:p text:style-name="Standard"><text:s text:c="4"/>translate(x + w, y + h);</text:p>
      <text:p text:style-name="Standard"><text:s text:c="4"/>rotate(PI);</text:p>
      <text:p text:style-name="Standard"><text:s text:c="4"/>drawParticipantQuadrantLocal(idx, w, h);</text:p>
      <text:p text:style-name="Standard"><text:s text:c="2"/>} else {</text:p>
      <text:p text:style-name="Standard"><text:s text:c="4"/>translate(x, y);</text:p>
      <text:p text:style-name="Standard"><text:s text:c="4"/>drawParticipantQuadrantLocal(idx, w, h);</text:p>
      <text:p text:style-name="Standard"><text:s text:c="2"/>}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QuadrantLocal(int idx, float w, float h) {</text:p>
      <text:p text:style-name="Standard"><text:s text:c="2"/>boolean enabled = idx &lt; participantCount;</text:p>
      <text:p text:style-name="Standard"/>
      <text:p text:style-name="Standard"><text:s text:c="2"/>fill(enabled ? 26 : 18);</text:p>
      <text:p text:style-name="Standard"><text:s text:c="2"/>rect(8, 8, w - 16, h - 16, 18);</text:p>
      <text:p text:style-name="Standard"/>
      <text:p text:style-name="Standard"><text:s text:c="2"/>fill(enabled ? 255 : 120);</text:p>
      <text:p text:style-name="Standard"><text:s text:c="2"/>textAlign(CENTER, TOP);</text:p>
      <text:p text:style-name="Standard"><text:s text:c="2"/>textSize(24);</text:p>
      <text:p text:style-name="Standard"><text:soft-page-break/><text:s text:c="2"/>text("Participant " + (idx + 1), w / 2.0, 20)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boolean selected = enabled &amp;&amp; (activeParticipant == idx);</text:p>
      <text:p text:style-name="Standard"/>
      <text:p text:style-name="Standard"><text:s text:c="2"/>if (enabled) {</text:p>
      <text:p text:style-name="Standard"><text:s text:c="4"/>fill(selected ? color(80, 180, 255) : color(45));</text:p>
      <text:p text:style-name="Standard"><text:s text:c="2"/>} else {</text:p>
      <text:p text:style-name="Standard"><text:s text:c="4"/>fill(32);</text:p>
      <text:p text:style-name="Standard"><text:s text:c="2"/>}</text:p>
      <text:p text:style-name="Standard"><text:s text:c="2"/>rect(nameX, nameY, nameW, nameH, 14);</text:p>
      <text:p text:style-name="Standard"/>
      <text:p text:style-name="Standard"><text:s text:c="2"/>fill(enabled ? (selected ? 10 : 255) : 140);</text:p>
      <text:p text:style-name="Standard"><text:s text:c="2"/>textAlign(CENTER, CENTER);</text:p>
      <text:p text:style-name="Standard"><text:s text:c="2"/>textSize(22);</text:p>
      <text:p text:style-name="Standard"/>
      <text:p text:style-name="Standard"><text:s text:c="2"/>String shown;</text:p>
      <text:p text:style-name="Standard"><text:s text:c="2"/>if (!enabled) {</text:p>
      <text:p text:style-name="Standard"><text:s text:c="4"/>shown = "NON UTILISÉ";</text:p>
      <text:p text:style-name="Standard"><text:s text:c="2"/>} else {</text:p>
      <text:p text:style-name="Standard"><text:s text:c="4"/>shown = participantNames[idx].length() == 0 ? "TAPER LE NOM" : participantNames[idx];</text:p>
      <text:p text:style-name="Standard"><text:s text:c="2"/>}</text:p>
      <text:p text:style-name="Standard"><text:s text:c="2"/>text(shown, nameX + nameW / 2.0, nameY + nameH / 2.0);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if (enabled) {</text:p>
      <text:p text:style-name="Standard"><text:s text:c="4"/>drawKeyboardLocal(kbX, kbY, kbW, kbH, selected);</text:p>
      <text:p text:style-name="Standard"><text:s text:c="2"/>} else {</text:p>
      <text:p text:style-name="Standard"><text:s text:c="4"/>fill(24);</text:p>
      <text:p text:style-name="Standard"><text:s text:c="4"/>rect(kbX, kbY, kbW, kbH, 14);</text:p>
      <text:p text:style-name="Standard"/>
      <text:p text:style-name="Standard"><text:s text:c="4"/>fill(110);</text:p>
      <text:p text:style-name="Standard"><text:s text:c="4"/>textAlign(CENTER, CENTER);</text:p>
      <text:p text:style-name="Standard"><text:s text:c="4"/>textSize(22);</text:p>
      <text:p text:style-name="Standard"><text:s text:c="4"/>text("Zone inactive", kbX + kbW / 2.0, kbY + kbH / 2.0);</text:p>
      <text:p text:style-name="Standard"><text:s text:c="2"/>}</text:p>
      <text:p text:style-name="Standard">}</text:p>
      <text:p text:style-name="Standard"/>
      <text:p text:style-name="Standard">void draw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oft-page-break/><text:s text:c="2"/>boolean allReady = allParticipantsReady();</text:p>
      <text:p text:style-name="Standard"/>
      <text:p text:style-name="Standard"><text:s text:c="2"/>fill(allReady ? color(70, 170, 95) : color(60));</text:p>
      <text:p text:style-name="Standard"><text:s text:c="2"/>rect(x, y, w, h, 22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x + w / 2.0, y + h / 2.0 - 12);</text:p>
      <text:p text:style-name="Standard"><text:s text:c="2"/>textSize(18);</text:p>
      <text:p text:style-name="Standard"><text:s text:c="2"/>text("l’archivage", x + w / 2.0, y + h / 2.0 + 18);</text:p>
      <text:p text:style-name="Standard"/>
      <text:p text:style-name="Standard"><text:s text:c="2"/>pushMatrix();</text:p>
      <text:p text:style-name="Standard"><text:s text:c="2"/>translate(width, height);</text:p>
      <text:p text:style-name="Standard"><text:s text:c="2"/>rotate(PI);</text:p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width - (x + w / 2.0), height - (y + h / 2.0) - 12);</text:p>
      <text:p text:style-name="Standard"><text:s text:c="2"/>textSize(18);</text:p>
      <text:p text:style-name="Standard"><text:s text:c="2"/>text("l’archivage", width - (x + w / 2.0), height - (y + h / 2.0) + 18);</text:p>
      <text:p text:style-name="Standard"><text:s text:c="2"/>popMatrix();</text:p>
      <text:p text:style-name="Standard">}</text:p>
      <text:p text:style-name="Standard"/>
      <text:p text:style-name="Standard">boolean isOver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 text:c="2"/>return isOverRect(x, y, w, h);</text:p>
      <text:p text:style-name="Standard">}</text:p>
      <text:p text:style-name="Standard"/>
      <text:p text:style-name="Standard">boolean allParticipantsReady() {</text:p>
      <text:p text:style-name="Standard"><text:s text:c="2"/>if (participantCount &lt; 1) return false;</text:p>
      <text:p text:style-name="Standard"/>
      <text:p text:style-name="Standard"><text:s text:c="2"/>for (int i = 0; i &lt; participantCount; i++) {</text:p>
      <text:p text:style-name="Standard"><text:s text:c="4"/>if (trim(participantNames[i]).length() == 0) return false;</text:p>
      <text:p text:style-name="Standard"><text:s text:c="2"/>}</text:p>
      <text:p text:style-name="Standard"><text:s text:c="2"/>return true;</text:p>
      <text:p text:style-name="Standard">}</text:p>
      <text:p text:style-name="Standard"/>
      <text:p text:style-name="Standard">void mousePressedParticipantsScreen() {</text:p>
      <text:p text:style-name="Standard"><text:s text:c="2"/>if (isOverParticipantsContinueButton()) {</text:p>
      <text:p text:style-name="Standard"><text:s text:c="4"/>if (allParticipantsReady() &amp;&amp; educatorName.length() &gt; 0) {</text:p>
      <text:p text:style-name="Standard"><text:s text:c="6"/>sessionIdentityReady = true;</text:p>
      <text:p text:style-name="Standard"><text:s text:c="6"/>currentScreen = SCREEN_ARCHIVE;</text:p>
      <text:p text:style-name="Standard"><text:s text:c="6"/>flash("Session prête : " + educatorName)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oft-page-break/><text:s text:c="2"/>if (mouseX &lt; width / 2.0 &amp;&amp; mouseY &lt; height / 2.0) {</text:p>
      <text:p text:style-name="Standard"><text:s text:c="4"/>float lx = width / 2.0 - mouseX;</text:p>
      <text:p text:style-name="Standard"><text:s text:c="4"/>float ly = height / 2.0 - mouseY;</text:p>
      <text:p text:style-name="Standard"><text:s text:c="4"/>handleParticipantQuadrantClick(0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lt; height / 2.0) {</text:p>
      <text:p text:style-name="Standard"><text:s text:c="4"/>float lx = width - mouseX;</text:p>
      <text:p text:style-name="Standard"><text:s text:c="4"/>float ly = height / 2.0 - mouseY;</text:p>
      <text:p text:style-name="Standard"><text:s text:c="4"/>handleParticipantQuadrantClick(1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gt;= height / 2.0) {</text:p>
      <text:p text:style-name="Standard"><text:s text:c="4"/>float lx = mouseX;</text:p>
      <text:p text:style-name="Standard"><text:s text:c="4"/>float ly = mouseY - height / 2.0;</text:p>
      <text:p text:style-name="Standard"><text:s text:c="4"/>handleParticipantQuadrantClick(2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gt;= height / 2.0) {</text:p>
      <text:p text:style-name="Standard"><text:s text:c="4"/>float lx = mouseX - width / 2.0;</text:p>
      <text:p text:style-name="Standard"><text:s text:c="4"/>float ly = mouseY - height / 2.0;</text:p>
      <text:p text:style-name="Standard"><text:s text:c="4"/>handleParticipantQuadrantClick(3, lx, ly, width / 2.0, height / 2.0);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void handleParticipantQuadrantClick(int idx, float lx, float ly, float w, float h) {</text:p>
      <text:p text:style-name="Standard"><text:s text:c="2"/>if (idx &gt;= participantCount) return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if (lx &gt;= nameX &amp;&amp; lx &lt;= nameX + nameW &amp;&amp;</text:p>
      <text:p text:style-name="Standard"><text:s text:c="4"/>ly &gt;= nameY &amp;&amp; ly &lt;= nameY + nameH) {</text:p>
      <text:p text:style-name="Standard"><text:s text:c="4"/>activeParticipant = idx;</text:p>
      <text:p text:style-name="Standard"><text:s text:c="4"/>return;</text:p>
      <text:p text:style-name="Standard"><text:s text:c="2"/>}</text:p>
      <text:p text:style-name="Standard"/>
      <text:p text:style-name="Standard"><text:s text:c="2"/>if (activeParticipant != idx) {</text:p>
      <text:p text:style-name="Standard"><text:s text:c="4"/>activeParticipant = idx;</text:p>
      <text:p text:style-name="Standard"><text:s text:c="2"/>}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oft-page-break/><text:s text:c="2"/>String key = keyHitLocal(lx, l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participantNames[idx].length() &gt; 0) {</text:p>
      <text:p text:style-name="Standard"><text:s text:c="8"/>participantNames[idx] = participantNames[idx].substring(0, participantNames[idx].length() - 1);</text:p>
      <text:p text:style-name="Standard"><text:s text:c="6"/>}</text:p>
      <text:p text:style-name="Standard"><text:s text:c="4"/>} else {</text:p>
      <text:p text:style-name="Standard"><text:s text:c="6"/>participantNames[idx] = sanitizeSimpleName(participantNames[idx]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inferParticipantCountFromNames(String[] names) {</text:p>
      <text:p text:style-name="Standard"><text:s text:c="2"/>int count = 0;</text:p>
      <text:p text:style-name="Standard"><text:s text:c="2"/>for (int i = 0; i &lt; 4; i++) {</text:p>
      <text:p text:style-name="Standard"><text:s text:c="4"/>if (trim(names[i]).length() &gt; 0) count++;</text:p>
      <text:p text:style-name="Standard"><text:s text:c="2"/>}</text:p>
      <text:p text:style-name="Standard"><text:s text:c="2"/>return max(1, count);</text:p>
      <text:p text:style-name="Standard">}</text:p>
      <text:p text:style-name="Standard"/>
      <text:p text:style-name="Standard">// ----------------------------------------------------</text:p>
      <text:p text:style-name="Standard">// MODE ARCHIVAGE</text:p>
      <text:p text:style-name="Standard">// ----------------------------------------------------</text:p>
      <text:p text:style-name="Standard">void draw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layoutUI();</text:p>
      <text:p text:style-name="Standard"><text:s text:c="2"/>drawHeader(imgRecs.size(), currentIndex);</text:p>
      <text:p text:style-name="Standard"><text:s text:c="2"/>drawMetadataPanel(imgRecs, currentIndex);</text:p>
      <text:p text:style-name="Standard"/>
      <text:p text:style-name="Standard"><text:s text:c="2"/>if (imgRecs.size() == 0 || currentIndex &lt; 0 || currentIndex &gt;= imgRecs.size()) {</text:p>
      <text:p text:style-name="Standard"><text:s text:c="4"/>drawEmptyState();</text:p>
      <text:p text:style-name="Standard"><text:s text:c="4"/>drawButtons(0);</text:p>
      <text:p text:style-name="Standard"><text:s text:c="4"/>return;</text:p>
      <text:p text:style-name="Standard"><text:s text:c="2"/>}</text:p>
      <text:p text:style-name="Standard"/>
      <text:p text:style-name="Standard"><text:s text:c="2"/>ImageRecord currentImgRec = imgRecs.get(currentIndex);</text:p>
      <text:p text:style-name="Standard"/>
      <text:p text:style-name="Standard"><text:s text:c="2"/>drawLargePlaceMap(currentImgRec, currentImgRec.isEditable());</text:p>
      <text:p text:style-name="Standard"><text:s text:c="2"/>drawThumbnails(imgRecs, currentIndex);</text:p>
      <text:p text:style-name="Standard"><text:s text:c="2"/>drawButtons(imgRecs.size());</text:p>
      <text:p text:style-name="Standard">}</text:p>
      <text:p text:style-name="Standard"/>
      <text:p text:style-name="Standard">void layoutUI() {</text:p>
      <text:p text:style-name="Standard"><text:s text:c="2"/>float margin = 30;</text:p>
      <text:p text:style-name="Standard"/>
      <text:p text:style-name="Standard"><text:s text:c="2"/>metaPanelW = min(430, width * 0.30);</text:p>
      <text:p text:style-name="Standard"><text:s text:c="2"/>metaPanelX = width - margin - metaPanelW;</text:p>
      <text:p text:style-name="Standard"><text:s text:c="2"/>metaPanelY = 160;</text:p>
      <text:p text:style-name="Standard"><text:s text:c="2"/>metaPanelH = height - metaPanelY - 40;</text:p>
      <text:p text:style-name="Standard"><text:soft-page-break/></text:p>
      <text:p text:style-name="Standard"><text:s text:c="2"/>previewAreaX = 40;</text:p>
      <text:p text:style-name="Standard"><text:s text:c="2"/>previewAreaY = 160;</text:p>
      <text:p text:style-name="Standard"><text:s text:c="2"/>previewAreaW = metaPanelX - previewAreaX - 30;</text:p>
      <text:p text:style-name="Standard"/>
      <text:p text:style-name="Standard"><text:s text:c="2"/>btnH = 120;</text:p>
      <text:p text:style-name="Standard"><text:s text:c="2"/>btnY = height - btnH - 35;</text:p>
      <text:p text:style-name="Standard"/>
      <text:p text:style-name="Standard"><text:s text:c="2"/>thumbsH = 110;</text:p>
      <text:p text:style-name="Standard"><text:s text:c="2"/>thumbsGap = 12;</text:p>
      <text:p text:style-name="Standard"><text:s text:c="2"/>thumbsY = btnY - thumbsH - 24;</text:p>
      <text:p text:style-name="Standard"/>
      <text:p text:style-name="Standard"><text:s text:c="2"/>previewAreaH = thumbsY - previewAreaY - 24;</text:p>
      <text:p text:style-name="Standard"/>
      <text:p text:style-name="Standard"><text:s text:c="2"/>btnW = (previewAreaW - 40) / 2.0;</text:p>
      <text:p text:style-name="Standard"><text:s text:c="2"/>leftBtnX = previewAreaX;</text:p>
      <text:p text:style-name="Standard"><text:s text:c="2"/>rightBtnX = leftBtnX + btnW + 40;</text:p>
      <text:p text:style-name="Standard"/>
      <text:p text:style-name="Standard"><text:s text:c="2"/>placeMapX = previewAreaX;</text:p>
      <text:p text:style-name="Standard"><text:s text:c="2"/>placeMapY = previewAreaY;</text:p>
      <text:p text:style-name="Standard"><text:s text:c="2"/>placeMapW = previewAreaW;</text:p>
      <text:p text:style-name="Standard"><text:s text:c="2"/>placeMapH = previewAreaH;</text:p>
      <text:p text:style-name="Standard"/>
      <text:p text:style-name="Standard"><text:s text:c="2"/>placePreviewX = metaPanelX + 20;</text:p>
      <text:p text:style-name="Standard"><text:s text:c="2"/>placePreviewY = metaPanelY + 60;</text:p>
      <text:p text:style-name="Standard"><text:s text:c="2"/>placePreviewW = metaPanelW - 40;</text:p>
      <text:p text:style-name="Standard"><text:s text:c="2"/>placePreviewH = 130;</text:p>
      <text:p text:style-name="Standard"/>
      <text:p text:style-name="Standard"><text:s text:c="2"/>sliderW = metaPanelW - 40;</text:p>
      <text:p text:style-name="Standard"><text:s text:c="2"/>daySliderX = metaPanelX + 20;</text:p>
      <text:p text:style-name="Standard"><text:s text:c="2"/>daySliderY = placePreviewY + placePreviewH + 34;</text:p>
      <text:p text:style-name="Standard"/>
      <text:p text:style-name="Standard"><text:s text:c="2"/>monthSliderX = metaPanelX + 20;</text:p>
      <text:p text:style-name="Standard"><text:s text:c="2"/>monthSliderY = daySliderY + 60;</text:p>
      <text:p text:style-name="Standard"/>
      <text:p text:style-name="Standard"><text:s text:c="2"/>yearSliderX = metaPanelX + 20;</text:p>
      <text:p text:style-name="Standard"><text:s text:c="2"/>yearSliderY = monthSliderY + 60;</text:p>
      <text:p text:style-name="Standard"/>
      <text:p text:style-name="Standard"><text:s text:c="2"/>endSessionBtnW = metaPanelW - 40;</text:p>
      <text:p text:style-name="Standard"><text:s text:c="2"/>endSessionBtnH = 54;</text:p>
      <text:p text:style-name="Standard"><text:s text:c="2"/>endSessionBtnX = metaPanelX + 20;</text:p>
      <text:p text:style-name="Standard"><text:s text:c="2"/>endSessionBtnY = metaPanelY + metaPanelH - endSessionBtnH - 18;</text:p>
      <text:p text:style-name="Standard"/>
      <text:p text:style-name="Standard"><text:s text:c="2"/>validateBtnW = metaPanelW - 40;</text:p>
      <text:p text:style-name="Standard"><text:s text:c="2"/>validateBtnH = 58;</text:p>
      <text:p text:style-name="Standard"><text:s text:c="2"/>validateBtnX = metaPanelX + 20;</text:p>
      <text:p text:style-name="Standard"><text:s text:c="2"/>validateBtnY = endSessionBtnY - validateBtnH - 12;</text:p>
      <text:p text:style-name="Standard">}</text:p>
      <text:p text:style-name="Standard"/>
      <text:p text:style-name="Standard">void drawHeader(int count, int currentIndex) {</text:p>
      <text:p text:style-name="Standard"><text:s text:c="2"/>fill(255);</text:p>
      <text:p text:style-name="Standard"><text:s text:c="2"/>textAlign(LEFT, TOP);</text:p>
      <text:p text:style-name="Standard"><text:soft-page-break/><text:s text:c="2"/>textSize(22);</text:p>
      <text:p text:style-name="Standard"><text:s text:c="2"/>text("Contrôle tactile", 30, 24);</text:p>
      <text:p text:style-name="Standard"/>
      <text:p text:style-name="Standard"><text:s text:c="2"/>textSize(16);</text:p>
      <text:p text:style-name="Standard"><text:s text:c="2"/>fill(180);</text:p>
      <text:p text:style-name="Standard"><text:s text:c="2"/>text("Upload smartphone : http://" + localIp + ":" + serverPort, 30, 58);</text:p>
      <text:p text:style-name="Standard"/>
      <text:p text:style-name="Standard"><text:s text:c="2"/>if (sessionIdentityReady) {</text:p>
      <text:p text:style-name="Standard"><text:s text:c="4"/>fill(220);</text:p>
      <text:p text:style-name="Standard"><text:s text:c="4"/>text("Éducateur : " + educatorName, 30, 84);</text:p>
      <text:p text:style-name="Standard"/>
      <text:p text:style-name="Standard"><text:s text:c="4"/>String pLine = buildParticipantsLine();</text:p>
      <text:p text:style-name="Standard"><text:s text:c="4"/>fill(170);</text:p>
      <text:p text:style-name="Standard"><text:s text:c="4"/>text(pLine, 30, 108);</text:p>
      <text:p text:style-name="Standard"><text:s text:c="2"/>}</text:p>
      <text:p text:style-name="Standard"/>
      <text:p text:style-name="Standard"><text:s text:c="2"/>if (count &gt; 0 &amp;&amp; currentIndex &gt;= 0) {</text:p>
      <text:p text:style-name="Standard"><text:s text:c="4"/>fill(220);</text:p>
      <text:p text:style-name="Standard"><text:s text:c="4"/>text("Image " + (currentIndex + 1) + " / " + count, 30, 132);</text:p>
      <text:p text:style-name="Standard"><text:s text:c="2"/>} else {</text:p>
      <text:p text:style-name="Standard"><text:s text:c="4"/>fill(220);</text:p>
      <text:p text:style-name="Standard"><text:s text:c="4"/>text("Aucune image reçue", 30, 132);</text:p>
      <text:p text:style-name="Standard"><text:s text:c="2"/>}</text:p>
      <text:p text:style-name="Standard"/>
      <text:p text:style-name="Standard"><text:s text:c="2"/>if (millis() &lt; flashMessageUntil &amp;&amp; flashMessage.length() &gt; 0) {</text:p>
      <text:p text:style-name="Standard"><text:s text:c="4"/>fill(120, 220, 255);</text:p>
      <text:p text:style-name="Standard"><text:s text:c="4"/>text(flashMessage, 30, 156);</text:p>
      <text:p text:style-name="Standard"><text:s text:c="2"/>}</text:p>
      <text:p text:style-name="Standard">}</text:p>
      <text:p text:style-name="Standard"/>
      <text:p text:style-name="Standard">String buildParticipantsLine() {</text:p>
      <text:p text:style-name="Standard"><text:s text:c="2"/>String out = "";</text:p>
      <text:p text:style-name="Standard"><text:s text:c="2"/>for (int i = 0; i &lt; participantCount; i++) {</text:p>
      <text:p text:style-name="Standard"><text:s text:c="4"/>if (trim(participantNames[i]).length() &gt; 0) {</text:p>
      <text:p text:style-name="Standard"><text:s text:c="6"/>if (out.length() &gt; 0) out += " • ";</text:p>
      <text:p text:style-name="Standard"><text:s text:c="6"/>out += participantNames[i];</text:p>
      <text:p text:style-name="Standard"><text:s text:c="4"/>}</text:p>
      <text:p text:style-name="Standard"><text:s text:c="2"/>}</text:p>
      <text:p text:style-name="Standard"><text:s text:c="2"/>if (out.length() == 0) return "--";</text:p>
      <text:p text:style-name="Standard"><text:s text:c="2"/>return out;</text:p>
      <text:p text:style-name="Standard">}</text:p>
      <text:p text:style-name="Standard"/>
      <text:p text:style-name="Standard">void drawEmptyState() {</text:p>
      <text:p text:style-name="Standard"><text:s text:c="2"/>fill(28);</text:p>
      <text:p text:style-name="Standard"><text:s text:c="2"/>rect(previewAreaX, previewAreaY, previewAreaW, previewArea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"Aucune image", previewAreaX + previewAreaW / 2.0, previewAreaY + previewAreaH / 2.0 - 60);</text:p>
      <text:p text:style-name="Standard"/>
      <text:p text:style-name="Standard"><text:soft-page-break/><text:s text:c="2"/>textSize(20);</text:p>
      <text:p text:style-name="Standard"><text:s text:c="2"/>fill(190);</text:p>
      <text:p text:style-name="Standard"><text:s text:c="2"/>text("Ouvre cette adresse sur le téléphone :", previewAreaX + previewAreaW / 2.0, previewAreaY + previewAreaH / 2.0);</text:p>
      <text:p text:style-name="Standard"><text:s text:c="2"/>fill(120, 220, 255);</text:p>
      <text:p text:style-name="Standard"><text:s text:c="2"/>text("http://" + localIp + ":" + serverPort, previewAreaX + previewAreaW / 2.0, previewAreaY + previewAreaH / 2.0 + 35);</text:p>
      <text:p text:style-name="Standard">}</text:p>
      <text:p text:style-name="Standard"/>
      <text:p text:style-name="Standard">void drawThumbnails(ArrayList&lt;ImageRecord&gt; imgRecs, int currentIndex) {</text:p>
      <text:p text:style-name="Standard"><text:s text:c="2"/>int count = imgRecs.size()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/>
      <text:p text:style-name="Standard"><text:s text:c="2"/>thumbs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int realIndex = start + i;</text:p>
      <text:p text:style-name="Standard"><text:s text:c="4"/>float x = previewAreaX + i * (thumbsW + thumbsGap);</text:p>
      <text:p text:style-name="Standard"><text:s text:c="4"/>float y = thumbsY;</text:p>
      <text:p text:style-name="Standard"/>
      <text:p text:style-name="Standard"><text:s text:c="4"/>if (realIndex == currentIndex) {</text:p>
      <text:p text:style-name="Standard"><text:s text:c="6"/>stroke(80, 180, 255);</text:p>
      <text:p text:style-name="Standard"><text:s text:c="6"/>strokeWeight(4);</text:p>
      <text:p text:style-name="Standard"><text:s text:c="4"/>} else {</text:p>
      <text:p text:style-name="Standard"><text:s text:c="6"/>stroke(70);</text:p>
      <text:p text:style-name="Standard"><text:s text:c="6"/>strokeWeight(1);</text:p>
      <text:p text:style-name="Standard"><text:s text:c="4"/>}</text:p>
      <text:p text:style-name="Standard"/>
      <text:p text:style-name="Standard"><text:s text:c="4"/>fill(35);</text:p>
      <text:p text:style-name="Standard"><text:s text:c="4"/>rect(x, y, thumbsW, thumbsH, 14);</text:p>
      <text:p text:style-name="Standard"><text:s text:c="4"/>noStroke();</text:p>
      <text:p text:style-name="Standard"/>
      <text:p text:style-name="Standard"><text:s text:c="4"/>PImage thumb = getControlImage(imgRecs.get(realIndex).path);</text:p>
      <text:p text:style-name="Standard"><text:s text:c="4"/>if (thumb != null) {</text:p>
      <text:p text:style-name="Standard"><text:s text:c="6"/>drawImageContain(this, thumb, x + 6, y + 6, thumbsW - 12, thumbsH - 12);</text:p>
      <text:p text:style-name="Standard"><text:s text:c="4"/>}</text:p>
      <text:p text:style-name="Standard"/>
      <text:p text:style-name="Standard"><text:s text:c="4"/>if (realIndex == currentIndex) {</text:p>
      <text:p text:style-name="Standard"><text:s text:c="6"/>noFill();</text:p>
      <text:p text:style-name="Standard"><text:s text:c="6"/>stroke(80, 180, 255);</text:p>
      <text:p text:style-name="Standard"><text:s text:c="6"/>strokeWeight(3);</text:p>
      <text:p text:style-name="Standard"><text:s text:c="6"/>rect(x, y, thumbsW, thumbsH, 14);</text:p>
      <text:p text:style-name="Standard"><text:s text:c="6"/>noStroke();</text:p>
      <text:p text:style-name="Standard"><text:s text:c="4"/>}</text:p>
      <text:p text:style-name="Standard"><text:s text:c="2"/>}</text:p>
      <text:p text:style-name="Standard">}</text:p>
      <text:p text:style-name="Standard"><text:soft-page-break/></text:p>
      <text:p text:style-name="Standard">void drawButtons(int imageCount) {</text:p>
      <text:p text:style-name="Standard"><text:s text:c="2"/>boolean canInteract = imageCount &gt; 1;</text:p>
      <text:p text:style-name="Standard"/>
      <text:p text:style-name="Standard"><text:s text:c="2"/>boolean overLeft = isOverLeftButton();</text:p>
      <text:p text:style-name="Standard"><text:s text:c="2"/>boolean overRight = isOverRightButton();</text:p>
      <text:p text:style-name="Standard"/>
      <text:p text:style-name="Standard"><text:s text:c="2"/>fill(canInteract ? (overLeft ? 80 : 55) : 40);</text:p>
      <text:p text:style-name="Standard"><text:s text:c="2"/>rect(leftBtnX, btnY, btnW, btnH, 24);</text:p>
      <text:p text:style-name="Standard"/>
      <text:p text:style-name="Standard"><text:s text:c="2"/>fill(canInteract ? (overRight ? 80 : 55) : 40);</text:p>
      <text:p text:style-name="Standard"><text:s text:c="2"/>rect(rightBtnX, btnY, btnW, btnH, 24);</text:p>
      <text:p text:style-name="Standard"/>
      <text:p text:style-name="Standard"><text:s text:c="2"/>fill(canInteract ? 255 : 120);</text:p>
      <text:p text:style-name="Standard"><text:s text:c="2"/>textAlign(CENTER, CENTER);</text:p>
      <text:p text:style-name="Standard"><text:s text:c="2"/>textSize(42);</text:p>
      <text:p text:style-name="Standard"><text:s text:c="2"/>text("◀", leftBtnX + btnW / 2.0, btnY + btnH / 2.0);</text:p>
      <text:p text:style-name="Standard"><text:s text:c="2"/>text("▶", rightBtnX + btnW / 2.0, btnY + btnH / 2.0);</text:p>
      <text:p text:style-name="Standard"/>
      <text:p text:style-name="Standard"><text:s text:c="2"/>fill(220);</text:p>
      <text:p text:style-name="Standard"><text:s text:c="2"/>textSize(18);</text:p>
      <text:p text:style-name="Standard"><text:s text:c="2"/>text("Précédente", leftBtnX + btnW / 2.0, btnY + btnH - 24);</text:p>
      <text:p text:style-name="Standard"><text:s text:c="2"/>text("Suivante", rightBtnX + btnW / 2.0, btnY + btnH - 24);</text:p>
      <text:p text:style-name="Standard">}</text:p>
      <text:p text:style-name="Standard"/>
      <text:p text:style-name="Standard">boolean isOverLeftButton() {</text:p>
      <text:p text:style-name="Standard"><text:s text:c="2"/>return mouseX &gt;= leftBtnX &amp;&amp; mouseX &lt;= lef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boolean isOverRightButton() {</text:p>
      <text:p text:style-name="Standard"><text:s text:c="2"/>return mouseX &gt;= rightBtnX &amp;&amp; mouseX &lt;= righ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void drawMetadataPanel(ArrayList&lt;ImageRecord&gt; imgRecs, int currentIndex) {</text:p>
      <text:p text:style-name="Standard"><text:s text:c="2"/>fill(28);</text:p>
      <text:p text:style-name="Standard"><text:s text:c="2"/>rect(metaPanelX, metaPanelY, metaPanelW, metaPanelH, 20);</text:p>
      <text:p text:style-name="Standard"/>
      <text:p text:style-name="Standard"><text:s text:c="2"/>fill(255);</text:p>
      <text:p text:style-name="Standard"><text:s text:c="2"/>textAlign(LEFT, TOP);</text:p>
      <text:p text:style-name="Standard"><text:s text:c="2"/>textSize(22);</text:p>
      <text:p text:style-name="Standard"><text:s text:c="2"/>text("Encodage image", metaPanelX + 20, metaPanelY + 18);</text:p>
      <text:p text:style-name="Standard"/>
      <text:p text:style-name="Standard"><text:s text:c="2"/>drawEndSessionButton();</text:p>
      <text:p text:style-name="Standard"/>
      <text:p text:style-name="Standard"><text:s text:c="2"/>if (imgRecs.size() == 0 || currentIndex &lt; 0 || currentIndex &gt;= imgRecs.size()) {</text:p>
      <text:p text:style-name="Standard"><text:s text:c="4"/>fill(180);</text:p>
      <text:p text:style-name="Standard"><text:s text:c="4"/>textSize(16);</text:p>
      <text:p text:style-name="Standard"><text:s text:c="4"/>text("Charge une image pour activer les champs.", metaPanelX + 20, metaPanelY + 60);</text:p>
      <text:p text:style-name="Standard"><text:s text:c="4"/>return;</text:p>
      <text:p text:style-name="Standard"><text:s text:c="2"/>}</text:p>
      <text:p text:style-name="Standard"><text:soft-page-break/></text:p>
      <text:p text:style-name="Standard"><text:s text:c="2"/>ImageRecord imgRec = imgRecs.get(currentIndex);</text:p>
      <text:p text:style-name="Standard"><text:s text:c="2"/>boolean editable = imgRec.isEditable();</text:p>
      <text:p text:style-name="Standard"/>
      <text:p text:style-name="Standard"><text:s text:c="2"/>fill(220);</text:p>
      <text:p text:style-name="Standard"><text:s text:c="2"/>textSize(16);</text:p>
      <text:p text:style-name="Standard"><text:s text:c="2"/>text("Lieu sélectionné", metaPanelX + 20, metaPanelY + 36);</text:p>
      <text:p text:style-name="Standard"/>
      <text:p text:style-name="Standard"><text:s text:c="2"/>drawSelectedPlacePreview(imgRec);</text:p>
      <text:p text:style-name="Standard"/>
      <text:p text:style-name="Standard"><text:s text:c="2"/>drawSlider("Jour", imgRec.day, 1, daysInMonth(imgRec.year, imgRec.month), daySliderX, daySliderY, sliderW, sliderH, editable);</text:p>
      <text:p text:style-name="Standard"><text:s text:c="2"/>drawSlider("Mois", imgRec.month, 1, 12, monthSliderX, monthSliderY, sliderW, sliderH, editable);</text:p>
      <text:p text:style-name="Standard"><text:s text:c="2"/>drawSlider("Année", imgRec.year, minYear, maxYear, yearSliderX, yearSliderY, sliderW, sliderH, editable);</text:p>
      <text:p text:style-name="Standard"/>
      <text:p text:style-name="Standard"><text:s text:c="2"/>fill(180);</text:p>
      <text:p text:style-name="Standard"><text:s text:c="2"/>textAlign(LEFT, TOP);</text:p>
      <text:p text:style-name="Standard"><text:s text:c="2"/>textSize(16);</text:p>
      <text:p text:style-name="Standard"/>
      <text:p text:style-name="Standard"><text:s text:c="2"/>String placeText = (imgRec.placeId == 0) ? "--" : getPlaceName(imgRec.placeId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text("Résumé", metaPanelX + 20, yearSliderY + 46);</text:p>
      <text:p text:style-name="Standard"><text:s text:c="2"/>fill(255);</text:p>
      <text:p text:style-name="Standard"><text:s text:c="2"/>text("ID : " + idText, metaPanelX + 20, yearSliderY + 72);</text:p>
      <text:p text:style-name="Standard"><text:s text:c="2"/>text("Lieu : " + placeText, metaPanelX + 20, yearSliderY + 98);</text:p>
      <text:p text:style-name="Standard"><text:s text:c="2"/>text("Date : " + dateText, metaPanelX + 20, yearSliderY + 124);</text:p>
      <text:p text:style-name="Standard"/>
      <text:p text:style-name="Standard"><text:s text:c="2"/>fill(editable ? color(230, 210, 120) : color(120, 220, 150));</text:p>
      <text:p text:style-name="Standard"><text:s text:c="2"/>text("État : " + (editable ? "édition" : "validée"), metaPanelX + 20, yearSliderY + 150);</text:p>
      <text:p text:style-name="Standard"/>
      <text:p text:style-name="Standard"><text:s text:c="2"/>drawValidateButton(imgRec);</text:p>
      <text:p text:style-name="Standard">}</text:p>
      <text:p text:style-name="Standard"/>
      <text:p text:style-name="Standard">void drawSlider(String label, int value, int minValue, int maxValue, float x, float y, float w, float h, boolean editable) {</text:p>
      <text:p text:style-name="Standard"><text:s text:c="2"/>fill(editable ? 220 : 160);</text:p>
      <text:p text:style-name="Standard"><text:s text:c="2"/>textAlign(LEFT, BOTTOM);</text:p>
      <text:p text:style-name="Standard"><text:s text:c="2"/>textSize(16);</text:p>
      <text:p text:style-name="Standard"><text:s text:c="2"/>text(label + " : " + value, x, y - 10);</text:p>
      <text:p text:style-name="Standard"/>
      <text:p text:style-name="Standard"><text:s text:c="2"/>fill(editable ? 60 : 42);</text:p>
      <text:p text:style-name="Standard"><text:s text:c="2"/>rect(x, y, w, h, 10);</text:p>
      <text:p text:style-name="Standard"/>
      <text:p text:style-name="Standard"><text:s text:c="2"/>float t = map(value, minValue, maxValue, 0, 1);</text:p>
      <text:p text:style-name="Standard"><text:s text:c="2"/>float knobX = x + t * w;</text:p>
      <text:p text:style-name="Standard"/>
      <text:p text:style-name="Standard"><text:s text:c="2"/>fill(editable ? color(80, 180, 255) : color(95, 130, 155));</text:p>
      <text:p text:style-name="Standard"><text:s text:c="2"/>rect(x, y, knobX - x, h, 10);</text:p>
      <text:p text:style-name="Standard"><text:soft-page-break/></text:p>
      <text:p text:style-name="Standard"><text:s text:c="2"/>fill(editable ? 255 : 190);</text:p>
      <text:p text:style-name="Standard"><text:s text:c="2"/>ellipse(knobX, y + h / 2.0, 22, 22);</text:p>
      <text:p text:style-name="Standard"/>
      <text:p text:style-name="Standard"><text:s text:c="2"/>fill(160);</text:p>
      <text:p text:style-name="Standard"><text:s text:c="2"/>textAlign(LEFT, TOP);</text:p>
      <text:p text:style-name="Standard"><text:s text:c="2"/>textSize(12);</text:p>
      <text:p text:style-name="Standard"><text:s text:c="2"/>text(str(minValue), x, y + h + 8);</text:p>
      <text:p text:style-name="Standard"><text:s text:c="2"/>textAlign(RIGHT, TOP);</text:p>
      <text:p text:style-name="Standard"><text:s text:c="2"/>text(str(maxValue), x + w, y + h + 8);</text:p>
      <text:p text:style-name="Standard">}</text:p>
      <text:p text:style-name="Standard"/>
      <text:p text:style-name="Standard">void drawValidateButton(ImageRecord imgRec) {</text:p>
      <text:p text:style-name="Standard"><text:s text:c="2"/>String label = imgRec.getActionLabel();</text:p>
      <text:p text:style-name="Standard"><text:s text:c="2"/>boolean over = isOverValidateButton();</text:p>
      <text:p text:style-name="Standard"/>
      <text:p text:style-name="Standard"><text:s text:c="2"/>if (label.equals("Modifier")) {</text:p>
      <text:p text:style-name="Standard"><text:s text:c="4"/>fill(over ? color(100, 180, 255) : color(70, 140, 220));</text:p>
      <text:p text:style-name="Standard"><text:s text:c="2"/>} else {</text:p>
      <text:p text:style-name="Standard"><text:s text:c="4"/>fill(over ? color(110, 210, 130) : color(70, 170, 95));</text:p>
      <text:p text:style-name="Standard"><text:s text:c="2"/>}</text:p>
      <text:p text:style-name="Standard"/>
      <text:p text:style-name="Standard"><text:s text:c="2"/>rect(validateBtnX, validateBtnY, validateBtnW, validateBtn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label, validateBtnX + validateBtnW / 2.0, validateBtnY + validateBtnH / 2.0);</text:p>
      <text:p text:style-name="Standard">}</text:p>
      <text:p text:style-name="Standard"/>
      <text:p text:style-name="Standard">void drawEndSessionButton() {</text:p>
      <text:p text:style-name="Standard"><text:s text:c="2"/>boolean over = isOverEndSessionButton();</text:p>
      <text:p text:style-name="Standard"/>
      <text:p text:style-name="Standard"><text:s text:c="2"/>fill(over ? color(235, 120, 90) : color(200, 90, 65));</text:p>
      <text:p text:style-name="Standard"><text:s text:c="2"/>rect(endSessionBtnX, endSessionBtnY, endSessionBtnW, endSessionBtn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2);</text:p>
      <text:p text:style-name="Standard"><text:s text:c="2"/>text("Fin de session", endSessionBtnX + endSessionBtnW / 2.0, endSessionBtnY + endSessionBtnH / 2.0);</text:p>
      <text:p text:style-name="Standard">}</text:p>
      <text:p text:style-name="Standard"/>
      <text:p text:style-name="Standard">boolean isOverValidateButton() {</text:p>
      <text:p text:style-name="Standard"><text:s text:c="2"/>return mouseX &gt;= validateBtnX &amp;&amp; mouseX &lt;= validateBtnX + validateBtnW &amp;&amp;</text:p>
      <text:p text:style-name="Standard"><text:s text:c="4"/>mouseY &gt;= validateBtnY &amp;&amp; mouseY &lt;= validateBtnY + validateBtnH;</text:p>
      <text:p text:style-name="Standard">}</text:p>
      <text:p text:style-name="Standard"/>
      <text:p text:style-name="Standard">boolean isOverEndSessionButton() {</text:p>
      <text:p text:style-name="Standard"><text:s text:c="2"/>return mouseX &gt;= endSessionBtnX &amp;&amp; mouseX &lt;= endSessionBtnX + endSessionBtnW &amp;&amp;</text:p>
      <text:p text:style-name="Standard"><text:s text:c="4"/>mouseY &gt;= endSessionBtnY &amp;&amp; mouseY &lt;= endSessionBtnY + endSessionBtnH;</text:p>
      <text:p text:style-name="Standard">}</text:p>
      <text:p text:style-name="Standard"><text:soft-page-break/></text:p>
      <text:p text:style-name="Standard">int getClickedPlaceId(float mx, float my) {</text:p>
      <text:p text:style-name="Standard"><text:s text:c="2"/>for (PlaceZone z : placeZones) {</text:p>
      <text:p text:style-name="Standard"><text:s text:c="4"/>if (z.contains(mx, my, placeMapX, placeMapY, placeMapW, placeMapH)) {</text:p>
      <text:p text:style-name="Standard"><text:s text:c="6"/>return z.id;</text:p>
      <text:p text:style-name="Standard"><text:s text:c="4"/>}</text:p>
      <text:p text:style-name="Standard"><text:s text:c="2"/>}</text:p>
      <text:p text:style-name="Standard"><text:s text:c="2"/>return -1;</text:p>
      <text:p text:style-name="Standard">}</text:p>
      <text:p text:style-name="Standard"/>
      <text:p text:style-name="Standard">String getClickedSlider(float mx, float my) {</text:p>
      <text:p text:style-name="Standard"><text:s text:c="2"/>if (mx &gt;= daySliderX &amp;&amp; mx &lt;= daySliderX + sliderW &amp;&amp;</text:p>
      <text:p text:style-name="Standard"><text:s text:c="4"/>my &gt;= daySliderY - 8 &amp;&amp; my &lt;= daySliderY + sliderH + 8) {</text:p>
      <text:p text:style-name="Standard"><text:s text:c="4"/>return "day";</text:p>
      <text:p text:style-name="Standard"><text:s text:c="2"/>}</text:p>
      <text:p text:style-name="Standard"/>
      <text:p text:style-name="Standard"><text:s text:c="2"/>if (mx &gt;= monthSliderX &amp;&amp; mx &lt;= monthSliderX + sliderW &amp;&amp;</text:p>
      <text:p text:style-name="Standard"><text:s text:c="4"/>my &gt;= monthSliderY - 8 &amp;&amp; my &lt;= monthSliderY + sliderH + 8) {</text:p>
      <text:p text:style-name="Standard"><text:s text:c="4"/>return "month";</text:p>
      <text:p text:style-name="Standard"><text:s text:c="2"/>}</text:p>
      <text:p text:style-name="Standard"/>
      <text:p text:style-name="Standard"><text:s text:c="2"/>if (mx &gt;= yearSliderX &amp;&amp; mx &lt;= yearSliderX + sliderW &amp;&amp;</text:p>
      <text:p text:style-name="Standard"><text:s text:c="4"/>my &gt;= yearSliderY - 8 &amp;&amp; my &lt;= yearSliderY + sliderH + 8) {</text:p>
      <text:p text:style-name="Standard"><text:s text:c="4"/>return "year";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int sliderValueFromMouse(float mx, float x, float w, int minValue, int maxValue) {</text:p>
      <text:p text:style-name="Standard"><text:s text:c="2"/>float t = constrain((mx - x) / w, 0, 1);</text:p>
      <text:p text:style-name="Standard"><text:s text:c="2"/>return round(minValue + t * (maxValue - minValue));</text:p>
      <text:p text:style-name="Standard">}</text:p>
      <text:p text:style-name="Standard"/>
      <text:p text:style-name="Standard">void updateActiveSlider(float mx) {</text:p>
      <text:p text:style-name="Standard"><text:s text:c="2"/>ImageRecord imgRec = shared.getCurrentRecordCopy();</text:p>
      <text:p text:style-name="Standard"><text:s text:c="2"/>if (imgRec == null || !imgRec.isEditable()) return;</text:p>
      <text:p text:style-name="Standard"/>
      <text:p text:style-name="Standard"><text:s text:c="2"/>if (activeSlider.equals("day")) {</text:p>
      <text:p text:style-name="Standard"><text:s text:c="4"/>int maxDay = daysInMonth(imgRec.year, imgRec.month);</text:p>
      <text:p text:style-name="Standard"><text:s text:c="4"/>shared.setDayForCurrent(sliderValueFromMouse(mx, daySliderX, sliderW, 1, maxDay));</text:p>
      <text:p text:style-name="Standard"><text:s text:c="2"/>} else if (activeSlider.equals("month")) {</text:p>
      <text:p text:style-name="Standard"><text:s text:c="4"/>shared.setMonthForCurrent(sliderValueFromMouse(mx, monthSliderX, sliderW, 1, 12));</text:p>
      <text:p text:style-name="Standard"><text:s text:c="2"/>} else if (activeSlider.equals("year")) {</text:p>
      <text:p text:style-name="Standard"><text:s text:c="4"/>shared.setYearForCurrent(sliderValueFromMouse(mx, yearSliderX, sliderW, minYear, maxYear));</text:p>
      <text:p text:style-name="Standard"><text:s text:c="2"/>}</text:p>
      <text:p text:style-name="Standard">}</text:p>
      <text:p text:style-name="Standard"/>
      <text:p text:style-name="Standard">void mousePressed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><text:soft-page-break/></text:p>
      <text:p text:style-name="Standard"><text:s text:c="2"/>if (isOverEndSessionButton()) {</text:p>
      <text:p text:style-name="Standard"><text:s text:c="4"/>handleEndSession();</text:p>
      <text:p text:style-name="Standard"><text:s text:c="4"/>return;</text:p>
      <text:p text:style-name="Standard"><text:s text:c="2"/>}</text:p>
      <text:p text:style-name="Standard"/>
      <text:p text:style-name="Standard"><text:s text:c="2"/>if (imgRecs.size() &gt; 0 &amp;&amp; currentIndex &gt;= 0 &amp;&amp; currentIndex &lt; imgRecs.size()) {</text:p>
      <text:p text:style-name="Standard"><text:s text:c="4"/>ImageRecord currentImgRec = imgRecs.get(currentIndex);</text:p>
      <text:p text:style-name="Standard"/>
      <text:p text:style-name="Standard"><text:s text:c="4"/>if (isOverValidateButton()) {</text:p>
      <text:p text:style-name="Standard"><text:s text:c="6"/>if (currentImgRec.placeId == 0) {</text:p>
      <text:p text:style-name="Standard"><text:s text:c="8"/>flash("Choisis un lieu avant de valider");</text:p>
      <text:p text:style-name="Standard"><text:s text:c="8"/>return;</text:p>
      <text:p text:style-name="Standard"><text:s text:c="6"/>}</text:p>
      <text:p text:style-name="Standard"/>
      <text:p text:style-name="Standard"><text:s text:c="6"/>if (!currentImgRec.validated)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validée dans la session");</text:p>
      <text:p text:style-name="Standard"><text:s text:c="6"/>} else if (!currentImgRec.editing) {</text:p>
      <text:p text:style-name="Standard"><text:s text:c="8"/>shared.beginEditCurrent();</text:p>
      <text:p text:style-name="Standard"><text:s text:c="8"/>flash("Mode modification");</text:p>
      <text:p text:style-name="Standard"><text:s text:c="6"/>} else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mise à jour");</text:p>
      <text:p text:style-name="Standard"><text:s text:c="6"/>}</text:p>
      <text:p text:style-name="Standard"><text:s text:c="6"/>return;</text:p>
      <text:p text:style-name="Standard"><text:s text:c="4"/>}</text:p>
      <text:p text:style-name="Standard"/>
      <text:p text:style-name="Standard"><text:s text:c="4"/>if (currentImgRec.isEditable()) {</text:p>
      <text:p text:style-name="Standard"><text:s text:c="6"/>int placeId = getClickedPlaceId(mouseX, mouseY);</text:p>
      <text:p text:style-name="Standard"><text:s text:c="6"/>if (placeId != -1) {</text:p>
      <text:p text:style-name="Standard"><text:s text:c="8"/>shared.setPlaceForCurrent(placeId);</text:p>
      <text:p text:style-name="Standard"><text:s text:c="8"/>return;</text:p>
      <text:p text:style-name="Standard"><text:s text:c="6"/>}</text:p>
      <text:p text:style-name="Standard"/>
      <text:p text:style-name="Standard"><text:s text:c="6"/>String sliderHit = getClickedSlider(mouseX, mouseY);</text:p>
      <text:p text:style-name="Standard"><text:s text:c="6"/>if (!sliderHit.equals("")) {</text:p>
      <text:p text:style-name="Standard"><text:s text:c="8"/>activeSlider = sliderHit;</text:p>
      <text:p text:style-name="Standard"><text:s text:c="8"/>updateActiveSlider(mouseX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imgRecs.size() &gt; 1) {</text:p>
      <text:p text:style-name="Standard"><text:s text:c="4"/>if (isOverLeftButton()) {</text:p>
      <text:p text:style-name="Standard"><text:s text:c="6"/>shared.prev();</text:p>
      <text:p text:style-name="Standard"><text:s text:c="6"/>return;</text:p>
      <text:p text:style-name="Standard"><text:soft-page-break/><text:s text:c="4"/>}</text:p>
      <text:p text:style-name="Standard"/>
      <text:p text:style-name="Standard"><text:s text:c="4"/>if (isOverRightButton()) {</text:p>
      <text:p text:style-name="Standard"><text:s text:c="6"/>shared.next();</text:p>
      <text:p text:style-name="Standard"><text:s text:c="6"/>return;</text:p>
      <text:p text:style-name="Standard"><text:s text:c="4"/>}</text:p>
      <text:p text:style-name="Standard"><text:s text:c="2"/>}</text:p>
      <text:p text:style-name="Standard"/>
      <text:p text:style-name="Standard"><text:s text:c="2"/>debugPrintPlaceMapClick(mouseX, mouseY);</text:p>
      <text:p text:style-name="Standard"/>
      <text:p text:style-name="Standard"><text:s text:c="2"/>int clickedThumb = getClickedThumbnailIndex(imgRecs, currentIndex, mouseX, mouseY);</text:p>
      <text:p text:style-name="Standard"><text:s text:c="2"/>if (clickedThumb != -1) {</text:p>
      <text:p text:style-name="Standard"><text:s text:c="4"/>shared.setCurrentIndex(clickedThumb);</text:p>
      <text:p text:style-name="Standard"><text:s text:c="2"/>}</text:p>
      <text:p text:style-name="Standard">}</text:p>
      <text:p text:style-name="Standard"/>
      <text:p text:style-name="Standard">void mouseDraggedArchiveMode() {</text:p>
      <text:p text:style-name="Standard"><text:s text:c="2"/>if (!activeSlider.equals("")) {</text:p>
      <text:p text:style-name="Standard"><text:s text:c="4"/>updateActiveSlider(mouseX);</text:p>
      <text:p text:style-name="Standard"><text:s text:c="2"/>}</text:p>
      <text:p text:style-name="Standard">}</text:p>
      <text:p text:style-name="Standard"/>
      <text:p text:style-name="Standard">void mouseReleasedArchiveMode() {</text:p>
      <text:p text:style-name="Standard"><text:s text:c="2"/>activeSlider = "";</text:p>
      <text:p text:style-name="Standard">}</text:p>
      <text:p text:style-name="Standard"/>
      <text:p text:style-name="Standard">void keyPressedArchiveMode() {</text:p>
      <text:p text:style-name="Standard"><text:s text:c="2"/>if (keyCode == LEFT) {</text:p>
      <text:p text:style-name="Standard"><text:s text:c="4"/>shared.prev();</text:p>
      <text:p text:style-name="Standard"><text:s text:c="2"/>} else if (keyCode == RIGHT) {</text:p>
      <text:p text:style-name="Standard"><text:s text:c="4"/>shared.next();</text:p>
      <text:p text:style-name="Standard"><text:s text:c="2"/>}</text:p>
      <text:p text:style-name="Standard">}</text:p>
      <text:p text:style-name="Standard"/>
      <text:p text:style-name="Standard">int getClickedThumbnailIndex(ArrayList&lt;ImageRecord&gt; imgRecs, int currentIndex, float mx, float my) {</text:p>
      <text:p text:style-name="Standard"><text:s text:c="2"/>int count = imgRecs.size();</text:p>
      <text:p text:style-name="Standard"><text:s text:c="2"/>if (count == 0) return -1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/>
      <text:p text:style-name="Standard"><text:s text:c="2"/>float localThumb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float x = previewAreaX + i * (localThumbW + thumbsGap);</text:p>
      <text:p text:style-name="Standard"><text:s text:c="4"/>float y = thumbsY;</text:p>
      <text:p text:style-name="Standard"/>
      <text:p text:style-name="Standard"><text:soft-page-break/><text:s text:c="4"/>if (mx &gt;= x &amp;&amp; mx &lt;= x + localThumbW &amp;&amp;</text:p>
      <text:p text:style-name="Standard"><text:s text:c="6"/>my &gt;= y &amp;&amp; my &lt;= y + thumbsH) {</text:p>
      <text:p text:style-name="Standard"><text:s text:c="6"/>return start + i;</text:p>
      <text:p text:style-name="Standard"><text:s text:c="4"/>}</text:p>
      <text:p text:style-name="Standard"><text:s text:c="2"/>}</text:p>
      <text:p text:style-name="Standard"/>
      <text:p text:style-name="Standard"><text:s text:c="2"/>return -1;</text:p>
      <text:p text:style-name="Standard">}</text:p>
      <text:p text:style-name="Standard"/>
      <text:p text:style-name="Standard">// ----------------------------------------------------</text:p>
      <text:p text:style-name="Standard">// OUTILS IMAGE / UI</text:p>
      <text:p text:style-name="Standard">// ----------------------------------------------------</text:p>
      <text:p text:style-name="Standard">PImage getControlImage(String path) {</text:p>
      <text:p text:style-name="Standard"><text:s text:c="2"/>if (path == null) return null;</text:p>
      <text:p text:style-name="Standard"/>
      <text:p text:style-name="Standard"><text:s text:c="2"/>PImage img = controlCache.get(path);</text:p>
      <text:p text:style-name="Standard"><text:s text:c="2"/>if (img == null) {</text:p>
      <text:p text:style-name="Standard"><text:s text:c="4"/>img = loadImage(path);</text:p>
      <text:p text:style-name="Standard"><text:s text:c="4"/>if (img != null &amp;&amp; img.width &gt; 0 &amp;&amp; img.height &gt; 0) {</text:p>
      <text:p text:style-name="Standard"><text:s text:c="6"/>controlCache.put(path, img);</text:p>
      <text:p text:style-name="Standard"><text:s text:c="4"/>} else {</text:p>
      <text:p text:style-name="Standard"><text:s text:c="6"/>img = null;</text:p>
      <text:p text:style-name="Standard"><text:s text:c="4"/>}</text:p>
      <text:p text:style-name="Standard"><text:s text:c="2"/>}</text:p>
      <text:p text:style-name="Standard"><text:s text:c="2"/>return img;</text:p>
      <text:p text:style-name="Standard">}</text:p>
      <text:p text:style-name="Standard"/>
      <text:p text:style-name="Standard">void drawImageContain(PApplet app, PImage img, float areaX, float areaY, float areaW, float areaH) {</text:p>
      <text:p text:style-name="Standard"><text:s text:c="2"/>float scale = min(areaW / img.width, areaH / img.height);</text:p>
      <text:p text:style-name="Standard"><text:s text:c="2"/>float w = img.width * scale;</text:p>
      <text:p text:style-name="Standard"><text:s text:c="2"/>float h = img.height * scale;</text:p>
      <text:p text:style-name="Standard"><text:s text:c="2"/>float x = areaX + (areaW - w) / 2.0;</text:p>
      <text:p text:style-name="Standard"><text:s text:c="2"/>float y = areaY + (areaH - h) / 2.0;</text:p>
      <text:p text:style-name="Standard"><text:s text:c="2"/>app.image(img, x, y, w, h);</text:p>
      <text:p text:style-name="Standard">}</text:p>
      <text:p text:style-name="Standard"/>
      <text:p text:style-name="Standard">int daysInMonth(int y, int m) {</text:p>
      <text:p text:style-name="Standard"><text:s text:c="2"/>if (m == 2) {</text:p>
      <text:p text:style-name="Standard"><text:s text:c="4"/>boolean leap = (y % 4 == 0 &amp;&amp; y % 100 != 0) || (y % 400 == 0);</text:p>
      <text:p text:style-name="Standard"><text:s text:c="4"/>return leap ? 29 : 28;</text:p>
      <text:p text:style-name="Standard"><text:s text:c="2"/>}</text:p>
      <text:p text:style-name="Standard"/>
      <text:p text:style-name="Standard"><text:s text:c="2"/>if (m == 4 || m == 6 || m == 9 || m == 11) {</text:p>
      <text:p text:style-name="Standard"><text:s text:c="4"/>return 30;</text:p>
      <text:p text:style-name="Standard"><text:s text:c="2"/>}</text:p>
      <text:p text:style-name="Standard"/>
      <text:p text:style-name="Standard"><text:s text:c="2"/>return 31;</text:p>
      <text:p text:style-name="Standard">}</text:p>
      <text:p text:style-name="Standard"/>
      <text:p text:style-name="Standard">boolean isOverRect(float x, float y, float w, float h) {</text:p>
      <text:p text:style-name="Standard"><text:s text:c="2"/>return mouseX &gt;= x &amp;&amp; mouseX &lt;= x + w &amp;&amp;</text:p>
      <text:p text:style-name="Standard"><text:soft-page-break/><text:s text:c="4"/>mouseY &gt;= y &amp;&amp; mouseY &lt;= y + h;</text:p>
      <text:p text:style-name="Standard">}</text:p>
      <text:p text:style-name="Standard"/>
      <text:p text:style-name="Standard">boolean isOverRectLocal(float px, float py, float x, float y, float w, float h) {</text:p>
      <text:p text:style-name="Standard"><text:s text:c="2"/>return px &gt;= x &amp;&amp; px &lt;= x + w &amp;&amp;</text:p>
      <text:p text:style-name="Standard"><text:s text:c="4"/>py &gt;= y &amp;&amp; py &lt;= y + h;</text:p>
      <text:p text:style-name="Standard">}</text:p>
      <text:p text:style-name="Standard"/>
      <text:p text:style-name="Standard">float portraitMouseX() {</text:p>
      <text:p text:style-name="Standard"><text:s text:c="2"/>return mouseY;</text:p>
      <text:p text:style-name="Standard">}</text:p>
      <text:p text:style-name="Standard"/>
      <text:p text:style-name="Standard">float portraitMouseY() {</text:p>
      <text:p text:style-name="Standard"><text:s text:c="2"/>return width - mouseX;</text:p>
      <text:p text:style-name="Standard">}</text:p>
      <text:p text:style-name="Standard"/>
      <text:p text:style-name="Standard">String findLocalIPv4() {</text:p>
      <text:p text:style-name="Standard"><text:s text:c="2"/>try {</text:p>
      <text:p text:style-name="Standard"><text:s text:c="4"/>Enumeration&lt;NetworkInterface&gt; nets = NetworkInterface.getNetworkInterfaces();</text:p>
      <text:p text:style-name="Standard"><text:s text:c="4"/>while (nets.hasMoreElements()) {</text:p>
      <text:p text:style-name="Standard"><text:s text:c="6"/>NetworkInterface net = nets.nextElement();</text:p>
      <text:p text:style-name="Standard"><text:s text:c="6"/>if (!net.isUp() || net.isLoopback() || net.isVirtual()) continue;</text:p>
      <text:p text:style-name="Standard"/>
      <text:p text:style-name="Standard"><text:s text:c="6"/>Enumeration&lt;InetAddress&gt; addrs = net.getInetAddresses();</text:p>
      <text:p text:style-name="Standard"><text:s text:c="6"/>while (addrs.hasMoreElements()) {</text:p>
      <text:p text:style-name="Standard"><text:s text:c="8"/>InetAddress addr = addrs.nextElement();</text:p>
      <text:p text:style-name="Standard"><text:s text:c="8"/>String ip = addr.getHostAddress();</text:p>
      <text:p text:style-name="Standard"><text:s text:c="8"/>if (ip.indexOf(':') == -1 &amp;&amp; !addr.isLoopbackAddress()) {</text:p>
      <text:p text:style-name="Standard"><text:s text:c="10"/>return ip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return "localhost";</text:p>
      <text:p text:style-name="Standard">}</text:p>
      <text:p text:style-name="Standard"/>
      <text:p text:style-name="Standard">void flash(String msg) {</text:p>
      <text:p text:style-name="Standard"><text:s text:c="2"/>flashMessage = msg;</text:p>
      <text:p text:style-name="Standard"><text:s text:c="2"/>flashMessageUntil = millis() + 3500;</text:p>
      <text:p text:style-name="Standard">}</text:p>
      <text:p text:style-name="Standard"/>
      <text:p text:style-name="Standard">// ----------------------------------------------------</text:p>
      <text:p text:style-name="Standard">// CARTE - OUTILS</text:p>
      <text:p text:style-name="Standard">// ----------------------------------------------------</text:p>
      <text:p text:style-name="Standard"/>
      <text:p text:style-name="Standard"/>
      <text:p text:style-name="Standard">void drawLargePlaceMap(ImageRecord imgRec, boolean editable) {</text:p>
      <text:p text:style-name="Standard"><text:s text:c="2"/>fill(28);</text:p>
      <text:p text:style-name="Standard"><text:s text:c="2"/>rect(previewAreaX, previewAreaY, previewAreaW, previewAreaH, 20);</text:p>
      <text:p text:style-name="Standard"><text:soft-page-break/></text:p>
      <text:p text:style-name="Standard"><text:s text:c="2"/>if (placeMapImage != null &amp;&amp; placeMapImage.width &gt; 0) {</text:p>
      <text:p text:style-name="Standard"><text:s text:c="4"/>drawImageContain(this, placeMapImage, placeMapX + 10, placeMapY + 10, placeMapW - 20, placeMapH - 20);</text:p>
      <text:p text:style-name="Standard"><text:s text:c="2"/>} else {</text:p>
      <text:p text:style-name="Standard"><text:s text:c="4"/>fill(150);</text:p>
      <text:p text:style-name="Standard"><text:s text:c="4"/>textAlign(CENTER, CENTER);</text:p>
      <text:p text:style-name="Standard"><text:s text:c="4"/>textSize(22);</text:p>
      <text:p text:style-name="Standard"><text:s text:c="4"/>text("Ajoute data/carte_lieux.png", previewAreaX + previewAreaW / 2.0, previewAreaY + previewAreaH / 2.0);</text:p>
      <text:p text:style-name="Standard"><text:s text:c="4"/>return;</text:p>
      <text:p text:style-name="Standard"><text:s text:c="2"/>}</text:p>
      <text:p text:style-name="Standard"/>
      <text:p text:style-name="Standard"><text:s text:c="2"/>fill(255);</text:p>
      <text:p text:style-name="Standard"><text:s text:c="2"/>textAlign(LEFT, TOP);</text:p>
      <text:p text:style-name="Standard"><text:s text:c="2"/>textSize(18);</text:p>
      <text:p text:style-name="Standard"><text:s text:c="2"/>text("Carte des lieux", previewAreaX + 14, previewAreaY + 12);</text:p>
      <text:p text:style-name="Standard"/>
      <text:p text:style-name="Standard"><text:s text:c="2"/>for (PlaceZone z : placeZones) {</text:p>
      <text:p text:style-name="Standard"><text:s text:c="4"/>float px = z.px(placeMapX, placeMapW);</text:p>
      <text:p text:style-name="Standard"><text:s text:c="4"/>float py = z.py(placeMapY, placeMapH);</text:p>
      <text:p text:style-name="Standard"><text:s text:c="4"/>float pr = z.pr(placeMapW, placeMapH);</text:p>
      <text:p text:style-name="Standard"/>
      <text:p text:style-name="Standard"><text:s text:c="4"/>boolean selected = (imgRec.placeId == z.id);</text:p>
      <text:p text:style-name="Standard"/>
      <text:p text:style-name="Standard"><text:s text:c="4"/>if (placeMapDebug || selected) {</text:p>
      <text:p text:style-name="Standard"><text:s text:c="6"/>noFill();</text:p>
      <text:p text:style-name="Standard"><text:s text:c="6"/>stroke(selected ? color(80, 180, 255) : color(180, 180, 180, 120));</text:p>
      <text:p text:style-name="Standard"><text:s text:c="6"/>strokeWeight(selected ? 4 : 1);</text:p>
      <text:p text:style-name="Standard"><text:s text:c="6"/>ellipse(px, py, pr * 2, pr * 2);</text:p>
      <text:p text:style-name="Standard"><text:s text:c="6"/>noStroke();</text:p>
      <text:p text:style-name="Standard"><text:s text:c="4"/>}</text:p>
      <text:p text:style-name="Standard"/>
      <text:p text:style-name="Standard"><text:s text:c="4"/>fill(selected ? color(80, 180, 255) : 255);</text:p>
      <text:p text:style-name="Standard"><text:s text:c="4"/>textAlign(CENTER, CENTER);</text:p>
      <text:p text:style-name="Standard"><text:s text:c="4"/>textSize(13);</text:p>
      <text:p text:style-name="Standard"><text:s text:c="4"/>text(z.name, px, py);</text:p>
      <text:p text:style-name="Standard"><text:s text:c="2"/>}</text:p>
      <text:p text:style-name="Standard"/>
      <text:p text:style-name="Standard"><text:s text:c="2"/>fill(255);</text:p>
      <text:p text:style-name="Standard"><text:s text:c="2"/>textAlign(CENTER, BOTTOM);</text:p>
      <text:p text:style-name="Standard"><text:s text:c="2"/>textSize(16);</text:p>
      <text:p text:style-name="Standard"><text:s text:c="2"/>if (editable) {</text:p>
      <text:p text:style-name="Standard"><text:s text:c="4"/>text("Clique une zone de la carte pour choisir le lieu", previewAreaX + previewAreaW / 2.0, previewAreaY + previewAreaH - 12);</text:p>
      <text:p text:style-name="Standard"><text:s text:c="2"/>} else {</text:p>
      <text:p text:style-name="Standard"><text:s text:c="4"/>text("Image validée", previewAreaX + previewAreaW / 2.0, previewAreaY + previewAreaH - 12);</text:p>
      <text:p text:style-name="Standard"><text:s text:c="2"/>}</text:p>
      <text:p text:style-name="Standard">}</text:p>
      <text:p text:style-name="Standard"/>
      <text:p text:style-name="Standard">void drawSelectedPlacePreview(ImageRecord imgRec) {</text:p>
      <text:p text:style-name="Standard"><text:soft-page-break/><text:s text:c="2"/>fill(24);</text:p>
      <text:p text:style-name="Standard"><text:s text:c="2"/>rect(placePreviewX, placePreviewY, placePreviewW, placePreviewH, 14);</text:p>
      <text:p text:style-name="Standard"/>
      <text:p text:style-name="Standard"><text:s text:c="2"/>if (imgRec.placeId &gt; 0) {</text:p>
      <text:p text:style-name="Standard"><text:s text:c="4"/>fill(255);</text:p>
      <text:p text:style-name="Standard"><text:s text:c="4"/>textAlign(LEFT, TOP);</text:p>
      <text:p text:style-name="Standard"><text:s text:c="4"/>textSize(16);</text:p>
      <text:p text:style-name="Standard"><text:s text:c="4"/>text(getPlaceName(imgRec.placeId), placePreviewX + 12, placePreviewY + 10);</text:p>
      <text:p text:style-name="Standard"/>
      <text:p text:style-name="Standard"><text:s text:c="4"/>PImage placeImg = getPlacePng(imgRec.placeId);</text:p>
      <text:p text:style-name="Standard"><text:s text:c="4"/>if (placeImg != null) {</text:p>
      <text:p text:style-name="Standard"><text:s text:c="6"/>drawImageContain(this, placeImg, placePreviewX + 12, placePreviewY + 34, placePreviewW - 24, placePreviewH - 46);</text:p>
      <text:p text:style-name="Standard"><text:s text:c="4"/>} else {</text:p>
      <text:p text:style-name="Standard"><text:s text:c="6"/>fill(150);</text:p>
      <text:p text:style-name="Standard"><text:s text:c="6"/>textAlign(CENTER, CENTER);</text:p>
      <text:p text:style-name="Standard"><text:s text:c="6"/>textSize(14);</text:p>
      <text:p text:style-name="Standard"><text:s text:c="6"/>text("PNG manquant : place_" + nf(imgRec.placeId, 2) + ".png",</text:p>
      <text:p text:style-name="Standard"><text:s text:c="8"/>placePreviewX + placePreviewW / 2.0,</text:p>
      <text:p text:style-name="Standard"><text:s text:c="8"/>placePreviewY + placePreviewH / 2.0 + 8);</text:p>
      <text:p text:style-name="Standard"><text:s text:c="4"/>}</text:p>
      <text:p text:style-name="Standard"><text:s text:c="2"/>} else {</text:p>
      <text:p text:style-name="Standard"><text:s text:c="4"/>fill(150);</text:p>
      <text:p text:style-name="Standard"><text:s text:c="4"/>textAlign(CENTER, CENTER);</text:p>
      <text:p text:style-name="Standard"><text:s text:c="4"/>textSize(16);</text:p>
      <text:p text:style-name="Standard"><text:s text:c="4"/>text("Aucun lieu sélectionné", placePreviewX + placePreviewW / 2.0, placePreviewY + placePreviewH / 2.0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CHIERS CSV TEXTE</text:p>
      <text:p text:style-name="Standard">// ----------------------------------------------------</text:p>
      <text:p text:style-name="Standard">String csvHeader() {</text:p>
      <text:p text:style-name="Standard"><text:s text:c="2"/>return "educator_name;participant_1;participant_2;participant_3;participant_4;image_id;raw_path;encoded_path;place_id;day;month;year;validated";</text:p>
      <text:p text:style-name="Standard">}</text:p>
      <text:p text:style-name="Standard"/>
      <text:p text:style-name="Standard">String recordToCsvLine(ImageRecord imgRec) {</text:p>
      <text:p text:style-name="Standard"><text:s text:c="2"/>return sanitizeSimpleName(imgRec.educatorSnapshot) + ";" +</text:p>
      <text:p text:style-name="Standard"><text:s text:c="4"/>sanitizeSimpleName(imgRec.participantSnapshot[0]) + ";" +</text:p>
      <text:p text:style-name="Standard"><text:s text:c="4"/>sanitizeSimpleName(imgRec.participantSnapshot[1]) + ";" +</text:p>
      <text:p text:style-name="Standard"><text:s text:c="4"/>sanitizeSimpleName(imgRec.participantSnapshot[2]) + ";" +</text:p>
      <text:p text:style-name="Standard"><text:s text:c="4"/>sanitizeSimpleName(imgRec.participantSnapshot[3]) + ";" +</text:p>
      <text:p text:style-name="Standard"><text:s text:c="4"/>imgRec.imageId + ";" +</text:p>
      <text:p text:style-name="Standard"><text:s text:c="4"/>imgRec.path + ";" +</text:p>
      <text:p text:style-name="Standard"><text:s text:c="4"/>imgRec.encodedPath + ";" +</text:p>
      <text:p text:style-name="Standard"><text:s text:c="4"/>imgRec.placeId + ";" +</text:p>
      <text:p text:style-name="Standard"><text:s text:c="4"/>imgRec.day + ";" +</text:p>
      <text:p text:style-name="Standard"><text:s text:c="4"/>imgRec.month + ";" +</text:p>
      <text:p text:style-name="Standard"><text:s text:c="4"/>imgRec.year + ";" +</text:p>
      <text:p text:style-name="Standard"><text:soft-page-break/><text:s text:c="4"/>(imgRec.validated ? "1" : "0");</text:p>
      <text:p text:style-name="Standard">}</text:p>
      <text:p text:style-name="Standard"/>
      <text:p text:style-name="Standard">ImageRecord csvLineToRecord(String line) {</text:p>
      <text:p text:style-name="Standard"><text:s text:c="2"/>if (line == null) return null;</text:p>
      <text:p text:style-name="Standard"><text:s text:c="2"/>String trimmed = trim(line);</text:p>
      <text:p text:style-name="Standard"><text:s text:c="2"/>if (trimmed.length() == 0) return null;</text:p>
      <text:p text:style-name="Standard"><text:s text:c="2"/>if (trimmed.startsWith("educator_name;")) return null;</text:p>
      <text:p text:style-name="Standard"/>
      <text:p text:style-name="Standard"><text:s text:c="2"/>String[] parts = split(trimmed, ';');</text:p>
      <text:p text:style-name="Standard"><text:s text:c="2"/>if (parts == null || parts.length &lt; 13) return null;</text:p>
      <text:p text:style-name="Standard"/>
      <text:p text:style-name="Standard"><text:s text:c="2"/>try {</text:p>
      <text:p text:style-name="Standard"><text:s text:c="4"/>String educator = parts[0];</text:p>
      <text:p text:style-name="Standard"><text:s text:c="4"/>String p1 = parts[1];</text:p>
      <text:p text:style-name="Standard"><text:s text:c="4"/>String p2 = parts[2];</text:p>
      <text:p text:style-name="Standard"><text:s text:c="4"/>String p3 = parts[3];</text:p>
      <text:p text:style-name="Standard"><text:s text:c="4"/>String p4 = parts[4];</text:p>
      <text:p text:style-name="Standard"/>
      <text:p text:style-name="Standard"><text:s text:c="4"/>String imageId = parts[5];</text:p>
      <text:p text:style-name="Standard"><text:s text:c="4"/>String rawPath = parts[6];</text:p>
      <text:p text:style-name="Standard"><text:s text:c="4"/>String encodedPath = parts[7];</text:p>
      <text:p text:style-name="Standard"><text:s text:c="4"/>int placeId = Integer.parseInt(parts[8]);</text:p>
      <text:p text:style-name="Standard"><text:s text:c="4"/>int day = Integer.parseInt(parts[9]);</text:p>
      <text:p text:style-name="Standard"><text:s text:c="4"/>int month = Integer.parseInt(parts[10]);</text:p>
      <text:p text:style-name="Standard"><text:s text:c="4"/>int year = Integer.parseInt(parts[11]);</text:p>
      <text:p text:style-name="Standard"><text:s text:c="4"/>int validated = Integer.parseInt(parts[12]);</text:p>
      <text:p text:style-name="Standard"/>
      <text:p text:style-name="Standard"><text:s text:c="4"/>ImageRecord imgRec = new ImageRecord(rawPath, year, month, day);</text:p>
      <text:p text:style-name="Standard"><text:s text:c="4"/>imgRec.imageId = imageId;</text:p>
      <text:p text:style-name="Standard"><text:s text:c="4"/>imgRec.encodedPath = encodedPath;</text:p>
      <text:p text:style-name="Standard"><text:s text:c="4"/>imgRec.placeId = placeId;</text:p>
      <text:p text:style-name="Standard"><text:s text:c="4"/>imgRec.validated = (validated == 1);</text:p>
      <text:p text:style-name="Standard"><text:s text:c="4"/>imgRec.editing = !imgRec.validated;</text:p>
      <text:p text:style-name="Standard"/>
      <text:p text:style-name="Standard"><text:s text:c="4"/>imgRec.educatorSnapshot = educator;</text:p>
      <text:p text:style-name="Standard"><text:s text:c="4"/>imgRec.participantSnapshot[0] = p1;</text:p>
      <text:p text:style-name="Standard"><text:s text:c="4"/>imgRec.participantSnapshot[1] = p2;</text:p>
      <text:p text:style-name="Standard"><text:s text:c="4"/>imgRec.participantSnapshot[2] = p3;</text:p>
      <text:p text:style-name="Standard"><text:s text:c="4"/>imgRec.participantSnapshot[3] = p4;</text:p>
      <text:p text:style-name="Standard"/>
      <text:p text:style-name="Standard"><text:s text:c="4"/>return imgRec;</text:p>
      <text:p text:style-name="Standard"><text:s text:c="2"/>}</text:p>
      <text:p text:style-name="Standard"><text:s text:c="2"/>catch (Exception e) {</text:p>
      <text:p text:style-name="Standard"><text:s text:c="4"/>return null;</text:p>
      <text:p text:style-name="Standard"><text:s text:c="2"/>}</text:p>
      <text:p text:style-name="Standard">}</text:p>
      <text:p text:style-name="Standard"/>
      <text:p text:style-name="Standard">ArrayList&lt;String&gt; readLinesSafe(String path) {</text:p>
      <text:p text:style-name="Standard"><text:s text:c="2"/>ArrayList&lt;String&gt; lines = new ArrayList&lt;String&gt;();</text:p>
      <text:p text:style-name="Standard"><text:s text:c="2"/>File f = new File(path);</text:p>
      <text:p text:style-name="Standard"><text:s text:c="2"/>if (!f.exists()) return lines;</text:p>
      <text:p text:style-name="Standard"><text:soft-page-break/></text:p>
      <text:p text:style-name="Standard"><text:s text:c="2"/>BufferedReader reader = null;</text:p>
      <text:p text:style-name="Standard"><text:s text:c="2"/>try {</text:p>
      <text:p text:style-name="Standard"><text:s text:c="4"/>reader = new BufferedReader(new InputStreamReader(new FileInputStream(f), "UTF-8"));</text:p>
      <text:p text:style-name="Standard"><text:s text:c="4"/>String line;</text:p>
      <text:p text:style-name="Standard"><text:s text:c="4"/>while ((line = reader.readLine()) != null) {</text:p>
      <text:p text:style-name="Standard"><text:s text:c="6"/>lines.add(line);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reader != null) read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<text:s text:c="2"/>return lines;</text:p>
      <text:p text:style-name="Standard">}</text:p>
      <text:p text:style-name="Standard"/>
      <text:p text:style-name="Standard">boolean writeLinesSafe(String path, ArrayList&lt;String&gt; lines) {</text:p>
      <text:p text:style-name="Standard"><text:s text:c="2"/>PrintWriter writer = null;</text:p>
      <text:p text:style-name="Standard"><text:s text:c="2"/>try {</text:p>
      <text:p text:style-name="Standard"><text:s text:c="4"/>writer = new PrintWriter(new OutputStreamWriter(new FileOutputStream(path), "UTF-8"));</text:p>
      <text:p text:style-name="Standard"><text:s text:c="4"/>for (String line : lines) {</text:p>
      <text:p text:style-name="Standard"><text:s text:c="6"/>writer.println(line);</text:p>
      <text:p text:style-name="Standard"><text:s text:c="4"/>}</text:p>
      <text:p text:style-name="Standard"><text:s text:c="4"/>writer.flush();</text:p>
      <text:p text:style-name="Standard"><text:s text:c="4"/>return true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return false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writer != null) writ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writeSessionTempFile() {</text:p>
      <text:p text:style-name="Standard"><text:s text:c="2"/>ArrayList&lt;String&gt; lines = new ArrayList&lt;String&gt;();</text:p>
      <text:p text:style-name="Standard"><text:s text:c="2"/>lines.add(csvHeader());</text:p>
      <text:p text:style-name="Standard"/>
      <text:p text:style-name="Standard"><text:s text:c="2"/>ArrayList&lt;ImageRecord&gt; imgRecs = shared.getRecordsSnapshot();</text:p>
      <text:p text:style-name="Standard"><text:s text:c="2"/>for (ImageRecord imgRec : imgRecs) {</text:p>
      <text:p text:style-name="Standard"><text:s text:c="4"/>if (imgRec.validated) {</text:p>
      <text:p text:style-name="Standard"><text:soft-page-break/><text:s text:c="6"/>lines.add(recordToCsvLine(imgRec));</text:p>
      <text:p text:style-name="Standard"><text:s text:c="4"/>}</text:p>
      <text:p text:style-name="Standard"><text:s text:c="2"/>}</text:p>
      <text:p text:style-name="Standard"/>
      <text:p text:style-name="Standard"><text:s text:c="2"/>boolean ok = writeLinesSafe(sessionTempPath, lines);</text:p>
      <text:p text:style-name="Standard"><text:s text:c="2"/>if (!ok) {</text:p>
      <text:p text:style-name="Standard"><text:s text:c="4"/>flash("Erreur écriture session_temp.csv");</text:p>
      <text:p text:style-name="Standard"><text:s text:c="2"/>}</text:p>
      <text:p text:style-name="Standard">}</text:p>
      <text:p text:style-name="Standard"/>
      <text:p text:style-name="Standard">void recoverSessionTempIfPresent() {</text:p>
      <text:p text:style-name="Standard"><text:s text:c="2"/>File f = new File(sessionTempPath);</text:p>
      <text:p text:style-name="Standard"><text:s text:c="2"/>if (!f.exists()) return;</text:p>
      <text:p text:style-name="Standard"/>
      <text:p text:style-name="Standard"><text:s text:c="2"/>ArrayList&lt;String&gt; lines = readLinesSafe(sessionTempPath);</text:p>
      <text:p text:style-name="Standard"><text:s text:c="2"/>int recovered = 0;</text:p>
      <text:p text:style-name="Standard"><text:s text:c="2"/>boolean sessionNamesRecovered = false;</text:p>
      <text:p text:style-name="Standard"/>
      <text:p text:style-name="Standard"><text:s text:c="2"/>for (String line : lines) {</text:p>
      <text:p text:style-name="Standard"><text:s text:c="4"/>ImageRecord imgRec = csvLineToRecord(line);</text:p>
      <text:p text:style-name="Standard"><text:s text:c="4"/>if (imgRec != null) {</text:p>
      <text:p text:style-name="Standard"><text:s text:c="6"/>File rawFile = new File(imgRec.path);</text:p>
      <text:p text:style-name="Standard"><text:s text:c="6"/>if (rawFile.exists()) {</text:p>
      <text:p text:style-name="Standard"><text:s text:c="8"/>shared.addLoadedRecord(imgRec);</text:p>
      <text:p text:style-name="Standard"><text:s text:c="8"/>recovered++;</text:p>
      <text:p text:style-name="Standard"/>
      <text:p text:style-name="Standard"><text:s text:c="8"/>if (!sessionNamesRecovered) {</text:p>
      <text:p text:style-name="Standard"><text:s text:c="10"/>educatorName = imgRec.educatorSnapshot;</text:p>
      <text:p text:style-name="Standard"><text:s text:c="10"/>participantNames[0] = imgRec.participantSnapshot[0];</text:p>
      <text:p text:style-name="Standard"><text:s text:c="10"/>participantNames[1] = imgRec.participantSnapshot[1];</text:p>
      <text:p text:style-name="Standard"><text:s text:c="10"/>participantNames[2] = imgRec.participantSnapshot[2];</text:p>
      <text:p text:style-name="Standard"><text:s text:c="10"/>participantNames[3] = imgRec.participantSnapshot[3];</text:p>
      <text:p text:style-name="Standard"><text:s text:c="10"/>participantCount = inferParticipantCountFromNames(participantNames);</text:p>
      <text:p text:style-name="Standard"><text:s text:c="10"/>sessionIdentityReady = true;</text:p>
      <text:p text:style-name="Standard"><text:s text:c="10"/>sessionNamesRecovered = true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recovered &gt; 0) {</text:p>
      <text:p text:style-name="Standard"><text:s text:c="4"/>flash(recovered + " image(s) récupérée(s) depuis la session temporaire");</text:p>
      <text:p text:style-name="Standard"><text:s text:c="2"/>}</text:p>
      <text:p text:style-name="Standard">}</text:p>
      <text:p text:style-name="Standard"/>
      <text:p text:style-name="Standard">boolean mergeTempSessionIntoMainCsv() {</text:p>
      <text:p text:style-name="Standard"><text:s text:c="2"/>LinkedHashMap&lt;String, String&gt; rowsById = new LinkedHashMap&lt;String, String&gt;();</text:p>
      <text:p text:style-name="Standard"/>
      <text:p text:style-name="Standard"><text:s text:c="2"/>ArrayList&lt;String&gt; mainLines = readLinesSafe(metadataCsvPath);</text:p>
      <text:p text:style-name="Standard"><text:s text:c="2"/>for (String line : main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oft-page-break/><text:s text:c="6"/>rowsById.put(imgRec.imageId, line)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tempLines = readLinesSafe(sessionTempPath);</text:p>
      <text:p text:style-name="Standard"><text:s text:c="2"/>int mergedCount = 0;</text:p>
      <text:p text:style-name="Standard"><text:s text:c="2"/>for (String line : temp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6"/>mergedCount++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outLines = new ArrayList&lt;String&gt;();</text:p>
      <text:p text:style-name="Standard"><text:s text:c="2"/>outLines.add(csvHeader());</text:p>
      <text:p text:style-name="Standard"/>
      <text:p text:style-name="Standard"><text:s text:c="2"/>for (String row : rowsById.values()) {</text:p>
      <text:p text:style-name="Standard"><text:s text:c="4"/>outLines.add(row);</text:p>
      <text:p text:style-name="Standard"><text:s text:c="2"/>}</text:p>
      <text:p text:style-name="Standard"/>
      <text:p text:style-name="Standard"><text:s text:c="2"/>boolean ok = writeLinesSafe(metadataCsvPath, outLines);</text:p>
      <text:p text:style-name="Standard"><text:s text:c="2"/>if (ok) {</text:p>
      <text:p text:style-name="Standard"><text:s text:c="4"/>println("Session fusionnée vers metadata.csv : " + mergedCount + " ligne(s)");</text:p>
      <text:p text:style-name="Standard"><text:s text:c="2"/>}</text:p>
      <text:p text:style-name="Standard"><text:s text:c="2"/>return ok;</text:p>
      <text:p text:style-name="Standard">}</text:p>
      <text:p text:style-name="Standard"/>
      <text:p text:style-name="Standard">// ----------------------------------------------------</text:p>
      <text:p text:style-name="Standard">// ID IMAGE + COPIE ENCODÉE</text:p>
      <text:p text:style-name="Standard">// ----------------------------------------------------</text:p>
      <text:p text:style-name="Standard">int readLastImageId() {</text:p>
      <text:p text:style-name="Standard"><text:s text:c="2"/>File f = new File(idCounterPath);</text:p>
      <text:p text:style-name="Standard"><text:s text:c="2"/>if (!f.exists()) return 0;</text:p>
      <text:p text:style-name="Standard"/>
      <text:p text:style-name="Standard"><text:s text:c="2"/>ArrayList&lt;String&gt; lines = readLinesSafe(idCounterPath);</text:p>
      <text:p text:style-name="Standard"><text:s text:c="2"/>if (lines.size() == 0) return 0;</text:p>
      <text:p text:style-name="Standard"/>
      <text:p text:style-name="Standard"><text:s text:c="2"/>try {</text:p>
      <text:p text:style-name="Standard"><text:s text:c="4"/>return Integer.parseInt(trim(lines.get(0)));</text:p>
      <text:p text:style-name="Standard"><text:s text:c="2"/>}</text:p>
      <text:p text:style-name="Standard"><text:s text:c="2"/>catch (Exception e) {</text:p>
      <text:p text:style-name="Standard"><text:s text:c="4"/>return 0;</text:p>
      <text:p text:style-name="Standard"><text:s text:c="2"/>}</text:p>
      <text:p text:style-name="Standard">}</text:p>
      <text:p text:style-name="Standard"/>
      <text:p text:style-name="Standard">void writeLastImageId(int value) {</text:p>
      <text:p text:style-name="Standard"><text:s text:c="2"/>ArrayList&lt;String&gt; lines = new ArrayList&lt;String&gt;();</text:p>
      <text:p text:style-name="Standard"><text:s text:c="2"/>lines.add(str(value));</text:p>
      <text:p text:style-name="Standard"><text:s text:c="2"/>writeLinesSafe(idCounterPath, lines);</text:p>
      <text:p text:style-name="Standard">}</text:p>
      <text:p text:style-name="Standard"/>
      <text:p text:style-name="Standard"><text:soft-page-break/>String generateNextImageId() {</text:p>
      <text:p text:style-name="Standard"><text:s text:c="2"/>int lastId = readLastImageId();</text:p>
      <text:p text:style-name="Standard"><text:s text:c="2"/>int nextId = lastId + 1;</text:p>
      <text:p text:style-name="Standard"><text:s text:c="2"/>writeLastImageId(nextId);</text:p>
      <text:p text:style-name="Standard"><text:s text:c="2"/>return "IMG" + nf(nextId, 6);</text:p>
      <text:p text:style-name="Standard">}</text:p>
      <text:p text:style-name="Standard"/>
      <text:p text:style-name="Standard">String getFileExtension(String path) {</text:p>
      <text:p text:style-name="Standard"><text:s text:c="2"/>int dot = path.lastIndexOf('.');</text:p>
      <text:p text:style-name="Standard"><text:s text:c="2"/>if (dot == -1) return ".jpg";</text:p>
      <text:p text:style-name="Standard"><text:s text:c="2"/>return path.substring(dot).toLowerCase();</text:p>
      <text:p text:style-name="Standard">}</text:p>
      <text:p text:style-name="Standard"/>
      <text:p text:style-name="Standard">String buildEncodedFilename(ImageRecord imgRec) {</text:p>
      <text:p text:style-name="Standard"><text:s text:c="2"/>String ext = getFileExtension(imgRec.path);</text:p>
      <text:p text:style-name="Standard"><text:s text:c="2"/>String dateCode = nf(imgRec.day, 2) + nf(imgRec.month, 2) + nf(imgRec.year % 100, 2);</text:p>
      <text:p text:style-name="Standard"><text:s text:c="2"/>String placeCode = "L" + nf(imgRec.placeId, 2);</text:p>
      <text:p text:style-name="Standard"><text:s text:c="2"/>return imgRec.imageId + "_" + dateCode + "_" + placeCode + ext;</text:p>
      <text:p text:style-name="Standard">}</text:p>
      <text:p text:style-name="Standard"/>
      <text:p text:style-name="Standard">void ensureEncodedFileForCurrent() {</text:p>
      <text:p text:style-name="Standard"><text:s text:c="2"/>ImageRecord imgRec = shared.getCurrentRecordReference();</text:p>
      <text:p text:style-name="Standard"><text:s text:c="2"/>if (imgRec == null) return;</text:p>
      <text:p text:style-name="Standard"/>
      <text:p text:style-name="Standard"><text:s text:c="2"/>if (imgRec.imageId == null || imgRec.imageId.equals("")) {</text:p>
      <text:p text:style-name="Standard"><text:s text:c="4"/>imgRec.imageId = generateNextImageId();</text:p>
      <text:p text:style-name="Standard"><text:s text:c="2"/>}</text:p>
      <text:p text:style-name="Standard"/>
      <text:p text:style-name="Standard"><text:s text:c="2"/>String fileName = buildEncodedFilename(imgRec);</text:p>
      <text:p text:style-name="Standard"><text:s text:c="2"/>File outFile = new File(encodedDir, fileName);</text:p>
      <text:p text:style-name="Standard"/>
      <text:p text:style-name="Standard"><text:s text:c="2"/>try {</text:p>
      <text:p text:style-name="Standard"><text:s text:c="4"/>if (imgRec.encodedPath != null &amp;&amp; imgRec.encodedPath.length() &gt; 0) {</text:p>
      <text:p text:style-name="Standard"><text:s text:c="6"/>File oldFile = new File(imgRec.encodedPath);</text:p>
      <text:p text:style-name="Standard"><text:s text:c="6"/>if (oldFile.exists() &amp;&amp; !oldFile.getAbsolutePath().equals(outFile.getAbsolutePath())) {</text:p>
      <text:p text:style-name="Standard"><text:s text:c="8"/>oldFile.delete();</text:p>
      <text:p text:style-name="Standard"><text:s text:c="6"/>}</text:p>
      <text:p text:style-name="Standard"><text:s text:c="4"/>}</text:p>
      <text:p text:style-name="Standard"/>
      <text:p text:style-name="Standard"><text:s text:c="4"/>Files.copy(new File(imgRec.path).toPath(), outFile.toPath(), StandardCopyOption.REPLACE_EXISTING);</text:p>
      <text:p text:style-name="Standard"><text:s text:c="4"/>imgRec.encodedPath = outFile.getAbsolutePath();</text:p>
      <text:p text:style-name="Standard"><text:s text:c="4"/>println("Copie encodée créée : " + imgRec.encodedPath)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flash("Erreur copie image encodée"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N DE SESSION</text:p>
      <text:p text:style-name="Standard"><text:soft-page-break/>// ----------------------------------------------------</text:p>
      <text:p text:style-name="Standard">void handleEndSession() {</text:p>
      <text:p text:style-name="Standard"><text:s text:c="2"/>if (shared.getCount() == 0) {</text:p>
      <text:p text:style-name="Standard"><text:s text:c="4"/>flash("Aucune image dans la session");</text:p>
      <text:p text:style-name="Standard"><text:s text:c="4"/>return;</text:p>
      <text:p text:style-name="Standard"><text:s text:c="2"/>}</text:p>
      <text:p text:style-name="Standard"/>
      <text:p text:style-name="Standard"><text:s text:c="2"/>if (shared.hasUnvalidatedRecords()) {</text:p>
      <text:p text:style-name="Standard"><text:s text:c="4"/>flash("Valide toutes les images avant de finir la session");</text:p>
      <text:p text:style-name="Standard"><text:s text:c="4"/>return;</text:p>
      <text:p text:style-name="Standard"><text:s text:c="2"/>}</text:p>
      <text:p text:style-name="Standard"/>
      <text:p text:style-name="Standard"><text:s text:c="2"/>writeSessionTempFile();</text:p>
      <text:p text:style-name="Standard"/>
      <text:p text:style-name="Standard"><text:s text:c="2"/>boolean ok = mergeTempSessionIntoMainCsv();</text:p>
      <text:p text:style-name="Standard"><text:s text:c="2"/>if (!ok) {</text:p>
      <text:p text:style-name="Standard"><text:s text:c="4"/>flash("Erreur fusion vers metadata.csv");</text:p>
      <text:p text:style-name="Standard"><text:s text:c="4"/>return;</text:p>
      <text:p text:style-name="Standard"><text:s text:c="2"/>}</text:p>
      <text:p text:style-name="Standard"/>
      <text:p text:style-name="Standard"><text:s text:c="2"/>File tempFile = new File(sessionTempPath);</text:p>
      <text:p text:style-name="Standard"><text:s text:c="2"/>if (tempFile.exists()) tempFile.delete();</text:p>
      <text:p text:style-name="Standard"/>
      <text:p text:style-name="Standard"><text:s text:c="2"/>shared.clearSession();</text:p>
      <text:p text:style-name="Standard"><text:s text:c="2"/>controlCache.clear();</text:p>
      <text:p text:style-name="Standard"/>
      <text:p text:style-name="Standard"><text:s text:c="2"/>educatorName = "";</text:p>
      <text:p text:style-name="Standard"><text:s text:c="2"/>participantNames = new String[] { "", "", "", "" };</text:p>
      <text:p text:style-name="Standard"><text:s text:c="2"/>participantCount = 0;</text:p>
      <text:p text:style-name="Standard"><text:s text:c="2"/>activeParticipant = -1;</text:p>
      <text:p text:style-name="Standard"><text:s text:c="2"/>sessionIdentityReady = false;</text:p>
      <text:p text:style-name="Standard"/>
      <text:p text:style-name="Standard"><text:s text:c="2"/>flash("Session sauvegardée dans metadata.csv");</text:p>
      <text:p text:style-name="Standard"><text:s text:c="2"/>currentScreen = SCREEN_MENU;</text:p>
      <text:p text:style-name="Standard">}</text:p>
      <text:p text:style-name="Standard"/>
      <text:p text:style-name="Standard">// ----------------------------------------------------</text:p>
      <text:p text:style-name="Standard">// FERMETURE</text:p>
      <text:p text:style-name="Standard">// ----------------------------------------------------</text:p>
      <text:p text:style-name="Standard">void exit() {</text:p>
      <text:p text:style-name="Standard"><text:s text:c="2"/>if (uploadServer != null) {</text:p>
      <text:p text:style-name="Standard"><text:s text:c="4"/>uploadServer.shutdown();</text:p>
      <text:p text:style-name="Standard"><text:s text:c="2"/>}</text:p>
      <text:p text:style-name="Standard"><text:s text:c="2"/>if (displayWindow != null) {</text:p>
      <text:p text:style-name="Standard"><text:s text:c="4"/>displayWindow.requestClose();</text:p>
      <text:p text:style-name="Standard"><text:s text:c="2"/>}</text:p>
      <text:p text:style-name="Standard"><text:s text:c="2"/>super.exit();</text:p>
      <text:p text:style-name="Standard">}</text:p>
      <text:p text:style-name="Standard"/>
      <text:p text:style-name="Standard">// ----------------------------------------------------</text:p>
      <text:p text:style-name="Standard">// CARTE - CLASSE</text:p>
      <text:p text:style-name="Standard">// ----------------------------------------------------</text:p>
      <text:p text:style-name="Standard"><text:soft-page-break/>class PlaceZone {</text:p>
      <text:p text:style-name="Standard"><text:s text:c="2"/>int id;</text:p>
      <text:p text:style-name="Standard"><text:s text:c="2"/>String name;</text:p>
      <text:p text:style-name="Standard"><text:s text:c="2"/>float nx, ny;</text:p>
      <text:p text:style-name="Standard"><text:s text:c="2"/>float radiusN;</text:p>
      <text:p text:style-name="Standard"/>
      <text:p text:style-name="Standard"><text:s text:c="2"/>PlaceZone(int id, String name, float nx, float ny, float radiusN) {</text:p>
      <text:p text:style-name="Standard"><text:s text:c="4"/>this.id = id;</text:p>
      <text:p text:style-name="Standard"><text:s text:c="4"/>this.name = name;</text:p>
      <text:p text:style-name="Standard"><text:s text:c="4"/>this.nx = nx;</text:p>
      <text:p text:style-name="Standard"><text:s text:c="4"/>this.ny = ny;</text:p>
      <text:p text:style-name="Standard"><text:s text:c="4"/>this.radiusN = radiusN;</text:p>
      <text:p text:style-name="Standard"><text:s text:c="2"/>}</text:p>
      <text:p text:style-name="Standard"/>
      <text:p text:style-name="Standard"><text:s text:c="2"/>float px(float mapX, float mapW) {</text:p>
      <text:p text:style-name="Standard"><text:s text:c="4"/>return mapX + nx * mapW;</text:p>
      <text:p text:style-name="Standard"><text:s text:c="2"/>}</text:p>
      <text:p text:style-name="Standard"/>
      <text:p text:style-name="Standard"><text:s text:c="2"/>float py(float mapY, float mapH) {</text:p>
      <text:p text:style-name="Standard"><text:s text:c="4"/>return mapY + ny * mapH;</text:p>
      <text:p text:style-name="Standard"><text:s text:c="2"/>}</text:p>
      <text:p text:style-name="Standard"/>
      <text:p text:style-name="Standard"><text:s text:c="2"/>float pr(float mapW, float mapH) {</text:p>
      <text:p text:style-name="Standard"><text:s text:c="4"/>return radiusN * min(mapW, mapH);</text:p>
      <text:p text:style-name="Standard"><text:s text:c="2"/>}</text:p>
      <text:p text:style-name="Standard"/>
      <text:p text:style-name="Standard"><text:s text:c="2"/>boolean contains(float mx, float my, float mapX, float mapY, float mapW, float mapH) {</text:p>
      <text:p text:style-name="Standard"><text:s text:c="4"/>float dx = mx - px(mapX, mapW);</text:p>
      <text:p text:style-name="Standard"><text:s text:c="4"/>float dy = my - py(mapY, mapH);</text:p>
      <text:p text:style-name="Standard"><text:s text:c="4"/>float r = pr(mapW, mapH);</text:p>
      <text:p text:style-name="Standard"><text:s text:c="4"/>return dx * dx + dy * dy &lt;= r * r;</text:p>
      <text:p text:style-name="Standard"><text:s text:c="2"/>}</text:p>
      <text:p text:style-name="Standard">}</text:p>
      <text:p text:style-name="Standard"/>
      <text:p text:style-name="Standard">void initPlaceZones() {</text:p>
      <text:p text:style-name="Standard"><text:s text:c="2"/>placeZones.clear();</text:p>
      <text:p text:style-name="Standard"/>
      <text:p text:style-name="Standard"><text:s text:c="2"/>placeZones.add(new PlaceZone( 1, "LIEU 01", 0.12, 0.14, 0.045));</text:p>
      <text:p text:style-name="Standard"><text:s text:c="2"/>placeZones.add(new PlaceZone( 2, "LIEU 02", 0.25, 0.14, 0.045));</text:p>
      <text:p text:style-name="Standard"><text:s text:c="2"/>placeZones.add(new PlaceZone( 3, "LIEU 03", 0.38, 0.14, 0.045));</text:p>
      <text:p text:style-name="Standard"><text:s text:c="2"/>placeZones.add(new PlaceZone( 4, "LIEU 04", 0.51, 0.14, 0.045));</text:p>
      <text:p text:style-name="Standard"><text:s text:c="2"/>placeZones.add(new PlaceZone( 5, "LIEU 05", 0.64, 0.14, 0.045));</text:p>
      <text:p text:style-name="Standard"><text:s text:c="2"/>placeZones.add(new PlaceZone( 6, "LIEU 06", 0.77, 0.14, 0.045));</text:p>
      <text:p text:style-name="Standard"/>
      <text:p text:style-name="Standard"><text:s text:c="2"/>placeZones.add(new PlaceZone( 7, "LIEU 07", 0.12, 0.28, 0.045));</text:p>
      <text:p text:style-name="Standard"><text:s text:c="2"/>placeZones.add(new PlaceZone( 8, "LIEU 08", 0.25, 0.28, 0.045));</text:p>
      <text:p text:style-name="Standard"><text:s text:c="2"/>placeZones.add(new PlaceZone( 9, "LIEU 09", 0.38, 0.28, 0.045));</text:p>
      <text:p text:style-name="Standard"><text:s text:c="2"/>placeZones.add(new PlaceZone(10, "LIEU 10", 0.51, 0.28, 0.045));</text:p>
      <text:p text:style-name="Standard"><text:s text:c="2"/>placeZones.add(new PlaceZone(11, "LIEU 11", 0.64, 0.28, 0.045));</text:p>
      <text:p text:style-name="Standard"><text:s text:c="2"/>placeZones.add(new PlaceZone(12, "LIEU 12", 0.77, 0.28, 0.045));</text:p>
      <text:p text:style-name="Standard"/>
      <text:p text:style-name="Standard"><text:s text:c="2"/>placeZones.add(new PlaceZone(13, "LIEU 13", 0.12, 0.42, 0.045));</text:p>
      <text:p text:style-name="Standard"><text:soft-page-break/><text:s text:c="2"/>placeZones.add(new PlaceZone(14, "LIEU 14", 0.25, 0.42, 0.045));</text:p>
      <text:p text:style-name="Standard"><text:s text:c="2"/>placeZones.add(new PlaceZone(15, "LIEU 15", 0.38, 0.42, 0.045));</text:p>
      <text:p text:style-name="Standard"><text:s text:c="2"/>placeZones.add(new PlaceZone(16, "LIEU 16", 0.51, 0.42, 0.045));</text:p>
      <text:p text:style-name="Standard"><text:s text:c="2"/>placeZones.add(new PlaceZone(17, "LIEU 17", 0.64, 0.42, 0.045));</text:p>
      <text:p text:style-name="Standard"><text:s text:c="2"/>placeZones.add(new PlaceZone(18, "LIEU 18", 0.77, 0.42, 0.045));</text:p>
      <text:p text:style-name="Standard"/>
      <text:p text:style-name="Standard"><text:s text:c="2"/>placeZones.add(new PlaceZone(19, "LIEU 19", 0.12, 0.56, 0.045));</text:p>
      <text:p text:style-name="Standard"><text:s text:c="2"/>placeZones.add(new PlaceZone(20, "LIEU 20", 0.25, 0.56, 0.045));</text:p>
      <text:p text:style-name="Standard"><text:s text:c="2"/>placeZones.add(new PlaceZone(21, "LIEU 21", 0.38, 0.56, 0.045));</text:p>
      <text:p text:style-name="Standard"><text:s text:c="2"/>placeZones.add(new PlaceZone(22, "LIEU 22", 0.51, 0.56, 0.045));</text:p>
      <text:p text:style-name="Standard"><text:s text:c="2"/>placeZones.add(new PlaceZone(23, "LIEU 23", 0.64, 0.56, 0.045));</text:p>
      <text:p text:style-name="Standard"><text:s text:c="2"/>placeZones.add(new PlaceZone(24, "LIEU 24", 0.77, 0.56, 0.045));</text:p>
      <text:p text:style-name="Standard"/>
      <text:p text:style-name="Standard"><text:s text:c="2"/>placeZones.add(new PlaceZone(25, "LIEU 25", 0.30, 0.74, 0.045));</text:p>
      <text:p text:style-name="Standard"><text:s text:c="2"/>placeZones.add(new PlaceZone(26, "LIEU 26", 0.60, 0.74, 0.045));</text:p>
      <text:p text:style-name="Standard">}</text:p>
      <text:p text:style-name="Standard"/>
      <text:p text:style-name="Standard">String getPlaceName(int placeId) {</text:p>
      <text:p text:style-name="Standard"><text:s text:c="2"/>for (PlaceZone z : placeZones) {</text:p>
      <text:p text:style-name="Standard"><text:s text:c="4"/>if (z.id == placeId) return z.name;</text:p>
      <text:p text:style-name="Standard"><text:s text:c="2"/>}</text:p>
      <text:p text:style-name="Standard"><text:s text:c="2"/>return "--";</text:p>
      <text:p text:style-name="Standard">}</text:p>
      <text:p text:style-name="Standard"/>
      <text:p text:style-name="Standard">PImage getPlacePng(int placeId) {</text:p>
      <text:p text:style-name="Standard"><text:s text:c="2"/>if (placeId &lt;= 0) return null;</text:p>
      <text:p text:style-name="Standard"/>
      <text:p text:style-name="Standard"><text:s text:c="2"/>PImage img = placePngCache.get(placeId);</text:p>
      <text:p text:style-name="Standard"><text:s text:c="2"/>if (img != null) return img;</text:p>
      <text:p text:style-name="Standard"/>
      <text:p text:style-name="Standard"><text:s text:c="2"/>String fileName = "places/place_" + nf(placeId, 2) + ".png";</text:p>
      <text:p text:style-name="Standard"><text:s text:c="2"/>img = loadImage(fileName);</text:p>
      <text:p text:style-name="Standard"/>
      <text:p text:style-name="Standard"><text:s text:c="2"/>if (img != null &amp;&amp; img.width &gt; 0) {</text:p>
      <text:p text:style-name="Standard"><text:s text:c="4"/>placePngCache.put(placeId, img);</text:p>
      <text:p text:style-name="Standard"><text:s text:c="4"/>return img;</text:p>
      <text:p text:style-name="Standard"><text:s text:c="2"/>}</text:p>
      <text:p text:style-name="Standard"/>
      <text:p text:style-name="Standard"><text:s text:c="2"/>return null;</text:p>
      <text:p text:style-name="Standard">}</text:p>
      <text:p text:style-name="Standard"/>
      <text:p text:style-name="Standard">// ----------------------------------------------------</text:p>
      <text:p text:style-name="Standard">// IMAGE RECORD</text:p>
      <text:p text:style-name="Standard">// ----------------------------------------------------</text:p>
      <text:p text:style-name="Standard">class ImageRecord {</text:p>
      <text:p text:style-name="Standard"><text:s text:c="2"/>String path;</text:p>
      <text:p text:style-name="Standard"><text:s text:c="2"/>String imageId;</text:p>
      <text:p text:style-name="Standard"><text:s text:c="2"/>String encodedPath;</text:p>
      <text:p text:style-name="Standard"><text:s text:c="2"/>int placeId;</text:p>
      <text:p text:style-name="Standard"><text:s text:c="2"/>int day;</text:p>
      <text:p text:style-name="Standard"><text:s text:c="2"/>int month;</text:p>
      <text:p text:style-name="Standard"><text:s text:c="2"/>int year;</text:p>
      <text:p text:style-name="Standard"><text:soft-page-break/></text:p>
      <text:p text:style-name="Standard"><text:s text:c="2"/>boolean validated;</text:p>
      <text:p text:style-name="Standard"><text:s text:c="2"/>boolean editing;</text:p>
      <text:p text:style-name="Standard"/>
      <text:p text:style-name="Standard"><text:s text:c="2"/>String educatorSnapshot = "";</text:p>
      <text:p text:style-name="Standard"><text:s text:c="2"/>String[] participantSnapshot = { "", "", "", "" };</text:p>
      <text:p text:style-name="Standard"/>
      <text:p text:style-name="Standard"><text:s text:c="2"/>ImageRecord(String path, int year, int month, int day) {</text:p>
      <text:p text:style-name="Standard"><text:s text:c="4"/>this.path = path;</text:p>
      <text:p text:style-name="Standard"><text:s text:c="4"/>this.year = year;</text:p>
      <text:p text:style-name="Standard"><text:s text:c="4"/>this.month = month;</text:p>
      <text:p text:style-name="Standard"><text:s text:c="4"/>this.day = day;</text:p>
      <text:p text:style-name="Standard"><text:s text:c="4"/>this.placeId = 0;</text:p>
      <text:p text:style-name="Standard"/>
      <text:p text:style-name="Standard"><text:s text:c="4"/>this.imageId = "";</text:p>
      <text:p text:style-name="Standard"><text:s text:c="4"/>this.encodedPath = "";</text:p>
      <text:p text:style-name="Standard"/>
      <text:p text:style-name="Standard"><text:s text:c="4"/>this.validated = false;</text:p>
      <text:p text:style-name="Standard"><text:s text:c="4"/>this.editing = true;</text:p>
      <text:p text:style-name="Standard"><text:s text:c="2"/>}</text:p>
      <text:p text:style-name="Standard"/>
      <text:p text:style-name="Standard"><text:s text:c="2"/>boolean isEditable() {</text:p>
      <text:p text:style-name="Standard"><text:s text:c="4"/>return !validated || editing;</text:p>
      <text:p text:style-name="Standard"><text:s text:c="2"/>}</text:p>
      <text:p text:style-name="Standard"/>
      <text:p text:style-name="Standard"><text:s text:c="2"/>String getActionLabel() {</text:p>
      <text:p text:style-name="Standard"><text:s text:c="4"/>if (!validated) return "Valider";</text:p>
      <text:p text:style-name="Standard"><text:s text:c="4"/>if (editing) return "Enregistrer";</text:p>
      <text:p text:style-name="Standard"><text:s text:c="4"/>return "Modifier";</text:p>
      <text:p text:style-name="Standard"><text:s text:c="2"/>}</text:p>
      <text:p text:style-name="Standard"/>
      <text:p text:style-name="Standard"><text:s text:c="2"/>ImageRecord copy() {</text:p>
      <text:p text:style-name="Standard"><text:s text:c="4"/>ImageRecord c = new ImageRecord(path, year, month, day);</text:p>
      <text:p text:style-name="Standard"><text:s text:c="4"/>c.placeId = placeId;</text:p>
      <text:p text:style-name="Standard"><text:s text:c="4"/>c.imageId = imageId;</text:p>
      <text:p text:style-name="Standard"><text:s text:c="4"/>c.encodedPath = encodedPath;</text:p>
      <text:p text:style-name="Standard"><text:s text:c="4"/>c.validated = validated;</text:p>
      <text:p text:style-name="Standard"><text:s text:c="4"/>c.editing = editing;</text:p>
      <text:p text:style-name="Standard"><text:s text:c="4"/>c.educatorSnapshot = educatorSnapshot;</text:p>
      <text:p text:style-name="Standard"><text:s text:c="4"/>c.participantSnapshot[0] = participantSnapshot[0];</text:p>
      <text:p text:style-name="Standard"><text:s text:c="4"/>c.participantSnapshot[1] = participantSnapshot[1];</text:p>
      <text:p text:style-name="Standard"><text:s text:c="4"/>c.participantSnapshot[2] = participantSnapshot[2];</text:p>
      <text:p text:style-name="Standard"><text:s text:c="4"/>c.participantSnapshot[3] = participantSnapshot[3];</text:p>
      <text:p text:style-name="Standard"><text:s text:c="4"/>return c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TAT PARTAGÉ</text:p>
      <text:p text:style-name="Standard">// ----------------------------------------------------</text:p>
      <text:p text:style-name="Standard">class SharedState {</text:p>
      <text:p text:style-name="Standard"><text:s text:c="2"/>ArrayList&lt;ImageRecord&gt; imgRecs = new ArrayList&lt;ImageRecord&gt;();</text:p>
      <text:p text:style-name="Standard"><text:soft-page-break/><text:s text:c="2"/>int currentIndex = -1;</text:p>
      <text:p text:style-name="Standard"/>
      <text:p text:style-name="Standard"><text:s text:c="2"/>synchronized void addImagePath(String path) {</text:p>
      <text:p text:style-name="Standard"><text:s text:c="4"/>Calendar cal = Calendar.getInstance();</text:p>
      <text:p text:style-name="Standard"><text:s text:c="4"/>int y = cal.get(Calendar.YEAR);</text:p>
      <text:p text:style-name="Standard"><text:s text:c="4"/>int m = cal.get(Calendar.MONTH) + 1;</text:p>
      <text:p text:style-name="Standard"><text:s text:c="4"/>int d = cal.get(Calendar.DAY_OF_MONTH);</text:p>
      <text:p text:style-name="Standard"/>
      <text:p text:style-name="Standard"><text:s text:c="4"/>ImageRecord rec = new ImageRecord(path, y, m, d);</text:p>
      <text:p text:style-name="Standard"><text:s text:c="4"/>rec.educatorSnapshot = educatorName;</text:p>
      <text:p text:style-name="Standard"><text:s text:c="4"/>rec.participantSnapshot[0] = participantNames[0];</text:p>
      <text:p text:style-name="Standard"><text:s text:c="4"/>rec.participantSnapshot[1] = participantNames[1];</text:p>
      <text:p text:style-name="Standard"><text:s text:c="4"/>rec.participantSnapshot[2] = participantNames[2];</text:p>
      <text:p text:style-name="Standard"><text:s text:c="4"/>rec.participantSnapshot[3] = participantNames[3];</text:p>
      <text:p text:style-name="Standard"/>
      <text:p text:style-name="Standard"><text:s text:c="4"/>imgRecs.add(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void addLoadedRecord(ImageRecord imgRec) {</text:p>
      <text:p text:style-name="Standard"><text:s text:c="4"/>imgRecs.add(img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ArrayList&lt;ImageRecord&gt; getRecordsSnapshot() {</text:p>
      <text:p text:style-name="Standard"><text:s text:c="4"/>ArrayList&lt;ImageRecord&gt; copy = new ArrayList&lt;ImageRecord&gt;();</text:p>
      <text:p text:style-name="Standard"><text:s text:c="4"/>for (ImageRecord imgRec : imgRecs) {</text:p>
      <text:p text:style-name="Standard"><text:s text:c="6"/>copy.add(imgRec.copy());</text:p>
      <text:p text:style-name="Standard"><text:s text:c="4"/>}</text:p>
      <text:p text:style-name="Standard"><text:s text:c="4"/>return copy;</text:p>
      <text:p text:style-name="Standard"><text:s text:c="2"/>}</text:p>
      <text:p text:style-name="Standard"/>
      <text:p text:style-name="Standard"><text:s text:c="2"/>synchronized int getCurrentIndex() {</text:p>
      <text:p text:style-name="Standard"><text:s text:c="4"/>return currentIndex;</text:p>
      <text:p text:style-name="Standard"><text:s text:c="2"/>}</text:p>
      <text:p text:style-name="Standard"/>
      <text:p text:style-name="Standard"><text:s text:c="2"/>synchronized int getCount() {</text:p>
      <text:p text:style-name="Standard"><text:s text:c="4"/>return imgRecs.size();</text:p>
      <text:p text:style-name="Standard"><text:s text:c="2"/>}</text:p>
      <text:p text:style-name="Standard"/>
      <text:p text:style-name="Standard"><text:s text:c="2"/>synchronized boolean hasUnvalidatedRecords() {</text:p>
      <text:p text:style-name="Standard"><text:s text:c="4"/>for (ImageRecord imgRec : imgRecs) {</text:p>
      <text:p text:style-name="Standard"><text:s text:c="6"/>if (!imgRec.validated) return true;</text:p>
      <text:p text:style-name="Standard"><text:s text:c="4"/>}</text:p>
      <text:p text:style-name="Standard"><text:s text:c="4"/>return false;</text:p>
      <text:p text:style-name="Standard"><text:s text:c="2"/>}</text:p>
      <text:p text:style-name="Standard"/>
      <text:p text:style-name="Standard"><text:s text:c="2"/>synchronized String getCurrentPath() {</text:p>
      <text:p text:style-name="Standard"><text:s text:c="4"/>if (currentIndex &lt; 0 || currentIndex &gt;= imgRecs.size()) return null;</text:p>
      <text:p text:style-name="Standard"><text:s text:c="4"/>return imgRecs.get(currentIndex).path;</text:p>
      <text:p text:style-name="Standard"><text:s text:c="2"/>}</text:p>
      <text:p text:style-name="Standard"/>
      <text:p text:style-name="Standard"><text:soft-page-break/><text:s text:c="2"/>synchronized ImageRecord getCurrentRecordCopy() {</text:p>
      <text:p text:style-name="Standard"><text:s text:c="4"/>if (currentIndex &lt; 0 || currentIndex &gt;= imgRecs.size()) return null;</text:p>
      <text:p text:style-name="Standard"><text:s text:c="4"/>return imgRecs.get(currentIndex).copy();</text:p>
      <text:p text:style-name="Standard"><text:s text:c="2"/>}</text:p>
      <text:p text:style-name="Standard"/>
      <text:p text:style-name="Standard"><text:s text:c="2"/>synchronized ImageRecord getCurrentRecordReference() {</text:p>
      <text:p text:style-name="Standard"><text:s text:c="4"/>if (currentIndex &lt; 0 || currentIndex &gt;= imgRecs.size()) return null;</text:p>
      <text:p text:style-name="Standard"><text:s text:c="4"/>return imgRecs.get(currentIndex);</text:p>
      <text:p text:style-name="Standard"><text:s text:c="2"/>}</text:p>
      <text:p text:style-name="Standard"/>
      <text:p text:style-name="Standard"><text:s text:c="2"/>synchronized void setCurrentIndex(int index) {</text:p>
      <text:p text:style-name="Standard"><text:s text:c="4"/>if (index &gt;= 0 &amp;&amp; index &lt; imgRecs.size()) {</text:p>
      <text:p text:style-name="Standard"><text:s text:c="6"/>currentIndex = index;</text:p>
      <text:p text:style-name="Standard"><text:s text:c="4"/>}</text:p>
      <text:p text:style-name="Standard"><text:s text:c="2"/>}</text:p>
      <text:p text:style-name="Standard"/>
      <text:p text:style-name="Standard"><text:s text:c="2"/>synchronized void prev() {</text:p>
      <text:p text:style-name="Standard"><text:s text:c="4"/>if (imgRecs.size() &lt;= 1) return;</text:p>
      <text:p text:style-name="Standard"><text:s text:c="4"/>currentIndex--;</text:p>
      <text:p text:style-name="Standard"><text:s text:c="4"/>if (currentIndex &lt; 0) currentIndex = imgRecs.size() - 1;</text:p>
      <text:p text:style-name="Standard"><text:s text:c="2"/>}</text:p>
      <text:p text:style-name="Standard"/>
      <text:p text:style-name="Standard"><text:s text:c="2"/>synchronized void next() {</text:p>
      <text:p text:style-name="Standard"><text:s text:c="4"/>if (imgRecs.size() &lt;= 1) return;</text:p>
      <text:p text:style-name="Standard"><text:s text:c="4"/>currentIndex++;</text:p>
      <text:p text:style-name="Standard"><text:s text:c="4"/>if (currentIndex &gt;= imgRecs.size()) currentIndex = 0;</text:p>
      <text:p text:style-name="Standard"><text:s text:c="2"/>}</text:p>
      <text:p text:style-name="Standard"/>
      <text:p text:style-name="Standard"><text:s text:c="2"/>synchronized void beginEdit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imgRec.validated) {</text:p>
      <text:p text:style-name="Standard"><text:s text:c="6"/>imgRec.editing = true;</text:p>
      <text:p text:style-name="Standard"><text:s text:c="4"/>}</text:p>
      <text:p text:style-name="Standard"><text:s text:c="2"/>}</text:p>
      <text:p text:style-name="Standard"/>
      <text:p text:style-name="Standard"><text:s text:c="2"/>synchronized void validate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mgRec.educatorSnapshot = educatorName;</text:p>
      <text:p text:style-name="Standard"><text:s text:c="4"/>imgRec.participantSnapshot[0] = participantNames[0];</text:p>
      <text:p text:style-name="Standard"><text:s text:c="4"/>imgRec.participantSnapshot[1] = participantNames[1];</text:p>
      <text:p text:style-name="Standard"><text:s text:c="4"/>imgRec.participantSnapshot[2] = participantNames[2];</text:p>
      <text:p text:style-name="Standard"><text:s text:c="4"/>imgRec.participantSnapshot[3] = participantNames[3];</text:p>
      <text:p text:style-name="Standard"><text:s text:c="4"/>imgRec.validated = true;</text:p>
      <text:p text:style-name="Standard"><text:s text:c="4"/>imgRec.editing = false;</text:p>
      <text:p text:style-name="Standard"><text:s text:c="2"/>}</text:p>
      <text:p text:style-name="Standard"/>
      <text:p text:style-name="Standard"><text:s text:c="2"/>synchronized void setPlaceForCurrent(int placeId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oft-page-break/><text:s text:c="4"/>if (placeId &gt; 0) imgRec.placeId = placeId;</text:p>
      <text:p text:style-name="Standard"><text:s text:c="2"/>}</text:p>
      <text:p text:style-name="Standard"/>
      <text:p text:style-name="Standard"><text:s text:c="2"/>synchronized void setDayForCurrent(int day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nt maxDay = daysInMonth(imgRec.year, imgRec.month);</text:p>
      <text:p text:style-name="Standard"><text:s text:c="4"/>imgRec.day = constrain(day, 1, maxDay);</text:p>
      <text:p text:style-name="Standard"><text:s text:c="2"/>}</text:p>
      <text:p text:style-name="Standard"/>
      <text:p text:style-name="Standard"><text:s text:c="2"/>synchronized void setMonthForCurrent(int month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month = constrain(month, 1, 12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setYearForCurrent(int yearValue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year = constrain(yearValue, minYear, maxYear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clearSession() {</text:p>
      <text:p text:style-name="Standard"><text:s text:c="4"/>imgRecs.clear();</text:p>
      <text:p text:style-name="Standard"><text:s text:c="4"/>currentIndex = -1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ENÊTRE D'AFFICHAGE</text:p>
      <text:p text:style-name="Standard">// ----------------------------------------------------</text:p>
      <text:p text:style-name="Standard">class DisplayWindow extends PApplet {</text:p>
      <text:p text:style-name="Standard"><text:s text:c="2"/>SharedState shared;</text:p>
      <text:p text:style-name="Standard"><text:s text:c="2"/>int displayNum;</text:p>
      <text:p text:style-name="Standard"/>
      <text:p text:style-name="Standard"><text:s text:c="2"/>HashMap&lt;String, PImage&gt; displayCache = new HashMap&lt;String, PImage&gt;();</text:p>
      <text:p text:style-name="Standard"><text:s text:c="2"/>String loadedPath = null;</text:p>
      <text:p text:style-name="Standard"><text:s text:c="2"/>PImage currentImg = null;</text:p>
      <text:p text:style-name="Standard"><text:s text:c="2"/>volatile boolean shouldClose = false;</text:p>
      <text:p text:style-name="Standard"/>
      <text:p text:style-name="Standard"><text:s text:c="2"/>DisplayWindow(SharedState shared, int displayNum) {</text:p>
      <text:p text:style-name="Standard"><text:s text:c="4"/>this.shared = shared;</text:p>
      <text:p text:style-name="Standard"><text:s text:c="4"/>this.displayNum = displayNum;</text:p>
      <text:p text:style-name="Standard"><text:s text:c="2"/>}</text:p>
      <text:p text:style-name="Standard"/>
      <text:p text:style-name="Standard"><text:soft-page-break/><text:s text:c="2"/>public void settings() {</text:p>
      <text:p text:style-name="Standard"><text:s text:c="4"/>fullScreen(displayNum);</text:p>
      <text:p text:style-name="Standard"><text:s text:c="2"/>}</text:p>
      <text:p text:style-name="Standard"/>
      <text:p text:style-name="Standard"><text:s text:c="2"/>public void setup() {</text:p>
      <text:p text:style-name="Standard"><text:s text:c="4"/>surface.setTitle("Affichage");</text:p>
      <text:p text:style-name="Standard"><text:s text:c="4"/>noCursor();</text:p>
      <text:p text:style-name="Standard"><text:s text:c="2"/>}</text:p>
      <text:p text:style-name="Standard"/>
      <text:p text:style-name="Standard"><text:s text:c="2"/>public void draw() {</text:p>
      <text:p text:style-name="Standard"><text:s text:c="4"/>if (shouldClose) {</text:p>
      <text:p text:style-name="Standard"><text:s text:c="6"/>super.exit();</text:p>
      <text:p text:style-name="Standard"><text:s text:c="6"/>return;</text:p>
      <text:p text:style-name="Standard"><text:s text:c="4"/>}</text:p>
      <text:p text:style-name="Standard"/>
      <text:p text:style-name="Standard"><text:s text:c="4"/>background(0);</text:p>
      <text:p text:style-name="Standard"/>
      <text:p text:style-name="Standard"><text:s text:c="4"/>String path = shared.getCurrentPath();</text:p>
      <text:p text:style-name="Standard"><text:s text:c="4"/>if (path == null) {</text:p>
      <text:p text:style-name="Standard"><text:s text:c="6"/>fill(255);</text:p>
      <text:p text:style-name="Standard"><text:s text:c="6"/>textAlign(CENTER, CENTER);</text:p>
      <text:p text:style-name="Standard"><text:s text:c="6"/>textSize(32);</text:p>
      <text:p text:style-name="Standard"><text:s text:c="6"/>text("En attente d'image", width / 2.0, height / 2.0);</text:p>
      <text:p text:style-name="Standard"><text:s text:c="6"/>return;</text:p>
      <text:p text:style-name="Standard"><text:s text:c="4"/>}</text:p>
      <text:p text:style-name="Standard"/>
      <text:p text:style-name="Standard"><text:s text:c="4"/>if (loadedPath == null || !loadedPath.equals(path)) {</text:p>
      <text:p text:style-name="Standard"><text:s text:c="6"/>currentImg = getDisplayImage(path);</text:p>
      <text:p text:style-name="Standard"><text:s text:c="6"/>loadedPath = path;</text:p>
      <text:p text:style-name="Standard"><text:s text:c="4"/>}</text:p>
      <text:p text:style-name="Standard"/>
      <text:p text:style-name="Standard"><text:s text:c="4"/>if (currentImg != null) {</text:p>
      <text:p text:style-name="Standard"><text:s text:c="6"/>drawContain(currentImg, 0, 0, width, height);</text:p>
      <text:p text:style-name="Standard"><text:s text:c="4"/>}</text:p>
      <text:p text:style-name="Standard"><text:s text:c="2"/>}</text:p>
      <text:p text:style-name="Standard"/>
      <text:p text:style-name="Standard"><text:s text:c="2"/>public void keyPressed() {</text:p>
      <text:p text:style-name="Standard"><text:s text:c="4"/>if (keyCode == LEFT) {</text:p>
      <text:p text:style-name="Standard"><text:s text:c="6"/>shared.prev();</text:p>
      <text:p text:style-name="Standard"><text:s text:c="4"/>} else if (keyCode == RIGHT) {</text:p>
      <text:p text:style-name="Standard"><text:s text:c="6"/>shared.next();</text:p>
      <text:p text:style-name="Standard"><text:s text:c="4"/>}</text:p>
      <text:p text:style-name="Standard"><text:s text:c="2"/>}</text:p>
      <text:p text:style-name="Standard"/>
      <text:p text:style-name="Standard"><text:s text:c="2"/>void drawContain(PImage img, float areaX, float areaY, float areaW, float areaH) {</text:p>
      <text:p text:style-name="Standard"><text:s text:c="4"/>float scale = min(areaW / img.width, areaH / img.height);</text:p>
      <text:p text:style-name="Standard"><text:s text:c="4"/>float w = img.width * scale;</text:p>
      <text:p text:style-name="Standard"><text:s text:c="4"/>float h = img.height * scale;</text:p>
      <text:p text:style-name="Standard"><text:s text:c="4"/>float x = areaX + (areaW - w) / 2.0;</text:p>
      <text:p text:style-name="Standard"><text:s text:c="4"/>float y = areaY + (areaH - h) / 2.0;</text:p>
      <text:p text:style-name="Standard"><text:s text:c="4"/>image(img, x, y, w, h);</text:p>
      <text:p text:style-name="Standard"><text:s text:c="2"/>}</text:p>
      <text:p text:style-name="Standard"><text:soft-page-break/></text:p>
      <text:p text:style-name="Standard"><text:s text:c="2"/>PImage getDisplayImage(String path) {</text:p>
      <text:p text:style-name="Standard"><text:s text:c="4"/>if (path == null) return null;</text:p>
      <text:p text:style-name="Standard"/>
      <text:p text:style-name="Standard"><text:s text:c="4"/>PImage img = displayCache.get(path);</text:p>
      <text:p text:style-name="Standard"><text:s text:c="4"/>if (img == null) {</text:p>
      <text:p text:style-name="Standard"><text:s text:c="6"/>img = loadImage(path);</text:p>
      <text:p text:style-name="Standard"><text:s text:c="6"/>if (img != null &amp;&amp; img.width &gt; 0 &amp;&amp; img.height &gt; 0) {</text:p>
      <text:p text:style-name="Standard"><text:s text:c="8"/>displayCache.put(path, img);</text:p>
      <text:p text:style-name="Standard"><text:s text:c="6"/>} else {</text:p>
      <text:p text:style-name="Standard"><text:s text:c="8"/>img = null;</text:p>
      <text:p text:style-name="Standard"><text:s text:c="6"/>}</text:p>
      <text:p text:style-name="Standard"><text:s text:c="4"/>}</text:p>
      <text:p text:style-name="Standard"><text:s text:c="4"/>return img;</text:p>
      <text:p text:style-name="Standard"><text:s text:c="2"/>}</text:p>
      <text:p text:style-name="Standard"/>
      <text:p text:style-name="Standard"><text:s text:c="2"/>void requestClose() {</text:p>
      <text:p text:style-name="Standard"><text:s text:c="4"/>shouldClose = true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ERVEUR UPLOAD SMARTPHONE</text:p>
      <text:p text:style-name="Standard">// ----------------------------------------------------</text:p>
      <text:p text:style-name="Standard">class UploadServer extends Thread {</text:p>
      <text:p text:style-name="Standard"><text:s text:c="2"/>int por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ServerSocket serverSocket;</text:p>
      <text:p text:style-name="Standard"><text:s text:c="2"/>volatile boolean running = true;</text:p>
      <text:p text:style-name="Standard"/>
      <text:p text:style-name="Standard"><text:s text:c="2"/>UploadServer(int port, String uploadsDir, SharedState shared) {</text:p>
      <text:p text:style-name="Standard"><text:s text:c="4"/>this.port = por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serverSocket = new ServerSocket(port);</text:p>
      <text:p text:style-name="Standard"><text:s text:c="6"/>while (running) {</text:p>
      <text:p text:style-name="Standard"><text:s text:c="8"/>Socket client = serverSocket.accept();</text:p>
      <text:p text:style-name="Standard"><text:s text:c="8"/>new ClientHandler(client, uploadsDir, shared).start();</text:p>
      <text:p text:style-name="Standard"><text:s text:c="6"/>}</text:p>
      <text:p text:style-name="Standard"><text:s text:c="4"/>}</text:p>
      <text:p text:style-name="Standard"><text:s text:c="4"/>catch (Exception e) {</text:p>
      <text:p text:style-name="Standard"><text:s text:c="6"/>if (running) e.printStackTrace();</text:p>
      <text:p text:style-name="Standard"><text:s text:c="4"/>}</text:p>
      <text:p text:style-name="Standard"><text:s text:c="2"/>}</text:p>
      <text:p text:style-name="Standard"/>
      <text:p text:style-name="Standard"><text:s text:c="2"/>void shutdown() {</text:p>
      <text:p text:style-name="Standard"><text:soft-page-break/><text:s text:c="4"/>running = false;</text:p>
      <text:p text:style-name="Standard"><text:s text:c="4"/>try {</text:p>
      <text:p text:style-name="Standard"><text:s text:c="6"/>if (serverSocket != null) serverSocket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class ClientHandler extends Thread {</text:p>
      <text:p text:style-name="Standard"><text:s text:c="2"/>Socket socke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ClientHandler(Socket socket, String uploadsDir, SharedState shared) {</text:p>
      <text:p text:style-name="Standard"><text:s text:c="4"/>this.socket = socke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InputStream in = socket.getInputStream();</text:p>
      <text:p text:style-name="Standard"><text:s text:c="6"/>OutputStream out = socket.getOutputStream();</text:p>
      <text:p text:style-name="Standard"/>
      <text:p text:style-name="Standard"><text:s text:c="6"/>String requestLine = readLine(in);</text:p>
      <text:p text:style-name="Standard"><text:s text:c="6"/>if (requestLine == null || requestLine.length() == 0) {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HashMap&lt;String, String&gt; headers = new HashMap&lt;String, String&gt;();</text:p>
      <text:p text:style-name="Standard"><text:s text:c="6"/>String line;</text:p>
      <text:p text:style-name="Standard"><text:s text:c="6"/>while ((line = readLine(in)) != null) {</text:p>
      <text:p text:style-name="Standard"><text:s text:c="8"/>if (line.length() == 0) break;</text:p>
      <text:p text:style-name="Standard"><text:s text:c="8"/>int idx = line.indexOf(':');</text:p>
      <text:p text:style-name="Standard"><text:s text:c="8"/>if (idx &gt; 0) {</text:p>
      <text:p text:style-name="Standard"><text:s text:c="10"/>String key = line.substring(0, idx).trim().toLowerCase();</text:p>
      <text:p text:style-name="Standard"><text:s text:c="10"/>String value = line.substring(idx + 1).trim();</text:p>
      <text:p text:style-name="Standard"><text:s text:c="10"/>headers.put(key, value);</text:p>
      <text:p text:style-name="Standard"><text:s text:c="8"/>}</text:p>
      <text:p text:style-name="Standard"><text:s text:c="6"/>}</text:p>
      <text:p text:style-name="Standard"/>
      <text:p text:style-name="Standard"><text:s text:c="6"/>String[] parts = requestLine.split(" ");</text:p>
      <text:p text:style-name="Standard"><text:s text:c="6"/>if (parts.length &lt; 2) {</text:p>
      <text:p text:style-name="Standard"><text:s text:c="8"/>sendText(out, 400, "Bad Request");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String method = parts[0];</text:p>
      <text:p text:style-name="Standard"><text:s text:c="6"/>String target = parts[1];</text:p>
      <text:p text:style-name="Standard"><text:soft-page-break/></text:p>
      <text:p text:style-name="Standard"><text:s text:c="6"/>if (method.equals("GET") &amp;&amp; target.equals("/")) {</text:p>
      <text:p text:style-name="Standard"><text:s text:c="8"/>sendHtml(out, buildUploadPage());</text:p>
      <text:p text:style-name="Standard"><text:s text:c="6"/>} else if (method.equals("POST") &amp;&amp; target.startsWith("/upload")) {</text:p>
      <text:p text:style-name="Standard"><text:s text:c="8"/>handleUpload(out, in, target, headers);</text:p>
      <text:p text:style-name="Standard"><text:s text:c="6"/>} else {</text:p>
      <text:p text:style-name="Standard"><text:s text:c="8"/>sendText(out, 404, "Not Found");</text:p>
      <text:p text:style-name="Standard"><text:s text:c="6"/>}</text:p>
      <text:p text:style-name="Standard"/>
      <text:p text:style-name="Standard"><text:s text:c="6"/>out.flush();</text:p>
      <text:p text:style-name="Standard"><text:s text:c="6"/>socket.close();</text:p>
      <text:p text:style-name="Standard"><text:s text:c="4"/>}</text:p>
      <text:p text:style-name="Standard"><text:s text:c="4"/>catch (Exception e) {</text:p>
      <text:p text:style-name="Standard"><text:s text:c="6"/>e.printStackTrace();</text:p>
      <text:p text:style-name="Standard"><text:s text:c="6"/>try {</text:p>
      <text:p text:style-name="Standard"><text:s text:c="8"/>socket.close();</text:p>
      <text:p text:style-name="Standard"><text:s text:c="6"/>}</text:p>
      <text:p text:style-name="Standard"><text:s text:c="6"/>catch (Exception ex) {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void handleUpload(OutputStream out, InputStream in, String target, HashMap&lt;String, String&gt; headers) throws Exception {</text:p>
      <text:p text:style-name="Standard"><text:s text:c="4"/>String contentType = headers.get("content-type");</text:p>
      <text:p text:style-name="Standard"><text:s text:c="4"/>String contentLengthStr = headers.get("content-length");</text:p>
      <text:p text:style-name="Standard"/>
      <text:p text:style-name="Standard"><text:s text:c="4"/>if (contentType == null || !contentType.startsWith("image/")) {</text:p>
      <text:p text:style-name="Standard"><text:s text:c="6"/>sendText(out, 400, "Le fichier doit être une image");</text:p>
      <text:p text:style-name="Standard"><text:s text:c="6"/>return;</text:p>
      <text:p text:style-name="Standard"><text:s text:c="4"/>}</text:p>
      <text:p text:style-name="Standard"/>
      <text:p text:style-name="Standard"><text:s text:c="4"/>if (contentLengthStr == null) {</text:p>
      <text:p text:style-name="Standard"><text:s text:c="6"/>sendText(out, 411, "Content-Length manquant");</text:p>
      <text:p text:style-name="Standard"><text:s text:c="6"/>return;</text:p>
      <text:p text:style-name="Standard"><text:s text:c="4"/>}</text:p>
      <text:p text:style-name="Standard"/>
      <text:p text:style-name="Standard"><text:s text:c="4"/>int contentLength = Integer.parseInt(contentLengthStr);</text:p>
      <text:p text:style-name="Standard"><text:s text:c="4"/>byte[] body = readBytes(in, contentLength);</text:p>
      <text:p text:style-name="Standard"/>
      <text:p text:style-name="Standard"><text:s text:c="4"/>String query = "";</text:p>
      <text:p text:style-name="Standard"><text:s text:c="4"/>int q = target.indexOf('?');</text:p>
      <text:p text:style-name="Standard"><text:s text:c="4"/>if (q &gt;= 0 &amp;&amp; q &lt; target.length() - 1) {</text:p>
      <text:p text:style-name="Standard"><text:s text:c="6"/>query = target.substring(q + 1);</text:p>
      <text:p text:style-name="Standard"><text:s text:c="4"/>}</text:p>
      <text:p text:style-name="Standard"/>
      <text:p text:style-name="Standard"><text:s text:c="4"/>String fileName = extractFileName(query, contentType);</text:p>
      <text:p text:style-name="Standard"><text:s text:c="4"/>File outFile = makeUniqueFile(new File(uploadsDir), fileName);</text:p>
      <text:p text:style-name="Standard"/>
      <text:p text:style-name="Standard"><text:s text:c="4"/>Files.write(outFile.toPath(), body);</text:p>
      <text:p text:style-name="Standard"><text:s text:c="4"/>shared.addImagePath(outFile.getAbsolutePath());</text:p>
      <text:p text:style-name="Standard"/>
      <text:p text:style-name="Standard"><text:soft-page-break/><text:s text:c="4"/>sendText(out, 200, "Image reçue : " + outFile.getName());</text:p>
      <text:p text:style-name="Standard"><text:s text:c="2"/>}</text:p>
      <text:p text:style-name="Standard"/>
      <text:p text:style-name="Standard"><text:s text:c="2"/>String buildUploadPage() {</text:p>
      <text:p text:style-name="Standard"><text:s text:c="4"/>return ""</text:p>
      <text:p text:style-name="Standard"><text:s text:c="6"/>+ "&lt;!doctype html&gt;"</text:p>
      <text:p text:style-name="Standard"><text:s text:c="6"/>+ "&lt;html lang='fr'&gt;"</text:p>
      <text:p text:style-name="Standard"><text:s text:c="6"/>+ "&lt;head&gt;"</text:p>
      <text:p text:style-name="Standard"><text:s text:c="6"/>+ " <text:s/>&lt;meta charset='utf-8'&gt;"</text:p>
      <text:p text:style-name="Standard"><text:s text:c="6"/>+ " <text:s/>&lt;meta name='viewport' content='width=device-width,initial-scale=1'&gt;"</text:p>
      <text:p text:style-name="Standard"><text:s text:c="6"/>+ " <text:s/>&lt;title&gt;Envoyer des images&lt;/title&gt;"</text:p>
      <text:p text:style-name="Standard"><text:s text:c="6"/>+ " <text:s/>&lt;style&gt;"</text:p>
      <text:p text:style-name="Standard"><text:s text:c="6"/>+ " <text:s text:c="3"/>body { font-family: system-ui, sans-serif; background:#111; color:#f4f4f4; margin:0; padding:24px; }"</text:p>
      <text:p text:style-name="Standard"><text:s text:c="6"/>+ " <text:s text:c="3"/>.wrap { max-width:560px; margin:0 auto; }"</text:p>
      <text:p text:style-name="Standard"><text:s text:c="6"/>+ " <text:s text:c="3"/>h1 { font-size:24px; margin-bottom:12px; }"</text:p>
      <text:p text:style-name="Standard"><text:s text:c="6"/>+ " <text:s text:c="3"/>p { color:#cfcfcf; line-height:1.4; }"</text:p>
      <text:p text:style-name="Standard"><text:s text:c="6"/>+ " <text:s text:c="3"/>.card { background:#1c1c1c; border:1px solid #333; border-radius:14px; padding:18px; margin-top:18px; }"</text:p>
      <text:p text:style-name="Standard"><text:s text:c="6"/>+ " <text:s text:c="3"/>input[type=file] { display:block; width:100%; margin-bottom:14px; font-size:16px; }"</text:p>
      <text:p text:style-name="Standard"><text:s text:c="6"/>+ " <text:s text:c="3"/>button { background:#2d8cff; color:white; border:none; border-radius:10px; padding:14px 18px; font-size:16px; width:100%; }"</text:p>
      <text:p text:style-name="Standard"><text:s text:c="6"/>+ " <text:s text:c="3"/>button:disabled { opacity:.6; }"</text:p>
      <text:p text:style-name="Standard"><text:s text:c="6"/>+ " <text:s text:c="3"/>#status { margin-top:16px; white-space:pre-line; color:#9fe89f; }"</text:p>
      <text:p text:style-name="Standard"><text:s text:c="6"/>+ " <text:s text:c="3"/>.small { font-size:14px; color:#aaa; margin-top:10px; }"</text:p>
      <text:p text:style-name="Standard"><text:s text:c="6"/>+ " <text:s/>&lt;/style&gt;"</text:p>
      <text:p text:style-name="Standard"><text:s text:c="6"/>+ "&lt;/head&gt;"</text:p>
      <text:p text:style-name="Standard"><text:s text:c="6"/>+ "&lt;body&gt;"</text:p>
      <text:p text:style-name="Standard"><text:s text:c="6"/>+ " <text:s/>&lt;div class='wrap'&gt;"</text:p>
      <text:p text:style-name="Standard"><text:s text:c="6"/>+ " <text:s text:c="3"/>&lt;h1&gt;Envoyer des images vers Processing&lt;/h1&gt;"</text:p>
      <text:p text:style-name="Standard"><text:s text:c="6"/>+ " <text:s text:c="3"/>&lt;p&gt;Choisis une ou plusieurs images, puis appuie sur “Téléverser”.&lt;/p&gt;"</text:p>
      <text:p text:style-name="Standard"><text:s text:c="6"/>+ " <text:s text:c="3"/>&lt;div class='card'&gt;"</text:p>
      <text:p text:style-name="Standard"><text:s text:c="6"/>+ " <text:s text:c="5"/>&lt;input id='files' type='file' accept='image/*' multiple&gt;"</text:p>
      <text:p text:style-name="Standard"><text:s text:c="6"/>+ " <text:s text:c="5"/>&lt;button id='send'&gt;Téléverser&lt;/button&gt;"</text:p>
      <text:p text:style-name="Standard"><text:s text:c="6"/>+ " <text:s text:c="5"/>&lt;div id='status'&gt;Aucune image envoyée.&lt;/div&gt;"</text:p>
      <text:p text:style-name="Standard"><text:s text:c="6"/>+ " <text:s text:c="5"/>&lt;div class='small'&gt;Tu peux envoyer plusieurs images d'un coup.&lt;/div&gt;"</text:p>
      <text:p text:style-name="Standard"><text:s text:c="6"/>+ " <text:s text:c="3"/>&lt;/div&gt;"</text:p>
      <text:p text:style-name="Standard"><text:s text:c="6"/>+ " <text:s/>&lt;/div&gt;"</text:p>
      <text:p text:style-name="Standard"><text:s text:c="6"/>+ " <text:s/>&lt;script&gt;"</text:p>
      <text:p text:style-name="Standard"><text:s text:c="6"/>+ " <text:s text:c="3"/>const input = document.getElementById('files');"</text:p>
      <text:p text:style-name="Standard"><text:s text:c="6"/>+ " <text:s text:c="3"/>const button = document.getElementById('send');"</text:p>
      <text:p text:style-name="Standard"><text:s text:c="6"/>+ " <text:s text:c="3"/>const status = document.getElementById('status');"</text:p>
      <text:p text:style-name="Standard"><text:s text:c="6"/>+ " <text:s text:c="3"/>button.onclick = async () =&gt; {"</text:p>
      <text:p text:style-name="Standard"><text:s text:c="6"/>+ " <text:s text:c="5"/>const files = [...input.files];"</text:p>
      <text:p text:style-name="Standard"><text:s text:c="6"/>+ " <text:s text:c="5"/>if (!files.length) {"</text:p>
      <text:p text:style-name="Standard"><text:s text:c="6"/>+ " <text:s text:c="7"/>status.textContent = 'Choisis au moins une image.';"</text:p>
      <text:p text:style-name="Standard"><text:s text:c="6"/>+ " <text:s text:c="7"/>return;"</text:p>
      <text:p text:style-name="Standard"><text:s text:c="6"/>+ " <text:s text:c="5"/>}"</text:p>
      <text:p text:style-name="Standard"><text:s text:c="6"/>+ " <text:s text:c="5"/>button.disabled = true;"</text:p>
      <text:p text:style-name="Standard"><text:s text:c="6"/>+ " <text:s text:c="5"/>status.textContent = `Envoi de ${files.length} image(s)...`;"</text:p>
      <text:p text:style-name="Standard"><text:s text:c="6"/>+ " <text:s text:c="5"/>let ok = 0;"</text:p>
      <text:p text:style-name="Standard"><text:s text:c="6"/>+ " <text:s text:c="5"/>let fail = 0;"</text:p>
      <text:p text:style-name="Standard"><text:soft-page-break/><text:s text:c="6"/>+ " <text:s text:c="5"/>for (const file of files) {"</text:p>
      <text:p text:style-name="Standard"><text:s text:c="6"/>+ " <text:s text:c="7"/>try {"</text:p>
      <text:p text:style-name="Standard"><text:s text:c="6"/>+ " <text:s text:c="9"/>const safeName = encodeURIComponent(file.name || ('image_' + Date.now() + '.jpg'));"</text:p>
      <text:p text:style-name="Standard"><text:s text:c="6"/>+ " <text:s text:c="9"/>const res = await fetch(`/upload?name=${safeName}`, {"</text:p>
      <text:p text:style-name="Standard"><text:s text:c="6"/>+ " <text:s text:c="11"/>method: 'POST',"</text:p>
      <text:p text:style-name="Standard"><text:s text:c="6"/>+ " <text:s text:c="11"/>headers: { 'Content-Type': file.type || 'application/octet-stream' },"</text:p>
      <text:p text:style-name="Standard"><text:s text:c="6"/>+ " <text:s text:c="11"/>body: file"</text:p>
      <text:p text:style-name="Standard"><text:s text:c="6"/>+ " <text:s text:c="9"/>});"</text:p>
      <text:p text:style-name="Standard"><text:s text:c="6"/>+ " <text:s text:c="9"/>if (res.ok) ok++; else fail++;"</text:p>
      <text:p text:style-name="Standard"><text:s text:c="6"/>+ " <text:s text:c="7"/>} catch (e) { fail++; }"</text:p>
      <text:p text:style-name="Standard"><text:s text:c="6"/>+ " <text:s text:c="5"/>}"</text:p>
      <text:p text:style-name="Standard"><text:s text:c="6"/>+ " <text:s text:c="5"/>status.textContent = `Terminé.\\nRéussies : ${ok}\\nÉchecs : ${fail}`;"</text:p>
      <text:p text:style-name="Standard"><text:s text:c="6"/>+ " <text:s text:c="5"/>input.value = '';"</text:p>
      <text:p text:style-name="Standard"><text:s text:c="6"/>+ " <text:s text:c="5"/>button.disabled = false;"</text:p>
      <text:p text:style-name="Standard"><text:s text:c="6"/>+ " <text:s text:c="3"/>};"</text:p>
      <text:p text:style-name="Standard"><text:s text:c="6"/>+ " <text:s/>&lt;/script&gt;"</text:p>
      <text:p text:style-name="Standard"><text:s text:c="6"/>+ "&lt;/body&gt;"</text:p>
      <text:p text:style-name="Standard"><text:s text:c="6"/>+ "&lt;/html&gt;";</text:p>
      <text:p text:style-name="Standard"><text:s text:c="2"/>}</text:p>
      <text:p text:style-name="Standard"/>
      <text:p text:style-name="Standard"><text:s text:c="2"/>String readLine(InputStream in) throws IOException {</text:p>
      <text:p text:style-name="Standard"><text:s text:c="4"/>ByteArrayOutputStream buffer = new ByteArrayOutputStream();</text:p>
      <text:p text:style-name="Standard"><text:s text:c="4"/>int c;</text:p>
      <text:p text:style-name="Standard"><text:s text:c="4"/>boolean gotCR = false;</text:p>
      <text:p text:style-name="Standard"/>
      <text:p text:style-name="Standard"><text:s text:c="4"/>while ((c = in.read()) != -1) {</text:p>
      <text:p text:style-name="Standard"><text:s text:c="6"/>if (c == '\r') {</text:p>
      <text:p text:style-name="Standard"><text:s text:c="8"/>gotCR = true;</text:p>
      <text:p text:style-name="Standard"><text:s text:c="8"/>continue;</text:p>
      <text:p text:style-name="Standard"><text:s text:c="6"/>}</text:p>
      <text:p text:style-name="Standard"><text:s text:c="6"/>if (c == '\n') {</text:p>
      <text:p text:style-name="Standard"><text:s text:c="8"/>break;</text:p>
      <text:p text:style-name="Standard"><text:s text:c="6"/>}</text:p>
      <text:p text:style-name="Standard"><text:s text:c="6"/>if (gotCR) {</text:p>
      <text:p text:style-name="Standard"><text:s text:c="8"/>buffer.write('\r');</text:p>
      <text:p text:style-name="Standard"><text:s text:c="8"/>gotCR = false;</text:p>
      <text:p text:style-name="Standard"><text:s text:c="6"/>}</text:p>
      <text:p text:style-name="Standard"><text:s text:c="6"/>buffer.write(c);</text:p>
      <text:p text:style-name="Standard"><text:s text:c="4"/>}</text:p>
      <text:p text:style-name="Standard"/>
      <text:p text:style-name="Standard"><text:s text:c="4"/>if (c == -1 &amp;&amp; buffer.size() == 0) return null;</text:p>
      <text:p text:style-name="Standard"><text:s text:c="4"/>return buffer.toString("UTF-8");</text:p>
      <text:p text:style-name="Standard"><text:s text:c="2"/>}</text:p>
      <text:p text:style-name="Standard"/>
      <text:p text:style-name="Standard"><text:s text:c="2"/>byte[] readBytes(InputStream in, int length) throws IOException {</text:p>
      <text:p text:style-name="Standard"><text:s text:c="4"/>byte[] data = new byte[length];</text:p>
      <text:p text:style-name="Standard"><text:s text:c="4"/>int total = 0;</text:p>
      <text:p text:style-name="Standard"><text:s text:c="4"/>while (total &lt; length) {</text:p>
      <text:p text:style-name="Standard"><text:s text:c="6"/>int n = in.read(data, total, length - total);</text:p>
      <text:p text:style-name="Standard"><text:s text:c="6"/>if (n == -1) break;</text:p>
      <text:p text:style-name="Standard"><text:s text:c="6"/>total += n;</text:p>
      <text:p text:style-name="Standard"><text:soft-page-break/><text:s text:c="4"/>}</text:p>
      <text:p text:style-name="Standard"><text:s text:c="4"/>if (total == length) return data;</text:p>
      <text:p text:style-name="Standard"><text:s text:c="4"/>return Arrays.copyOf(data, total);</text:p>
      <text:p text:style-name="Standard"><text:s text:c="2"/>}</text:p>
      <text:p text:style-name="Standard"/>
      <text:p text:style-name="Standard"><text:s text:c="2"/>void sendHtml(OutputStream out, String html) throws IOException {</text:p>
      <text:p text:style-name="Standard"><text:s text:c="4"/>byte[] body = html.getBytes(StandardCharsets.UTF_8);</text:p>
      <text:p text:style-name="Standard"><text:s text:c="4"/>String headers =</text:p>
      <text:p text:style-name="Standard"><text:s text:c="6"/>"HTTP/1.1 200 OK\r\n" +</text:p>
      <text:p text:style-name="Standard"><text:s text:c="6"/>"Content-Type: text/html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void sendText(OutputStream out, int code, String msg) throws IOException {</text:p>
      <text:p text:style-name="Standard"><text:s text:c="4"/>String status = "OK";</text:p>
      <text:p text:style-name="Standard"><text:s text:c="4"/>if (code == 400) status = "Bad Request";</text:p>
      <text:p text:style-name="Standard"><text:s text:c="4"/>else if (code == 404) status = "Not Found";</text:p>
      <text:p text:style-name="Standard"><text:s text:c="4"/>else if (code == 405) status = "Method Not Allowed";</text:p>
      <text:p text:style-name="Standard"><text:s text:c="4"/>else if (code == 411) status = "Length Required";</text:p>
      <text:p text:style-name="Standard"><text:s text:c="4"/>else if (code == 500) status = "Internal Server Error";</text:p>
      <text:p text:style-name="Standard"/>
      <text:p text:style-name="Standard"><text:s text:c="4"/>byte[] body = msg.getBytes(StandardCharsets.UTF_8);</text:p>
      <text:p text:style-name="Standard"><text:s text:c="4"/>String headers =</text:p>
      <text:p text:style-name="Standard"><text:s text:c="6"/>"HTTP/1.1 " + code + " " + status + "\r\n" +</text:p>
      <text:p text:style-name="Standard"><text:s text:c="6"/>"Content-Type: text/plain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String extractFileName(String query, String contentType) {</text:p>
      <text:p text:style-name="Standard"><text:s text:c="4"/>String defaultExt = extensionFromContentType(contentType);</text:p>
      <text:p text:style-name="Standard"><text:s text:c="4"/>String fallback = "image_" + System.currentTimeMillis() + defaultExt;</text:p>
      <text:p text:style-name="Standard"/>
      <text:p text:style-name="Standard"><text:s text:c="4"/>if (query == null || !query.startsWith("name=")) {</text:p>
      <text:p text:style-name="Standard"><text:s text:c="6"/>return fallback;</text:p>
      <text:p text:style-name="Standard"><text:s text:c="4"/>}</text:p>
      <text:p text:style-name="Standard"/>
      <text:p text:style-name="Standard"><text:s text:c="4"/>try {</text:p>
      <text:p text:style-name="Standard"><text:s text:c="6"/>String raw = query.substring(5);</text:p>
      <text:p text:style-name="Standard"><text:s text:c="6"/>String decoded = URLDecoder.decode(raw, "UTF-8");</text:p>
      <text:p text:style-name="Standard"><text:s text:c="6"/>decoded = decoded.replaceAll("[^a-zA-Z0-9._-]", "_");</text:p>
      <text:p text:style-name="Standard"/>
      <text:p text:style-name="Standard"><text:s text:c="6"/>if (decoded.trim().length() == 0) {</text:p>
      <text:p text:style-name="Standard"><text:s text:c="8"/>return fallback;</text:p>
      <text:p text:style-name="Standard"><text:s text:c="6"/>}</text:p>
      <text:p text:style-name="Standard"/>
      <text:p text:style-name="Standard"><text:s text:c="6"/>if (!decoded.contains(".")) {</text:p>
      <text:p text:style-name="Standard"><text:soft-page-break/><text:s text:c="8"/>decoded += defaultExt;</text:p>
      <text:p text:style-name="Standard"><text:s text:c="6"/>}</text:p>
      <text:p text:style-name="Standard"/>
      <text:p text:style-name="Standard"><text:s text:c="6"/>return decoded;</text:p>
      <text:p text:style-name="Standard"><text:s text:c="4"/>}</text:p>
      <text:p text:style-name="Standard"><text:s text:c="4"/>catch (Exception e) {</text:p>
      <text:p text:style-name="Standard"><text:s text:c="6"/>return fallback;</text:p>
      <text:p text:style-name="Standard"><text:s text:c="4"/>}</text:p>
      <text:p text:style-name="Standard"><text:s text:c="2"/>}</text:p>
      <text:p text:style-name="Standard"/>
      <text:p text:style-name="Standard"><text:s text:c="2"/>String extensionFromContentType(String contentType) {</text:p>
      <text:p text:style-name="Standard"><text:s text:c="4"/>if (contentType == null) return ".jpg";</text:p>
      <text:p text:style-name="Standard"><text:s text:c="4"/>if (contentType.equals("image/png")) return ".png";</text:p>
      <text:p text:style-name="Standard"><text:s text:c="4"/>if (contentType.equals("image/gif")) return ".gif";</text:p>
      <text:p text:style-name="Standard"><text:s text:c="4"/>if (contentType.equals("image/webp")) return ".webp";</text:p>
      <text:p text:style-name="Standard"><text:s text:c="4"/>if (contentType.equals("image/jpeg")) return ".jpg";</text:p>
      <text:p text:style-name="Standard"><text:s text:c="4"/>if (contentType.equals("image/heic")) return ".heic";</text:p>
      <text:p text:style-name="Standard"><text:s text:c="4"/>return ".jpg";</text:p>
      <text:p text:style-name="Standard"><text:s text:c="2"/>}</text:p>
      <text:p text:style-name="Standard"/>
      <text:p text:style-name="Standard"><text:s text:c="2"/>File makeUniqueFile(File dir, String name) {</text:p>
      <text:p text:style-name="Standard"><text:s text:c="4"/>File f = new File(dir, name);</text:p>
      <text:p text:style-name="Standard"><text:s text:c="4"/>if (!f.exists()) return f;</text:p>
      <text:p text:style-name="Standard"/>
      <text:p text:style-name="Standard"><text:s text:c="4"/>int dot = name.lastIndexOf('.');</text:p>
      <text:p text:style-name="Standard"><text:s text:c="4"/>String base = (dot &gt;= 0) ? name.substring(0, dot) : name;</text:p>
      <text:p text:style-name="Standard"><text:s text:c="4"/>String ext = (dot &gt;= 0) ? name.substring(dot) : "";</text:p>
      <text:p text:style-name="Standard"/>
      <text:p text:style-name="Standard"><text:s text:c="4"/>return new File(dir, base + "_" + System.currentTimeMillis() + ext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10:38.765654500</meta:creation-date>
    <dc:date>2026-03-20T10:10:47.178343800</dc:date>
    <meta:editing-duration>PT8S</meta:editing-duration>
    <meta:editing-cycles>1</meta:editing-cycles>
    <meta:document-statistic meta:table-count="0" meta:image-count="0" meta:object-count="0" meta:page-count="52" meta:paragraph-count="2163" meta:word-count="8733" meta:character-count="71821" meta:non-whitespace-character-count="58794"/>
    <meta:generator>LibreOffice/25.2.5.1$Windows_X86_64 LibreOffice_project/484541f705153d4ff78284873b0153c3e5a280db</meta:generator>
  </office:meta>
</office:document-meta>
</file>